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6.35mm"/>
    </style:style>
    <style:style style:name="co31" style:family="table-column">
      <style:table-column-properties fo:break-before="auto" style:column-width="10.3mm"/>
    </style:style>
    <style:style style:name="co32" style:family="table-column">
      <style:table-column-properties fo:break-before="auto" style:column-width="16.62mm"/>
    </style:style>
    <style:style style:name="co33" style:family="table-column">
      <style:table-column-properties fo:break-before="auto" style:column-width="29.49mm"/>
    </style:style>
    <style:style style:name="co34" style:family="table-column">
      <style:table-column-properties fo:break-before="auto" style:column-width="14.55mm"/>
    </style:style>
    <style:style style:name="co35" style:family="table-column">
      <style:table-column-properties fo:break-before="auto" style:column-width="33.95mm"/>
    </style:style>
    <style:style style:name="co36" style:family="table-column">
      <style:table-column-properties fo:break-before="auto" style:column-width="11.8mm"/>
    </style:style>
    <style:style style:name="co11" style:family="table-column">
      <style:table-column-properties fo:break-before="auto" style:column-width="22.58mm"/>
    </style:style>
    <style:style style:name="co37" style:family="table-column">
      <style:table-column-properties fo:break-before="auto" style:column-width="44.24mm"/>
    </style:style>
    <style:style style:name="co38" style:family="table-column">
      <style:table-column-properties fo:break-before="auto" style:column-width="31.52mm"/>
    </style:style>
    <style:style style:name="co12" style:family="table-column">
      <style:table-column-properties fo:break-before="auto" style:column-width="16.14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16.42mm"/>
    </style:style>
    <style:style style:name="co15" style:family="table-column">
      <style:table-column-properties fo:break-before="auto" style:column-width="21.87mm"/>
    </style:style>
    <style:style style:name="co16" style:family="table-column">
      <style:table-column-properties fo:break-before="auto" style:column-width="18.04mm"/>
    </style:style>
    <style:style style:name="co17" style:family="table-column">
      <style:table-column-properties fo:break-before="auto" style:column-width="22.28mm"/>
    </style:style>
    <style:style style:name="co18" style:family="table-column">
      <style:table-column-properties fo:break-before="auto" style:column-width="17.23mm"/>
    </style:style>
    <style:style style:name="co19" style:family="table-column">
      <style:table-column-properties fo:break-before="auto" style:column-width="20.23mm"/>
    </style:style>
    <style:style style:name="co20" style:family="table-column">
      <style:table-column-properties fo:break-before="auto" style:column-width="19.97mm"/>
    </style:style>
    <style:style style:name="co21" style:family="table-column">
      <style:table-column-properties fo:break-before="auto" style:column-width="19.42mm"/>
    </style:style>
    <style:style style:name="co22" style:family="table-column">
      <style:table-column-properties fo:break-before="auto" style:column-width="15.15mm"/>
    </style:style>
    <style:style style:name="co23" style:family="table-column">
      <style:table-column-properties fo:break-before="auto" style:column-width="13.93mm"/>
    </style:style>
    <style:style style:name="co24" style:family="table-column">
      <style:table-column-properties fo:break-before="auto" style:column-width="9.38mm"/>
    </style:style>
    <style:style style:name="co25" style:family="table-column">
      <style:table-column-properties fo:break-before="auto" style:column-width="22.63mm"/>
    </style:style>
    <style:style style:name="co26" style:family="table-column">
      <style:table-column-properties fo:break-before="auto" style:column-width="23.34mm"/>
    </style:style>
    <style:style style:name="co27" style:family="table-column">
      <style:table-column-properties fo:break-before="auto" style:column-width="11.22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5.17mm"/>
    </style:style>
    <style:style style:name="co39" style:family="table-column">
      <style:table-column-properties fo:break-before="auto" style:column-width="83.38mm"/>
    </style:style>
    <style:style style:name="co40" style:family="table-column">
      <style:table-column-properties fo:break-before="auto" style:column-width="9.7mm"/>
    </style:style>
    <style:style style:name="co41" style:family="table-column">
      <style:table-column-properties fo:break-before="auto" style:column-width="26.88mm"/>
    </style:style>
    <style:style style:name="co42" style:family="table-column">
      <style:table-column-properties fo:break-before="auto" style:column-width="35.05mm"/>
    </style:style>
    <style:style style:name="co43" style:family="table-column">
      <style:table-column-properties fo:break-before="auto" style:column-width="17.18mm"/>
    </style:style>
    <style:style style:name="co44" style:family="table-column">
      <style:table-column-properties fo:break-before="auto" style:column-width="6.79mm"/>
    </style:style>
    <style:style style:name="co45" style:family="table-column">
      <style:table-column-properties fo:break-before="auto" style:column-width="65.53mm"/>
    </style:style>
    <style:style style:name="co46" style:family="table-column">
      <style:table-column-properties fo:break-before="auto" style:column-width="20.41mm"/>
    </style:style>
    <style:style style:name="co47" style:family="table-column">
      <style:table-column-properties fo:break-before="auto" style:column-width="17.13mm"/>
    </style:style>
    <style:style style:name="co48" style:family="table-column">
      <style:table-column-properties fo:break-before="auto" style:column-width="35.37mm"/>
    </style:style>
    <style:style style:name="ro5" style:family="table-row">
      <style:table-row-properties style:row-height="4.94mm" fo:break-before="auto" style:use-optimal-row-height="false"/>
    </style:style>
    <style:style style:name="ro4" style:family="table-row">
      <style:table-row-properties style:row-height="5.7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9.37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0" style:family="table-cell" style:parent-style-name="Default">
      <style:text-properties style:font-name="Liberation Sans" fo:font-size="11pt" style:font-size-asian="11pt" style:font-size-complex="11pt"/>
    </style:style>
    <style:style style:name="ce201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02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74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4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403" style:family="table-cell" style:parent-style-name="Default">
      <style:table-cell-properties fo:border="none"/>
      <style:text-properties fo:font-size="13pt" style:font-size-asian="13pt" style:font-size-complex="13pt"/>
    </style:style>
    <style:style style:name="ce405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1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2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5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7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9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70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7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8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2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3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7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100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101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10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1.B2"/>
    </style:style>
    <style:style style:name="ce104" style:family="table-cell" style:parent-style-name="Default">
      <style:text-properties fo:font-size="10pt" style:font-size-asian="10pt" style:font-size-complex="10pt"/>
    </style:style>
    <style:style style:name="ce105" style:family="table-cell" style:parent-style-name="Default">
      <style:text-properties fo:font-size="10pt" style:font-size-asian="10pt" style:font-size-complex="10pt"/>
      <style:map style:condition="is-true-formula([$falshCardA1.$D2]=rzeczownik)" style:apply-style-name="Безымянный2" style:base-cell-address="falshCardA1.B2"/>
    </style:style>
    <style:style style:name="ce10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10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66"/>
    </style:style>
    <style:style style:name="ce8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68"/>
    </style:style>
    <style:style style:name="ce9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10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70"/>
    </style:style>
    <style:style style:name="ce11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71"/>
    </style:style>
    <style:style style:name="ce7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72"/>
    </style:style>
    <style:style style:name="ce7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73"/>
    </style:style>
    <style:style style:name="ce79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1.C2"/>
    </style:style>
    <style:style style:name="ce114" style:family="table-cell" style:parent-style-name="Default">
      <style:text-properties fo:font-size="10pt" style:font-size-asian="10pt" style:font-size-complex="10pt"/>
    </style:style>
    <style:style style:name="ce11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C63"/>
    </style:style>
    <style:style style:name="ce11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C68"/>
    </style:style>
    <style:style style:name="ce117" style:family="table-cell" style:parent-style-name="Default">
      <style:text-properties fo:font-size="10pt" style:font-size-asian="10pt" style:font-size-complex="10pt"/>
    </style:style>
    <style:style style:name="ce11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C70"/>
    </style:style>
    <style:style style:name="ce119" style:family="table-cell" style:parent-style-name="Default">
      <style:text-properties fo:font-size="10pt" style:font-size-asian="10pt" style:font-size-complex="10pt"/>
    </style:style>
    <style:style style:name="ce110" style:family="table-cell" style:parent-style-name="Default">
      <style:text-properties fo:font-size="10pt" style:font-size-asian="10pt" style:font-size-complex="10pt"/>
      <style:map style:condition="is-true-formula([$falshCardA1.$D72]=rzeczownik)" style:apply-style-name="Безымянный2" style:base-cell-address="falshCardA1.C72"/>
    </style:style>
    <style:style style:name="ce80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1.B2"/>
    </style:style>
    <style:style style:name="ce81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1.B2"/>
    </style:style>
    <style:style style:name="ce82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83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124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D68"/>
    </style:style>
    <style:style style:name="ce125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D68"/>
    </style:style>
    <style:style style:name="ce126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D70"/>
    </style:style>
    <style:style style:name="ce127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D70"/>
    </style:style>
    <style:style style:name="ce152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72]=rzeczownik)" style:apply-style-name="Безымянный2" style:base-cell-address="falshCardA1.C72"/>
    </style:style>
    <style:style style:name="ce153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72]=rzeczownik)" style:apply-style-name="Безымянный2" style:base-cell-address="falshCardA1.C72"/>
    </style:style>
    <style:style style:name="ce128" style:family="table-cell" style:parent-style-name="Default">
      <style:text-properties fo:font-size="10pt" style:font-size-asian="10pt" style:font-size-complex="10pt"/>
    </style:style>
    <style:style style:name="ce129" style:family="table-cell" style:parent-style-name="Default">
      <style:text-properties fo:font-size="10pt" style:font-size-asian="10pt" style:font-size-complex="10pt"/>
    </style:style>
    <style:style style:name="ce13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E68"/>
    </style:style>
    <style:style style:name="ce131" style:family="table-cell" style:parent-style-name="Default">
      <style:text-properties fo:font-size="10pt" style:font-size-asian="10pt" style:font-size-complex="10pt"/>
    </style:style>
    <style:style style:name="ce13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E70"/>
    </style:style>
    <style:style style:name="ce133" style:family="table-cell" style:parent-style-name="Default">
      <style:text-properties fo:font-size="10pt" style:font-size-asian="10pt" style:font-size-complex="10pt"/>
    </style:style>
    <style:style style:name="ce13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F22"/>
    </style:style>
    <style:style style:name="ce13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F68"/>
    </style:style>
    <style:style style:name="ce13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F70"/>
    </style:style>
    <style:style style:name="ce13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G68"/>
    </style:style>
    <style:style style:name="ce13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G70"/>
    </style:style>
    <style:style style:name="ce179" style:family="table-cell" style:parent-style-name="Default">
      <style:text-properties fo:font-size="10pt" style:font-size-asian="10pt" style:font-size-complex="10pt"/>
      <style:map style:condition="is-true-formula([$falshCardA1.$D72]=rzeczownik)" style:apply-style-name="Безымянный2" style:base-cell-address="falshCardA1.G72"/>
    </style:style>
    <style:style style:name="ce20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H23"/>
    </style:style>
    <style:style style:name="ce14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H70"/>
    </style:style>
    <style:style style:name="ce14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H71"/>
    </style:style>
    <style:style style:name="ce142" style:family="table-cell" style:parent-style-name="Default">
      <style:text-properties fo:font-size="10pt" style:font-size-asian="10pt" style:font-size-complex="10pt"/>
      <style:map style:condition="is-true-formula([$falshCardA1.$D2]=rzeczownik)" style:apply-style-name="Безымянный2" style:base-cell-address="falshCardA1.B2"/>
    </style:style>
    <style:style style:name="ce169" style:family="table-cell" style:parent-style-name="Default">
      <style:text-properties fo:font-size="10pt" style:font-size-asian="10pt" style:font-size-complex="10pt"/>
      <style:map style:condition="is-true-formula([$falshCardA1.$D26]=rzeczownik)" style:apply-style-name="Безымянный2" style:base-cell-address="falshCardA1.I26"/>
    </style:style>
    <style:style style:name="ce14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14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175" style:family="table-cell" style:parent-style-name="Default">
      <style:text-properties fo:font-size="10pt" style:font-size-asian="10pt" style:font-size-complex="10pt"/>
      <style:map style:condition="is-true-formula([$falshCardA1.$D26]=rzeczownik)" style:apply-style-name="Безымянный2" style:base-cell-address="falshCardA1.K26"/>
    </style:style>
    <style:style style:name="ce21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ext-properties fo:font-size="10pt" style:font-size-asian="10pt" style:font-size-complex="10pt"/>
      <style:map style:condition="is-true-formula([$falshCardA1.$D12]=rzeczownik)" style:apply-style-name="Безымянный2" style:base-cell-address="falshCardA1.M12"/>
    </style:style>
    <style:style style:name="ce180" style:family="table-cell" style:parent-style-name="Default">
      <style:text-properties fo:font-size="10pt" style:font-size-asian="10pt" style:font-size-complex="10pt"/>
      <style:map style:condition="is-true-formula([$falshCardA1.$D26]=rzeczownik)" style:apply-style-name="Безымянный2" style:base-cell-address="falshCardA1.M26"/>
    </style:style>
    <style:style style:name="ce207" style:family="table-cell" style:parent-style-name="Default">
      <style:text-properties fo:font-size="10pt" style:font-size-asian="10pt" style:font-size-complex="10pt"/>
      <style:map style:condition="is-true-formula([$falshCardA1.$D72]=rzeczownik)" style:apply-style-name="Безымянный2" style:base-cell-address="falshCardA1.M72"/>
    </style:style>
    <style:style style:name="ce173" style:family="table-cell" style:parent-style-name="Default">
      <style:text-properties style:font-name="Liberation Sans" fo:font-size="10pt" style:font-name-asian="Microsoft YaHei" style:font-size-asian="10pt" style:font-name-complex="Lucida Sans" style:font-size-complex="10pt"/>
      <style:map style:condition="is-true-formula([$falshCardA1.$D2]=rzeczownik)" style:apply-style-name="Безымянный2" style:base-cell-address="falshCardA1.B2"/>
    </style:style>
    <style:style style:name="ce209" style:family="table-cell" style:parent-style-name="Default">
      <style:text-properties style:font-name="Liberation Sans" fo:font-size="10pt" style:font-name-asian="Microsoft YaHei" style:font-size-asian="10pt" style:font-name-complex="Lucida Sans" style:font-size-complex="10pt"/>
      <style:map style:condition="is-true-formula([$falshCardA1.$D72]=rzeczownik)" style:apply-style-name="Безымянный2" style:base-cell-address="falshCardA1.G72"/>
    </style:style>
    <style:style style:name="ce23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ext-properties fo:font-size="10pt" style:font-size-asian="10pt" style:font-size-complex="10pt"/>
    </style:style>
    <style:style style:name="ce14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O22"/>
    </style:style>
    <style:style style:name="ce24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18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187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265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234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2.B2"/>
    </style:style>
    <style:style style:name="ce18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B3"/>
    </style:style>
    <style:style style:name="ce19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B4"/>
    </style:style>
    <style:style style:name="ce240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2.C2"/>
    </style:style>
    <style:style style:name="ce19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C3"/>
    </style:style>
    <style:style style:name="ce249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2.D2"/>
    </style:style>
    <style:style style:name="ce282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ext-properties fo:font-size="10pt" style:font-size-asian="10pt" style:font-size-complex="10pt"/>
    </style:style>
    <style:style style:name="ce25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"/>
    </style:style>
    <style:style style:name="ce22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"/>
    </style:style>
    <style:style style:name="ce22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"/>
    </style:style>
    <style:style style:name="ce22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"/>
    </style:style>
    <style:style style:name="ce22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"/>
    </style:style>
    <style:style style:name="ce29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5"/>
    </style:style>
    <style:style style:name="ce22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7"/>
    </style:style>
    <style:style style:name="ce22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9"/>
    </style:style>
    <style:style style:name="ce22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21"/>
    </style:style>
    <style:style style:name="ce23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23"/>
    </style:style>
    <style:style style:name="ce23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25"/>
    </style:style>
    <style:style style:name="ce29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27"/>
    </style:style>
    <style:style style:name="ce23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29"/>
    </style:style>
    <style:style style:name="ce31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1"/>
    </style:style>
    <style:style style:name="ce30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3"/>
    </style:style>
    <style:style style:name="ce23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5"/>
    </style:style>
    <style:style style:name="ce23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7"/>
    </style:style>
    <style:style style:name="ce32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9"/>
    </style:style>
    <style:style style:name="ce23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41"/>
    </style:style>
    <style:style style:name="ce31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43"/>
    </style:style>
    <style:style style:name="ce24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45"/>
    </style:style>
    <style:style style:name="ce24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47"/>
    </style:style>
    <style:style style:name="ce24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49"/>
    </style:style>
    <style:style style:name="ce24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51"/>
    </style:style>
    <style:style style:name="ce24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53"/>
    </style:style>
    <style:style style:name="ce24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55"/>
    </style:style>
    <style:style style:name="ce32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57"/>
    </style:style>
    <style:style style:name="ce33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59"/>
    </style:style>
    <style:style style:name="ce33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61"/>
    </style:style>
    <style:style style:name="ce33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63"/>
    </style:style>
    <style:style style:name="ce25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65"/>
    </style:style>
    <style:style style:name="ce25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67"/>
    </style:style>
    <style:style style:name="ce25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69"/>
    </style:style>
    <style:style style:name="ce25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1"/>
    </style:style>
    <style:style style:name="ce25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3"/>
    </style:style>
    <style:style style:name="ce34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5"/>
    </style:style>
    <style:style style:name="ce34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7"/>
    </style:style>
    <style:style style:name="ce33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9"/>
    </style:style>
    <style:style style:name="ce34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81"/>
    </style:style>
    <style:style style:name="ce34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83"/>
    </style:style>
    <style:style style:name="ce26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85"/>
    </style:style>
    <style:style style:name="ce26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87"/>
    </style:style>
    <style:style style:name="ce26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89"/>
    </style:style>
    <style:style style:name="ce33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1"/>
    </style:style>
    <style:style style:name="ce35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3"/>
    </style:style>
    <style:style style:name="ce35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5"/>
    </style:style>
    <style:style style:name="ce34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7"/>
    </style:style>
    <style:style style:name="ce34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9"/>
    </style:style>
    <style:style style:name="ce26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01"/>
    </style:style>
    <style:style style:name="ce27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03"/>
    </style:style>
    <style:style style:name="ce27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05"/>
    </style:style>
    <style:style style:name="ce36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07"/>
    </style:style>
    <style:style style:name="ce27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09"/>
    </style:style>
    <style:style style:name="ce34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1"/>
    </style:style>
    <style:style style:name="ce35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3"/>
    </style:style>
    <style:style style:name="ce27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5"/>
    </style:style>
    <style:style style:name="ce36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7"/>
    </style:style>
    <style:style style:name="ce27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9"/>
    </style:style>
    <style:style style:name="ce27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21"/>
    </style:style>
    <style:style style:name="ce28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23"/>
    </style:style>
    <style:style style:name="ce28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25"/>
    </style:style>
    <style:style style:name="ce37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27"/>
    </style:style>
    <style:style style:name="ce35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29"/>
    </style:style>
    <style:style style:name="ce38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1"/>
    </style:style>
    <style:style style:name="ce38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3"/>
    </style:style>
    <style:style style:name="ce28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5"/>
    </style:style>
    <style:style style:name="ce28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7"/>
    </style:style>
    <style:style style:name="ce28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9"/>
    </style:style>
    <style:style style:name="ce38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41"/>
    </style:style>
    <style:style style:name="ce29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43"/>
    </style:style>
    <style:style style:name="ce29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45"/>
    </style:style>
    <style:style style:name="ce29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47"/>
    </style:style>
    <style:style style:name="ce29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F3"/>
    </style:style>
    <style:style style:name="ce19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7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H5"/>
    </style:style>
    <style:style style:name="ce370" style:family="table-cell" style:parent-style-name="Default">
      <style:text-properties fo:font-size="10pt" style:font-size-asian="10pt" style:font-size-complex="10pt"/>
      <style:map style:condition="is-true-formula([$falshCardA1.$D2]=rzeczownik)" style:apply-style-name="Безымянный2" style:base-cell-address="falshCardA2.D2"/>
    </style:style>
    <style:style style:name="ce19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ext-properties fo:font-size="10pt" style:font-size-asian="10pt" style:font-size-complex="10pt"/>
      <style:map style:condition="is-true-formula([$falshCardA1.$D2]=rzeczownik)" style:apply-style-name="Безымянный2" style:base-cell-address="falshCardA2.D2"/>
    </style:style>
    <style:style style:name="ce39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00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37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377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37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37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303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Liczebniki.B2"/>
    </style:style>
    <style:style style:name="ce304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Liczebniki.C2"/>
    </style:style>
    <style:style style:name="ce305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Liczebniki.D2"/>
    </style:style>
    <style:style style:name="ce306" style:family="table-cell" style:parent-style-name="Default">
      <style:text-properties fo:font-size="10pt" style:font-size-asian="10pt" style:font-size-complex="10pt"/>
    </style:style>
    <style:style style:name="ce30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>
      <style:text-properties fo:font-size="10pt" style:font-size-asian="10pt" style:font-size-complex="10pt"/>
      <style:map style:condition="is-true-formula([$falshCardA1.$D2]=rzeczownik)" style:apply-style-name="Безымянный2" style:base-cell-address="Liczebniki.D2"/>
    </style:style>
    <style:style style:name="ce30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ext-properties fo:font-size="10pt" style:font-size-asian="10pt" style:font-size-complex="10pt"/>
      <style:map style:condition="is-true-formula([$falshCardA1.$D2]=rzeczownik)" style:apply-style-name="Безымянный2" style:base-cell-address="Liczebniki.D2"/>
    </style:style>
    <style:style style:name="ce418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111" style:family="table-cell" style:parent-style-name="Default" style:data-style-name="N99">
      <style:text-properties fo:font-size="13pt" style:font-size-asian="13pt" style:font-size-complex="13pt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421" style:family="table-cell" style:parent-style-name="Default">
      <style:table-cell-properties fo:border="none"/>
      <style:text-properties fo:font-size="13pt" style:font-size-asian="13pt" style:font-size-complex="13pt"/>
    </style:style>
    <style:style style:name="ce178" style:family="table-cell" style:parent-style-name="Default">
      <style:table-cell-properties fo:border="none"/>
      <style:text-properties fo:font-size="13pt" style:font-size-asian="13pt" style:font-size-complex="13pt"/>
    </style:style>
    <style:style style:name="ce423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34" style:family="table-cell" style:parent-style-name="Default">
      <style:table-cell-properties fo:border="none"/>
    </style:style>
    <style:style style:name="ce425" style:family="table-cell" style:parent-style-name="Default">
      <style:text-properties style:font-name="Liberation Sans" fo:font-size="11pt" style:font-size-asian="11pt" style:font-size-complex="11pt"/>
    </style:style>
    <style:style style:name="ce42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4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4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32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C$3:$Lista.$C$9])" table:allow-empty-cell="true" table:display-list="unsorted" table:base-cell-address="flashCard1.I2">
          <table:error-message table:message-type="stop" table:display="true"/>
        </table:content-validation>
        <table:content-validation table:name="val2" table:condition="of:cell-content-is-in-list([$Lista.$H$12:$Lista.$H$20])" table:allow-empty-cell="true" table:display-list="unsorted" table:base-cell-address="Liczebniki.B3">
          <table:error-message table:message-type="stop" table:display="true"/>
        </table:content-validation>
        <table:content-validation table:name="val3" table:condition="of:cell-content-is-in-list([$Lista.$J$12:$Lista.$J$20])" table:allow-empty-cell="true" table:display-list="unsorted" table:base-cell-address="falshCardA1.D3">
          <table:error-message table:message-type="stop" table:display="true"/>
        </table:content-validation>
        <table:content-validation table:name="val4" table:condition="of:cell-content-is-in-list([$Lista.$C$3:$Lista.$C$20])" table:allow-empty-cell="true" table:display-list="unsorted" table:base-cell-address="falshCardA1.I26">
          <table:error-message table:message-type="stop" table:display="true"/>
        </table:content-validation>
        <table:content-validation table:name="val5" table:condition="of:cell-content-is-in-list([$Lista.$E$3:$Lista.$E$9])" table:allow-empty-cell="true" table:display-list="unsorted" table:base-cell-address="falshCardA1.I65">
          <table:error-message table:message-type="stop" table:display="true"/>
        </table:content-validation>
      </table:content-validations>
      <table:table table:name="flashCard1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1000" table:default-cell-style-name="Default"/>
        <table:table-row table:style-name="ro7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7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7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7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1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falshCardA1" table:style-name="ta1">
        <office:forms form:automatic-focus="false" form:apply-design-mode="false"/>
        <table:table-column table:style-name="co22" table:default-cell-style-name="ce102"/>
        <table:table-column table:style-name="co23" table:default-cell-style-name="ce102"/>
        <table:table-column table:style-name="co24" table:default-cell-style-name="ce102"/>
        <table:table-column table:style-name="co25" table:default-cell-style-name="ce102"/>
        <table:table-column table:style-name="co24" table:default-cell-style-name="ce102"/>
        <table:table-column table:style-name="co11" table:default-cell-style-name="ce102"/>
        <table:table-column table:style-name="co24" table:default-cell-style-name="ce102"/>
        <table:table-column table:style-name="co26" table:default-cell-style-name="ce102"/>
        <table:table-column table:style-name="co27" table:default-cell-style-name="ce102"/>
        <table:table-column table:style-name="co11" table:default-cell-style-name="ce102"/>
        <table:table-column table:style-name="co28" table:default-cell-style-name="ce102"/>
        <table:table-column table:style-name="co11" table:default-cell-style-name="ce102"/>
        <table:table-column table:style-name="co29" table:default-cell-style-name="ce102"/>
        <table:table-column table:style-name="co11" table:default-cell-style-name="ce102"/>
        <table:table-column table:style-name="co39" table:default-cell-style-name="ce102"/>
        <table:table-column table:style-name="co11" table:number-columns-repeated="1009" table:default-cell-style-name="ce102"/>
        <table:table-row table:style-name="ro8">
          <table:table-cell table:style-name="ce17" office:value-type="string" calcext:value-type="string">
            <text:p>L1_level</text:p>
          </table:table-cell>
          <table:table-cell table:style-name="ce17" office:value-type="string" calcext:value-type="string">
            <text:p>L1_title</text:p>
          </table:table-cell>
          <table:table-cell table:style-name="ce17" office:value-type="string" calcext:value-type="string">
            <text:p>L1_ident</text:p>
          </table:table-cell>
          <table:table-cell table:style-name="ce17" office:value-type="string" calcext:value-type="string">
            <text:p>L1_type</text:p>
          </table:table-cell>
          <table:table-cell table:style-name="ce17" office:value-type="string" calcext:value-type="string">
            <text:p>L1_single</text:p>
          </table:table-cell>
          <table:table-cell table:style-name="ce17" office:value-type="string" calcext:value-type="string">
            <text:p>L1_word</text:p>
          </table:table-cell>
          <table:table-cell table:style-name="ce17" office:value-type="string" calcext:value-type="string">
            <text:p>L1_plural</text:p>
          </table:table-cell>
          <table:table-cell table:style-name="ce203" office:value-type="string" calcext:value-type="string">
            <text:p>L1_aword</text:p>
          </table:table-cell>
          <table:table-cell table:style-name="ce17" office:value-type="string" calcext:value-type="string">
            <text:p>L1_p1desc</text:p>
          </table:table-cell>
          <table:table-cell table:style-name="ce17" office:value-type="string" calcext:value-type="string">
            <text:p>L1_p1word</text:p>
          </table:table-cell>
          <table:table-cell table:style-name="ce17" office:value-type="string" calcext:value-type="string">
            <text:p>L1_p2desc</text:p>
          </table:table-cell>
          <table:table-cell table:style-name="ce17" office:value-type="string" calcext:value-type="string">
            <text:p>L1_p2word</text:p>
          </table:table-cell>
          <table:table-cell table:style-name="ce218" office:value-type="string" calcext:value-type="string">
            <text:p>L1_p3desc</text:p>
          </table:table-cell>
          <table:table-cell table:style-name="ce218" office:value-type="string" calcext:value-type="string">
            <text:p>L1_p3word</text:p>
          </table:table-cell>
          <table:table-cell table:style-name="ce235" office:value-type="string" calcext:value-type="string">
            <text:p>L1_example</text:p>
          </table:table-cell>
          <table:table-cell table:style-name="ce248" office:value-type="string" calcext:value-type="string">
            <text:p>L1_counter</text:p>
          </table:table-cell>
          <table:table-cell table:style-name="ce148" table:number-columns-repeated="1008"/>
        </table:table-row>
        <table:table-row table:style-name="ro7">
          <table:table-cell table:style-name="ce44" office:value-type="string" calcext:value-type="string">
            <text:p>A1</text:p>
          </table:table-cell>
          <table:table-cell table:style-name="ce73" table:content-validation-name="val2" office:value-type="string" calcext:value-type="string">
            <text:p>Ogólne </text:p>
          </table:table-cell>
          <table:table-cell table:style-name="ce79" table:content-validation-name="val2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Ogród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ogrody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ogrodu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ogrodzie</text:p>
          </table:table-cell>
          <table:table-cell table:style-name="ce104" office:value-type="string" calcext:value-type="string">
            <text:p>Narz</text:p>
          </table:table-cell>
          <table:table-cell table:style-name="ce104" office:value-type="string" calcext:value-type="string">
            <text:p>ogrodem</text:p>
          </table:table-cell>
          <table:table-cell table:style-name="ce105" office:value-type="string" calcext:value-type="string">
            <text:p>Stwórz z nami swój piękny ogród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7">
          <table:table-cell table:style-name="ce45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Сад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сады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саду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саду</text:p>
          </table:table-cell>
          <table:table-cell table:style-name="ce104" table:number-columns-repeated="2"/>
          <table:table-cell table:style-name="ce105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7">
          <table:table-cell table:style-name="ce44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Książka</text:p>
          </table:table-cell>
          <table:table-cell table:style-name="ce104" office:value-type="string" calcext:value-type="string">
            <text:p>l.z.</text:p>
          </table:table-cell>
          <table:table-cell table:style-name="ce104" office:value-type="string" calcext:value-type="string">
            <text:p>książki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książki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książce</text:p>
          </table:table-cell>
          <table:table-cell table:style-name="ce104" table:number-columns-repeated="2"/>
          <table:table-cell table:style-name="ce105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7">
          <table:table-cell table:style-name="ce45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ж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Книга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книги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книги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книге</text:p>
          </table:table-cell>
          <table:table-cell table:style-name="ce104" table:number-columns-repeated="2"/>
          <table:table-cell table:style-name="ce105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7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Społeczność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społeczności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społeczności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społeczności</text:p>
          </table:table-cell>
          <table:table-cell table:style-name="ce104" table:number-columns-repeated="2"/>
          <table:table-cell table:style-name="ce105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7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Сообщество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сообщества</text:p>
          </table:table-cell>
          <table:table-cell table:style-name="ce104" office:value-type="string" calcext:value-type="string">
            <text:p>Рд.</text:p>
          </table:table-cell>
          <table:table-cell table:style-name="ce104"/>
          <table:table-cell table:style-name="ce104" office:value-type="string" calcext:value-type="string">
            <text:p>Пр.</text:p>
          </table:table-cell>
          <table:table-cell table:style-name="ce104" table:number-columns-repeated="3"/>
          <table:table-cell table:style-name="ce105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7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Księżyc <text:s/>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księżyce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księżyca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księżycu</text:p>
          </table:table-cell>
          <table:table-cell table:style-name="ce104" table:number-columns-repeated="2"/>
          <table:table-cell table:style-name="ce105" office:value-type="string" calcext:value-type="string">
            <text:p>ludzie marzyli dostać się księżyca oraz zostać na księżycu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7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Месяц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месяцы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месяца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месяце</text:p>
          </table:table-cell>
          <table:table-cell table:style-name="ce104" table:number-columns-repeated="2"/>
          <table:table-cell table:style-name="ce105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7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przyimek</text:p>
          </table:table-cell>
          <table:table-cell table:style-name="ce104"/>
          <table:table-cell table:style-name="ce104" office:value-type="string" calcext:value-type="string">
            <text:p>Według</text:p>
          </table:table-cell>
          <table:table-cell table:style-name="ce104" office:value-type="string" calcext:value-type="string">
            <text:p>Syn</text:p>
          </table:table-cell>
          <table:table-cell table:style-name="ce104" office:value-type="string" calcext:value-type="string">
            <text:p>zgodnie z</text:p>
          </table:table-cell>
          <table:table-cell table:style-name="ce104" table:number-columns-repeated="6"/>
          <table:table-cell table:style-name="ce146" office:value-type="string" calcext:value-type="string">
            <text:p>Mapa świata antycznego według Herodota…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7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/>
          <table:table-cell table:style-name="ce81" table:content-validation-name="val3" office:value-type="string" calcext:value-type="string">
            <text:p>предлог</text:p>
          </table:table-cell>
          <table:table-cell table:style-name="ce104"/>
          <table:table-cell table:style-name="ce104" office:value-type="string" calcext:value-type="string">
            <text:p>Согласно</text:p>
          </table:table-cell>
          <table:table-cell table:style-name="ce104" office:value-type="string" calcext:value-type="string">
            <text:p>Вар</text:p>
          </table:table-cell>
          <table:table-cell table:style-name="ce104" office:value-type="string" calcext:value-type="string">
            <text:p>по мнению</text:p>
          </table:table-cell>
          <table:table-cell table:style-name="ce104" table:number-columns-repeated="6"/>
          <table:table-cell table:style-name="ce146" office:value-type="string" calcext:value-type="string">
            <text:p>Карта мира по мнению Геродота…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7">
          <table:table-cell table:style-name="ce49" office:value-type="string" calcext:value-type="string">
            <text:p>A1</text:p>
          </table:table-cell>
          <table:table-cell table:style-name="ce105" office:value-type="string" calcext:value-type="string">
            <text:p>Ogólne </text:p>
          </table:table-cell>
          <table:table-cell table:style-name="ce105" office:value-type="string" calcext:value-type="string">
            <text:p>dkn</text:p>
          </table:table-cell>
          <table:table-cell table:style-name="ce80" table:content-validation-name="val2" office:value-type="string" calcext:value-type="string">
            <text:p>czasownik </text:p>
          </table:table-cell>
          <table:table-cell table:style-name="ce105"/>
          <table:table-cell table:style-name="ce105" office:value-type="string" calcext:value-type="string">
            <text:p>Uruchomić</text:p>
          </table:table-cell>
          <table:table-cell table:style-name="ce105" office:value-type="string" calcext:value-type="string">
            <text:p>Ja</text:p>
          </table:table-cell>
          <table:table-cell table:style-name="ce105" office:value-type="string" calcext:value-type="string">
            <text:p>uruchomię</text:p>
          </table:table-cell>
          <table:table-cell table:style-name="ce105" office:value-type="string" calcext:value-type="string">
            <text:p>Ty</text:p>
          </table:table-cell>
          <table:table-cell table:style-name="ce105" office:value-type="string" calcext:value-type="string">
            <text:p>uruchomiesz</text:p>
          </table:table-cell>
          <table:table-cell table:style-name="ce105" office:value-type="string" calcext:value-type="string">
            <text:p>Ja (prze)</text:p>
          </table:table-cell>
          <table:table-cell table:style-name="ce105" office:value-type="string" calcext:value-type="string">
            <text:p>uruchomiłem</text:p>
          </table:table-cell>
          <table:table-cell table:style-name="ce172" office:value-type="string" calcext:value-type="string">
            <text:p>Ty (tr)</text:p>
          </table:table-cell>
          <table:table-cell table:style-name="ce173" office:value-type="string" calcext:value-type="string">
            <text:p>uruchom!</text:p>
          </table:table-cell>
          <table:table-cell table:style-name="ce105" office:value-type="string" calcext:value-type="string">
            <text:p>Aplikacja uruchamia się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7">
          <table:table-cell table:style-name="ce50" office:value-type="string" calcext:value-type="string">
            <text:p>A1</text:p>
          </table:table-cell>
          <table:table-cell table:style-name="ce105" office:value-type="string" calcext:value-type="string">
            <text:p>Обшее </text:p>
          </table:table-cell>
          <table:table-cell table:style-name="ce105"/>
          <table:table-cell table:style-name="ce81" table:content-validation-name="val3" office:value-type="string" calcext:value-type="string">
            <text:p>глагол</text:p>
          </table:table-cell>
          <table:table-cell table:style-name="ce105"/>
          <table:table-cell table:style-name="ce105" office:value-type="string" calcext:value-type="string">
            <text:p>Запустить</text:p>
          </table:table-cell>
          <table:table-cell table:style-name="ce105" office:value-type="string" calcext:value-type="string">
            <text:p>Я</text:p>
          </table:table-cell>
          <table:table-cell table:style-name="ce105" office:value-type="string" calcext:value-type="string">
            <text:p>запускаю</text:p>
          </table:table-cell>
          <table:table-cell table:style-name="ce105" office:value-type="string" calcext:value-type="string">
            <text:p>Ты</text:p>
          </table:table-cell>
          <table:table-cell table:style-name="ce105" office:value-type="string" calcext:value-type="string">
            <text:p>запускаешь</text:p>
          </table:table-cell>
          <table:table-cell table:style-name="ce105" office:value-type="string" calcext:value-type="string">
            <text:p>Я</text:p>
          </table:table-cell>
          <table:table-cell table:style-name="ce105" office:value-type="string" calcext:value-type="string">
            <text:p>запустил</text:p>
          </table:table-cell>
          <table:table-cell table:style-name="ce105"/>
          <table:table-cell table:style-name="ce105" office:value-type="string" calcext:value-type="string">
            <text:p>запусти!</text:p>
          </table:table-cell>
          <table:table-cell table:style-name="ce105" office:value-type="string" calcext:value-type="string">
            <text:p>Приложение запускается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7">
          <table:table-cell table:style-name="ce51" office:value-type="string" calcext:value-type="string">
            <text:p>A1</text:p>
          </table:table-cell>
          <table:table-cell table:style-name="ce105" office:value-type="string" calcext:value-type="string">
            <text:p>Ogólne </text:p>
          </table:table-cell>
          <table:table-cell table:style-name="ce105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 </text:p>
          </table:table-cell>
          <table:table-cell table:style-name="ce105" office:value-type="string" calcext:value-type="string">
            <text:p>l.p.</text:p>
          </table:table-cell>
          <table:table-cell table:style-name="ce105" office:value-type="string" calcext:value-type="string">
            <text:p>Błąd</text:p>
          </table:table-cell>
          <table:table-cell table:style-name="ce105" office:value-type="string" calcext:value-type="string">
            <text:p>l.m.</text:p>
          </table:table-cell>
          <table:table-cell table:style-name="ce105" office:value-type="string" calcext:value-type="string">
            <text:p>błędy</text:p>
          </table:table-cell>
          <table:table-cell table:style-name="ce105" table:number-columns-repeated="6"/>
          <table:table-cell table:style-name="ce105" office:value-type="string" calcext:value-type="string">
            <text:p>W tym zdaniu są dużo błędów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7">
          <table:table-cell table:style-name="ce50" office:value-type="string" calcext:value-type="string">
            <text:p>A1</text:p>
          </table:table-cell>
          <table:table-cell table:style-name="ce105" office:value-type="string" calcext:value-type="string">
            <text:p>Обшее </text:p>
          </table:table-cell>
          <table:table-cell table:style-name="ce105"/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28" office:value-type="string" calcext:value-type="string">
            <text:p>ед.ч.</text:p>
          </table:table-cell>
          <table:table-cell table:style-name="ce105" office:value-type="string" calcext:value-type="string">
            <text:p>Ошибка</text:p>
          </table:table-cell>
          <table:table-cell table:style-name="ce105" office:value-type="string" calcext:value-type="string">
            <text:p>мн.ч</text:p>
          </table:table-cell>
          <table:table-cell table:style-name="ce105" office:value-type="string" calcext:value-type="string">
            <text:p>ошибки</text:p>
          </table:table-cell>
          <table:table-cell table:style-name="ce105" table:number-columns-repeated="6"/>
          <table:table-cell table:style-name="ce105" office:value-type="string" calcext:value-type="string">
            <text:p>В предложении много ошибок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7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Zachowa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zachowania</text:p>
          </table:table-cell>
          <table:table-cell table:style-name="ce106" table:number-columns-repeated="2"/>
          <table:table-cell table:style-name="ce143" table:content-validation-name="val1" office:value-type="string" calcext:value-type="string">
            <text:p>Msc</text:p>
          </table:table-cell>
          <table:table-cell table:style-name="ce106" table:number-columns-repeated="4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7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овед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оведения</text:p>
          </table:table-cell>
          <table:table-cell table:style-name="ce106" table:number-columns-repeated="2"/>
          <table:table-cell table:style-name="ce143" table:content-validation-name="val1"/>
          <table:table-cell table:style-name="ce106" table:number-columns-repeated="4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7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pi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pinia</text:p>
          </table:table-cell>
          <table:table-cell table:style-name="ce106" table:number-columns-repeated="7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7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Мн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мнения</text:p>
          </table:table-cell>
          <table:table-cell table:style-name="ce106" table:number-columns-repeated="7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7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pęta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pętania</text:p>
          </table:table-cell>
          <table:table-cell table:style-name="ce106" table:number-columns-repeated="7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7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Одержимост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одержимости</text:p>
          </table:table-cell>
          <table:table-cell table:style-name="ce106" table:number-columns-repeated="7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7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34" office:value-type="string" calcext:value-type="string">
            <text:p>Bezczel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bezczelności</text:p>
          </table:table-cell>
          <table:table-cell table:style-name="ce106" table:number-columns-repeated="6"/>
          <table:table-cell table:style-name="ce147" office:value-type="string" calcext:value-type="string">
            <text:p>swoją bezczelnością zburzyl wszędzie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7">
          <table:table-cell table:style-name="ce5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14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Наглость</text:p>
          </table:table-cell>
          <table:table-cell table:style-name="ce106" office:value-type="string" calcext:value-type="string">
            <text:p>мн.ч</text:p>
          </table:table-cell>
          <table:table-cell table:style-name="ce139" office:value-type="string" calcext:value-type="string">
            <text:p>наглости</text:p>
          </table:table-cell>
          <table:table-cell table:style-name="ce106" table:number-columns-repeated="7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7">
          <table:table-cell table:style-name="ce6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Czyn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czyny</text:p>
          </table:table-cell>
          <table:table-cell table:style-name="ce106" table:number-columns-repeated="7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7">
          <table:table-cell table:style-name="ce6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Дейст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действия</text:p>
          </table:table-cell>
          <table:table-cell table:style-name="ce106" table:number-columns-repeated="7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7">
          <table:table-cell table:style-name="ce6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Kłamstwo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kłamstwa</text:p>
          </table:table-cell>
          <table:table-cell table:style-name="ce169" table:content-validation-name="val4" office:value-type="string" calcext:value-type="string">
            <text:p>Dop</text:p>
          </table:table-cell>
          <table:table-cell table:style-name="ce106" office:value-type="string" calcext:value-type="string">
            <text:p>kłamstwa</text:p>
          </table:table-cell>
          <table:table-cell table:style-name="ce175" table:content-validation-name="val4" office:value-type="string" calcext:value-type="string">
            <text:p>Narz</text:p>
          </table:table-cell>
          <table:table-cell table:style-name="ce106" office:value-type="string" calcext:value-type="string">
            <text:p>kłamstwem</text:p>
          </table:table-cell>
          <table:table-cell table:style-name="ce180" table:content-validation-name="val4" office:value-type="string" calcext:value-type="string">
            <text:p>Bier</text:p>
          </table:table-cell>
          <table:table-cell table:style-name="ce106" office:value-type="string" calcext:value-type="string">
            <text:p>kłamstwo</text:p>
          </table:table-cell>
          <table:table-cell table:style-name="ce106" office:value-type="string" calcext:value-type="string">
            <text:p>Kłamstwa i oszczerstwa to bardzo skuteczna broń.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7">
          <table:table-cell table:style-name="ce6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Врань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-</text:p>
          </table:table-cell>
          <table:table-cell table:style-name="ce106" table:number-columns-repeated="7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7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in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iny</text:p>
          </table:table-cell>
          <table:table-cell table:style-name="ce106" table:number-columns-repeated="7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7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емья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емьи</text:p>
          </table:table-cell>
          <table:table-cell table:style-name="ce106"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7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ic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ice</text:p>
          </table:table-cell>
          <table:table-cell table:style-name="ce106" table:number-columns-repeated="7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7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Родител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родители</text:p>
          </table:table-cell>
          <table:table-cell table:style-name="ce106" table:number-columns-repeated="7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7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eństwo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eństwo</text:p>
          </table:table-cell>
          <table:table-cell table:style-name="ce106" table:number-columns-repeated="7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7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Братья сестры</text:p>
          </table:table-cell>
          <table:table-cell table:style-name="ce106" office:value-type="string" calcext:value-type="string">
            <text:p>мн.ч</text:p>
          </table:table-cell>
          <table:table-cell table:style-name="ce106" table:number-columns-repeated="8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7">
          <table:table-cell table:style-name="ce65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Klisz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klisze</text:p>
          </table:table-cell>
          <table:table-cell table:style-name="ce106" table:number-columns-repeated="7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7">
          <table:table-cell table:style-name="ce66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Фотоплен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фотопленки</text:p>
          </table:table-cell>
          <table:table-cell table:style-name="ce106" table:number-columns-repeated="7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7">
          <table:table-cell table:style-name="ce65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kut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kutki</text:p>
          </table:table-cell>
          <table:table-cell table:style-name="ce106" table:number-columns-repeated="7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7">
          <table:table-cell table:style-name="ce66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Эффект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эффекты</text:p>
          </table:table-cell>
          <table:table-cell table:style-name="ce106" table:number-columns-repeated="7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7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Warun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warunki</text:p>
          </table:table-cell>
          <table:table-cell table:style-name="ce106" table:number-columns-repeated="6"/>
          <table:table-cell office:value-type="string" calcext:value-type="string">
            <text:p>w swą drogą życiową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7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Усло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условия</text:p>
          </table:table-cell>
          <table:table-cell table:style-name="ce106" table:number-columns-repeated="7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7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ebieg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ebiegi</text:p>
          </table:table-cell>
          <table:table-cell table:style-name="ce106" table:number-columns-repeated="7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7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оцесс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оцессы</text:p>
          </table:table-cell>
          <table:table-cell table:style-name="ce106" table:number-columns-repeated="7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7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Wydarze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wydarzenia</text:p>
          </table:table-cell>
          <table:table-cell table:style-name="ce106" table:number-columns-repeated="7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7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обыт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обытия</text:p>
          </table:table-cell>
          <table:table-cell table:style-name="ce106" table:number-columns-repeated="7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7">
          <table:table-cell table:style-name="ce69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bojęt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bojętność</text:p>
          </table:table-cell>
          <table:table-cell table:style-name="ce106" table:number-columns-repeated="7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7">
          <table:table-cell table:style-name="ce70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Безразлич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безразличия</text:p>
          </table:table-cell>
          <table:table-cell table:style-name="ce106" table:number-columns-repeated="7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7">
          <table:table-cell table:style-name="ce69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Ustawie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ustawienia</text:p>
          </table:table-cell>
          <table:table-cell table:style-name="ce106" table:number-columns-repeated="6"/>
          <table:table-cell table:style-name="ce106" office:value-type="string" calcext:value-type="string">
            <text:p>ustawienia domyślne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7">
          <table:table-cell table:style-name="ce70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араметр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араметры</text:p>
          </table:table-cell>
          <table:table-cell table:style-name="ce106" table:number-columns-repeated="6"/>
          <table:table-cell table:style-name="ce106" office:value-type="string" calcext:value-type="string">
            <text:p>параметры по умолчанию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7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Domysł 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domysły </text:p>
          </table:table-cell>
          <table:table-cell table:style-name="ce106" table:number-columns-repeated="7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7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Догад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догадки</text:p>
          </table:table-cell>
          <table:table-cell table:style-name="ce106" table:number-columns-repeated="7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7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ydom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ydomki</text:p>
          </table:table-cell>
          <table:table-cell table:style-name="ce106" table:number-columns-repeated="7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7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озвищ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озвища</text:p>
          </table:table-cell>
          <table:table-cell table:style-name="ce106" table:number-columns-repeated="7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7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Gałąź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gałęzie</text:p>
          </table:table-cell>
          <table:table-cell table:style-name="ce106" table:number-columns-repeated="7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7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Вет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ветки</text:p>
          </table:table-cell>
          <table:table-cell table:style-name="ce106" table:number-columns-repeated="7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7">
          <table:table-cell table:style-name="ce9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Lącznościowiec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lącznościowcy</text:p>
          </table:table-cell>
          <table:table-cell table:style-name="ce106" table:number-columns-repeated="7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7">
          <table:table-cell table:style-name="ce9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м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ист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сты</text:p>
          </table:table-cell>
          <table:table-cell table:style-name="ce106" table:number-columns-repeated="7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7">
          <table:table-cell table:style-name="ce9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Lącz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lączność</text:p>
          </table:table-cell>
          <table:table-cell table:style-name="ce106" table:number-columns-repeated="7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7">
          <table:table-cell table:style-name="ce9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</text:p>
          </table:table-cell>
          <table:table-cell table:style-name="ce106" table:number-columns-repeated="7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7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yczyn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yczyny</text:p>
          </table:table-cell>
          <table:table-cell table:style-name="ce106" table:number-columns-repeated="7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7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ичин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ичины</text:p>
          </table:table-cell>
          <table:table-cell table:style-name="ce106" table:number-columns-repeated="7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7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tosun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tosunki</text:p>
          </table:table-cell>
          <table:table-cell table:style-name="ce106" table:number-columns-repeated="6"/>
          <table:table-cell table:style-name="ce106" office:value-type="string" calcext:value-type="string">
            <text:p>on ma stosunki z tą laską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7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ь отнош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</text:p>
          </table:table-cell>
          <table:table-cell table:style-name="ce106" table:number-columns-repeated="7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7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kut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kutki</text:p>
          </table:table-cell>
          <table:table-cell table:style-name="ce106" table:number-columns-repeated="7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7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15" office:value-type="string" calcext:value-type="string">
            <text:p>с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ледст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ледствия</text:p>
          </table:table-cell>
          <table:table-cell table:style-name="ce106" table:number-columns-repeated="7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7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n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ojęc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ojęcia</text:p>
          </table:table-cell>
          <table:table-cell table:style-name="ce143" table:content-validation-name="val1" office:value-type="string" calcext:value-type="string">
            <text:p>Dop</text:p>
          </table:table-cell>
          <table:table-cell table:style-name="ce106" office:value-type="string" calcext:value-type="string">
            <text:p>pojęcia</text:p>
          </table:table-cell>
          <table:table-cell table:style-name="ce143" table:content-validation-name="val1" office:value-type="string" calcext:value-type="string">
            <text:p>Msc</text:p>
          </table:table-cell>
          <table:table-cell table:style-name="ce106" office:value-type="string" calcext:value-type="string">
            <text:p>pojęciu</text:p>
          </table:table-cell>
          <table:table-cell table:style-name="ce106" table:number-columns-repeated="2"/>
          <table:table-cell table:style-name="ce106" office:value-type="string" calcext:value-type="string">
            <text:p>nie mam zadnego pojęcia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7">
          <table:table-cell table:style-name="ce95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с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онят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онятия</text:p>
          </table:table-cell>
          <table:table-cell table:style-name="ce144" table:content-validation-name="val5" office:value-type="string" calcext:value-type="string">
            <text:p>Род</text:p>
          </table:table-cell>
          <table:table-cell table:style-name="ce106" office:value-type="string" calcext:value-type="string">
            <text:p>понятия</text:p>
          </table:table-cell>
          <table:table-cell table:style-name="ce144" table:content-validation-name="val5" office:value-type="string" calcext:value-type="string">
            <text:p>Пре</text:p>
          </table:table-cell>
          <table:table-cell table:style-name="ce106" office:value-type="string" calcext:value-type="string">
            <text:p>понятии</text:p>
          </table:table-cell>
          <table:table-cell table:style-name="ce106" table:number-columns-repeated="2"/>
          <table:table-cell table:style-name="ce106" office:value-type="string" calcext:value-type="string">
            <text:p>без малейшего понятия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7">
          <table:table-cell table:style-name="ce96" office:value-type="string" calcext:value-type="string">
            <text:p>A1</text:p>
          </table:table-cell>
          <table:table-cell table:style-name="ce107" office:value-type="string" calcext:value-type="string">
            <text:p>Ogólne </text:p>
          </table:table-cell>
          <table:table-cell table:style-name="ce106"/>
          <table:table-cell table:style-name="ce82" table:content-validation-name="val2" office:value-type="string" calcext:value-type="string">
            <text:p>spójnik</text:p>
          </table:table-cell>
          <table:table-cell table:style-name="ce106"/>
          <table:table-cell table:style-name="ce106" office:value-type="string" calcext:value-type="string">
            <text:p>Ponieważ</text:p>
          </table:table-cell>
          <table:table-cell table:style-name="ce106" table:number-columns-repeated="8"/>
          <table:table-cell table:style-name="ce106" office:value-type="string" calcext:value-type="string">
            <text:p>ponieważ, ze względu na go osobistość oraz zachowanie musieliśmy to zrobić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7">
          <table:table-cell table:style-name="ce97" office:value-type="string" calcext:value-type="string">
            <text:p>A1</text:p>
          </table:table-cell>
          <table:table-cell table:style-name="ce107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оюз</text:p>
          </table:table-cell>
          <table:table-cell table:style-name="ce106"/>
          <table:table-cell table:style-name="ce106" office:value-type="string" calcext:value-type="string">
            <text:p>Потому что</text:p>
          </table:table-cell>
          <table:table-cell table:style-name="ce106"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7">
          <table:table-cell table:style-name="ce98" office:value-type="string" calcext:value-type="string">
            <text:p>A1</text:p>
          </table:table-cell>
          <table:table-cell table:style-name="ce88" office:value-type="string" calcext:value-type="string">
            <text:p>Ogólne </text:p>
          </table:table-cell>
          <table:table-cell table:style-name="ce116" office:value-type="string" calcext:value-type="string">
            <text:p>r.m.</text:p>
          </table:table-cell>
          <table:table-cell table:style-name="ce124" table:content-validation-name="val2" office:value-type="string" calcext:value-type="string">
            <text:p>rzeczownik</text:p>
          </table:table-cell>
          <table:table-cell table:style-name="ce130" office:value-type="string" calcext:value-type="string">
            <text:p>l.p.</text:p>
          </table:table-cell>
          <table:table-cell table:style-name="ce135" table:formula="of:=[Slowki.C35]" office:value-type="string" office:string-value="Parawan" calcext:value-type="string">
            <text:p>Parawan</text:p>
          </table:table-cell>
          <table:table-cell table:style-name="ce137" office:value-type="string" calcext:value-type="string">
            <text:p>l.m.</text:p>
          </table:table-cell>
          <table:table-cell table:style-name="ce106" office:value-type="string" calcext:value-type="string">
            <text:p>parawany</text:p>
          </table:table-cell>
          <table:table-cell table:style-name="ce106" table:number-columns-repeated="7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7">
          <table:table-cell table:style-name="ce99" office:value-type="string" calcext:value-type="string">
            <text:p>A1</text:p>
          </table:table-cell>
          <table:table-cell table:style-name="ce90" office:value-type="string" calcext:value-type="string">
            <text:p>Обшее </text:p>
          </table:table-cell>
          <table:table-cell table:style-name="ce117" office:value-type="string" calcext:value-type="string">
            <text:p>ж.р.</text:p>
          </table:table-cell>
          <table:table-cell table:style-name="ce125" table:content-validation-name="val3" office:value-type="string" calcext:value-type="string">
            <text:p>существительное</text:p>
          </table:table-cell>
          <table:table-cell table:style-name="ce131" office:value-type="string" calcext:value-type="string">
            <text:p>ед.ч.</text:p>
          </table:table-cell>
          <table:table-cell table:style-name="ce135" table:formula="of:=[Slowki.D35]" office:value-type="string" office:string-value="Ширма" calcext:value-type="string">
            <text:p>Ширма</text:p>
          </table:table-cell>
          <table:table-cell table:style-name="ce137" office:value-type="string" calcext:value-type="string">
            <text:p>мн.ч</text:p>
          </table:table-cell>
          <table:table-cell table:style-name="ce106" office:value-type="string" calcext:value-type="string">
            <text:p>ширмы</text:p>
          </table:table-cell>
          <table:table-cell table:style-name="ce106" table:number-columns-repeated="7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7">
          <table:table-cell table:style-name="ce100" office:value-type="string" calcext:value-type="string">
            <text:p>A1</text:p>
          </table:table-cell>
          <table:table-cell table:style-name="ce109" office:value-type="string" calcext:value-type="string">
            <text:p>Ogólne </text:p>
          </table:table-cell>
          <table:table-cell table:style-name="ce118" office:value-type="string" calcext:value-type="string">
            <text:p>r.n.</text:p>
          </table:table-cell>
          <table:table-cell table:style-name="ce126" table:content-validation-name="val2" office:value-type="string" calcext:value-type="string">
            <text:p>rzeczownik</text:p>
          </table:table-cell>
          <table:table-cell table:style-name="ce132" office:value-type="string" calcext:value-type="string">
            <text:p>l.p.</text:p>
          </table:table-cell>
          <table:table-cell table:style-name="ce136" office:value-type="string" calcext:value-type="string">
            <text:p>Uczucie</text:p>
          </table:table-cell>
          <table:table-cell table:style-name="ce138" office:value-type="string" calcext:value-type="string">
            <text:p>l.m.</text:p>
          </table:table-cell>
          <table:table-cell table:style-name="ce140" office:value-type="string" calcext:value-type="string">
            <text:p>uczucia</text:p>
          </table:table-cell>
          <table:table-cell table:style-name="ce106" table:number-columns-repeated="6"/>
          <table:table-cell table:style-name="ce106" office:value-type="string" calcext:value-type="string">
            <text:p>tysiąc uczuć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7">
          <table:table-cell table:style-name="ce101" office:value-type="string" calcext:value-type="string">
            <text:p>A1</text:p>
          </table:table-cell>
          <table:table-cell table:style-name="ce112" office:value-type="string" calcext:value-type="string">
            <text:p>Обшее </text:p>
          </table:table-cell>
          <table:table-cell table:style-name="ce119" office:value-type="string" calcext:value-type="string">
            <text:p>с.р.</text:p>
          </table:table-cell>
          <table:table-cell table:style-name="ce127" table:content-validation-name="val3" office:value-type="string" calcext:value-type="string">
            <text:p>существительное</text:p>
          </table:table-cell>
          <table:table-cell table:style-name="ce133" office:value-type="string" calcext:value-type="string">
            <text:p>ед.ч.</text:p>
          </table:table-cell>
          <table:table-cell table:style-name="ce106" office:value-type="string" calcext:value-type="string">
            <text:p>Чувство</text:p>
          </table:table-cell>
          <table:table-cell table:style-name="ce138" office:value-type="string" calcext:value-type="string">
            <text:p>мн.ч</text:p>
          </table:table-cell>
          <table:table-cell table:style-name="ce141" office:value-type="string" calcext:value-type="string">
            <text:p>чувства</text:p>
          </table:table-cell>
          <table:table-cell table:style-name="ce106" table:number-columns-repeated="7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7">
          <table:table-cell table:style-name="ce42" office:value-type="string" calcext:value-type="string">
            <text:p>A1</text:p>
          </table:table-cell>
          <table:table-cell table:style-name="ce75" office:value-type="string" calcext:value-type="string">
            <text:p>Ogólne </text:p>
          </table:table-cell>
          <table:table-cell table:style-name="ce110" office:value-type="string" calcext:value-type="string">
            <text:p>ndk</text:p>
          </table:table-cell>
          <table:table-cell table:style-name="ce152" table:content-validation-name="val2" office:value-type="string" calcext:value-type="string">
            <text:p>czasownik </text:p>
          </table:table-cell>
          <table:table-cell table:style-name="Default"/>
          <table:table-cell table:style-name="Default" office:value-type="string" calcext:value-type="string">
            <text:p>zastanawiać</text:p>
          </table:table-cell>
          <table:table-cell table:style-name="ce179" office:value-type="string" calcext:value-type="string">
            <text:p>Ja</text:p>
          </table:table-cell>
          <table:table-cell table:style-name="ce179" office:value-type="string" calcext:value-type="string">
            <text:p>zastanawiam</text:p>
          </table:table-cell>
          <table:table-cell table:style-name="ce179" office:value-type="string" calcext:value-type="string">
            <text:p>Ty</text:p>
          </table:table-cell>
          <table:table-cell table:style-name="ce179" office:value-type="string" calcext:value-type="string">
            <text:p>zastanawiaія</text:p>
          </table:table-cell>
          <table:table-cell table:style-name="ce179" office:value-type="string" calcext:value-type="string">
            <text:p>Ja (prze)</text:p>
          </table:table-cell>
          <table:table-cell table:style-name="ce179" office:value-type="string" calcext:value-type="string">
            <text:p>zastanawiałem</text:p>
          </table:table-cell>
          <table:table-cell table:style-name="ce207" office:value-type="string" calcext:value-type="string">
            <text:p>Ty (tr)</text:p>
          </table:table-cell>
          <table:table-cell table:style-name="ce209" office:value-type="string" calcext:value-type="string">
            <text:p>zastanawiaj!</text:p>
          </table:table-cell>
          <table:table-cell table:style-name="Default" office:value-type="string" calcext:value-type="string">
            <text:p>Zastanawia mnie jego zachowanie.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008"/>
        </table:table-row>
        <table:table-row table:style-name="ro7">
          <table:table-cell table:style-name="ce43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110"/>
          <table:table-cell table:style-name="ce153" table:content-validation-name="val3" office:value-type="string" calcext:value-type="string">
            <text:p>глагол</text:p>
          </table:table-cell>
          <table:table-cell table:style-name="Default"/>
          <table:table-cell table:style-name="Default" office:value-type="string" calcext:value-type="string">
            <text:p>задумывать</text:p>
          </table:table-cell>
          <table:table-cell table:style-name="ce179" office:value-type="string" calcext:value-type="string">
            <text:p>Я</text:p>
          </table:table-cell>
          <table:table-cell table:style-name="ce179" office:value-type="string" calcext:value-type="string">
            <text:p>задумываюсь</text:p>
          </table:table-cell>
          <table:table-cell table:style-name="ce179" office:value-type="string" calcext:value-type="string">
            <text:p>Ты</text:p>
          </table:table-cell>
          <table:table-cell table:style-name="ce179" office:value-type="string" calcext:value-type="string">
            <text:p>задумываешь</text:p>
          </table:table-cell>
          <table:table-cell table:style-name="ce179" office:value-type="string" calcext:value-type="string">
            <text:p>Я</text:p>
          </table:table-cell>
          <table:table-cell table:style-name="ce179" office:value-type="string" calcext:value-type="string">
            <text:p>задумал</text:p>
          </table:table-cell>
          <table:table-cell table:style-name="ce179"/>
          <table:table-cell table:style-name="ce179" office:value-type="string" calcext:value-type="string">
            <text:p>задумай!</text:p>
          </table:table-cell>
          <table:table-cell table:style-name="Default" office:value-type="string" calcext:value-type="string">
            <text:p>Беспокоит меня его поведение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008"/>
        </table:table-row>
        <table:table-row table:style-name="ro7" table:number-rows-repeated="198">
          <table:table-cell table:style-name="Default" table:number-columns-repeated="1024"/>
        </table:table-row>
        <table:table-row table:style-name="ro7" table:number-rows-repeated="104830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falshCardA1.I1:falshCardA1.L1 falshCardA1.I3:falshCardA1.N3 falshCardA1.A6:falshCardA1.A11 falshCardA1.J2:falshCardA1.N2 falshCardA1.I5:falshCardA1.N5 falshCardA1.J4:falshCardA1.N4 falshCardA1.I7:falshCardA1.N7 falshCardA1.J6:falshCardA1.N6 falshCardA1.I9:falshCardA1.N11 falshCardA1.E2:falshCardA1.H11 falshCardA1.J8:falshCardA1.N8 falshCardA1.B3:falshCardA1.C11 falshCardA1.A1:falshCardA1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O1:falshCardA1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2:falshCardA1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13:falshCardA1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13:falshCardA1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16:falshCardA1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12:falshCardA1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28:falshCardA1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24:falshCardA1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38:falshCardA1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34:falshCardA1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48:falshCardA1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44:falshCardA1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58:falshCardA1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54:falshCardA1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O10:falshCardA1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5:falshCardA1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5:falshCardA1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E15:falshCardA1.E15 falshCardA1.E17:falshCardA1.E17 falshCardA1.E19:falshCardA1.E19 falshCardA1.E21:falshCardA1.E21 falshCardA1.E23:falshCardA1.E23 falshCardA1.E25:falshCardA1.E25 falshCardA1.E27:falshCardA1.E27 falshCardA1.E29:falshCardA1.E29 falshCardA1.E31:falshCardA1.E31 falshCardA1.E33:falshCardA1.E33 falshCardA1.E35:falshCardA1.E35 falshCardA1.E37:falshCardA1.E37 falshCardA1.E39:falshCardA1.E39 falshCardA1.E41:falshCardA1.E41 falshCardA1.E43:falshCardA1.E43 falshCardA1.E45:falshCardA1.E45 falshCardA1.E47:falshCardA1.E47 falshCardA1.E49:falshCardA1.E49 falshCardA1.E51:falshCardA1.E51 falshCardA1.E53:falshCardA1.E53 falshCardA1.E55:falshCardA1.E55 falshCardA1.E57:falshCardA1.E57 falshCardA1.E59:falshCardA1.E59 falshCardA1.E61:falshCardA1.E61 falshCardA1.E63:falshCardA1.E63 falshCardA1.E65:falshCardA1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D2:falshCardA1.O2 falshCardA1.B3:falshCardA1.O11 falshCardA1.B13:falshCardA1.O15 falshCardA1.B12:falshCardA1.L12 falshCardA1.N12:falshCardA1.O12">
            <calcext:condition calcext:apply-style-name="Безымянный2" calcext:value="formula-is([$falshCardA1.$D2]=rzeczownik)" calcext:base-cell-address="falshCardA1.B2"/>
          </calcext:conditional-format>
          <calcext:conditional-format calcext:target-range-address="falshCardA1.B3:falshCardA1.B65 falshCardA1.C64:falshCardA1.C67 falshCardA1.D23:falshCardA1.G23 falshCardA1.C22:falshCardA1.E22 falshCardA1.G22:falshCardA1.N22 falshCardA1.O24:falshCardA1.O37 falshCardA1.O39:falshCardA1.O67 falshCardA1.C24:falshCardA1.C62 falshCardA1.O70:falshCardA1.O70 falshCardA1.B69:falshCardA1.B69 falshCardA1.O71:falshCardA1.O71 falshCardA1.F71:falshCardA1.F71 falshCardA1.C3:falshCardA1.O11 falshCardA1.D2:falshCardA1.O2 falshCardA1.H68:falshCardA1.O69 falshCardA1.D24:falshCardA1.N25 falshCardA1.I23:falshCardA1.O23 falshCardA1.I70:falshCardA1.N71 falshCardA1.C13:falshCardA1.O21 falshCardA1.C12:falshCardA1.L12 falshCardA1.N12:falshCardA1.O12 falshCardA1.D27:falshCardA1.N67 falshCardA1.D26:falshCardA1.H26 falshCardA1.N26:falshCardA1.N26 falshCardA1.J26:falshCardA1.J26 falshCardA1.L26:falshCardA1.L26">
            <calcext:condition calcext:apply-style-name="Безымянный2" calcext:value="=&quot;rzeczownik&quot;" calcext:base-cell-address="falshCardA1.B2"/>
          </calcext:conditional-format>
          <calcext:conditional-format calcext:target-range-address="falshCardA1.B2:falshCardA1.B2">
            <calcext:condition calcext:apply-style-name="Безымянный2" calcext:value="formula-is([$falshCardA1.$D2]=rzeczownik)" calcext:base-cell-address="falshCardA1.B2"/>
          </calcext:conditional-format>
          <calcext:conditional-format calcext:target-range-address="falshCardA1.B2:falshCardA1.B2">
            <calcext:condition calcext:apply-style-name="Безымянный2" calcext:value="=&quot;rzeczownik&quot;" calcext:base-cell-address="falshCardA1.B2"/>
          </calcext:conditional-format>
          <calcext:conditional-format calcext:target-range-address="falshCardA1.C2:falshCardA1.C2">
            <calcext:condition calcext:apply-style-name="Безымянный2" calcext:value="formula-is([$falshCardA1.$D2]=rzeczownik)" calcext:base-cell-address="falshCardA1.C2"/>
          </calcext:conditional-format>
          <calcext:conditional-format calcext:target-range-address="falshCardA1.C2:falshCardA1.C2">
            <calcext:condition calcext:apply-style-name="Безымянный2" calcext:value="=&quot;rzeczownik&quot;" calcext:base-cell-address="falshCardA1.C2"/>
          </calcext:conditional-format>
          <calcext:conditional-format calcext:target-range-address="falshCardA1.A66:falshCardA1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6:falshCardA1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7:falshCardA1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7:falshCardA1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B66:falshCardA1.B67">
            <calcext:condition calcext:apply-style-name="Безымянный2" calcext:value="=&quot;rzeczownik&quot;" calcext:base-cell-address="falshCardA1.B66"/>
          </calcext:conditional-format>
          <calcext:conditional-format calcext:target-range-address="falshCardA1.A68:falshCardA1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8:falshCardA1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9:falshCardA1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9:falshCardA1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B68:falshCardA1.B69">
            <calcext:condition calcext:apply-style-name="Безымянный2" calcext:value="=&quot;rzeczownik&quot;" calcext:base-cell-address="falshCardA1.B68"/>
          </calcext:conditional-format>
          <calcext:conditional-format calcext:target-range-address="falshCardA1.C68:falshCardA1.C68">
            <calcext:condition calcext:apply-style-name="Безымянный2" calcext:value="=&quot;rzeczownik&quot;" calcext:base-cell-address="falshCardA1.C68"/>
          </calcext:conditional-format>
          <calcext:conditional-format calcext:target-range-address="falshCardA1.C69:falshCardA1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C69:falshCardA1.C69">
            <calcext:condition calcext:apply-style-name="Безымянный2" calcext:value="formula-is([$falshCardA1.$D69]=rzeczownik)" calcext:base-cell-address="falshCardA1.C69"/>
          </calcext:conditional-format>
          <calcext:conditional-format calcext:target-range-address="falshCardA1.C69:falshCardA1.C69">
            <calcext:condition calcext:apply-style-name="Безымянный2" calcext:value="=&quot;rzeczownik&quot;" calcext:base-cell-address="falshCardA1.C69"/>
          </calcext:conditional-format>
          <calcext:conditional-format calcext:target-range-address="falshCardA1.E69:falshCardA1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E68:falshCardA1.E69">
            <calcext:condition calcext:apply-style-name="Безымянный2" calcext:value="=&quot;rzeczownik&quot;" calcext:base-cell-address="falshCardA1.E68"/>
          </calcext:conditional-format>
          <calcext:conditional-format calcext:target-range-address="falshCardA1.F68:falshCardA1.F69">
            <calcext:condition calcext:apply-style-name="Безымянный2" calcext:value="=&quot;rzeczownik&quot;" calcext:base-cell-address="falshCardA1.F68"/>
          </calcext:conditional-format>
          <calcext:conditional-format calcext:target-range-address="falshCardA1.D68:falshCardA1.D69">
            <calcext:condition calcext:apply-style-name="Безымянный2" calcext:value="=&quot;rzeczownik&quot;" calcext:base-cell-address="falshCardA1.D68"/>
          </calcext:conditional-format>
          <calcext:conditional-format calcext:target-range-address="falshCardA1.G68:falshCardA1.G69">
            <calcext:condition calcext:apply-style-name="Безымянный2" calcext:value="=&quot;rzeczownik&quot;" calcext:base-cell-address="falshCardA1.G68"/>
          </calcext:conditional-format>
          <calcext:conditional-format calcext:target-range-address="falshCardA1.H23:falshCardA1.H23">
            <calcext:condition calcext:apply-style-name="Безымянный2" calcext:value="=&quot;rzeczownik&quot;" calcext:base-cell-address="falshCardA1.H23"/>
          </calcext:conditional-format>
          <calcext:conditional-format calcext:target-range-address="falshCardA1.C23:falshCardA1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C23:falshCardA1.C23">
            <calcext:condition calcext:apply-style-name="Безымянный2" calcext:value="formula-is([$falshCardA1.$D23]=rzeczownik)" calcext:base-cell-address="falshCardA1.C23"/>
          </calcext:conditional-format>
          <calcext:conditional-format calcext:target-range-address="falshCardA1.C23:falshCardA1.C23">
            <calcext:condition calcext:apply-style-name="Безымянный2" calcext:value="=&quot;rzeczownik&quot;" calcext:base-cell-address="falshCardA1.C23"/>
          </calcext:conditional-format>
          <calcext:conditional-format calcext:target-range-address="falshCardA1.F22:falshCardA1.F22">
            <calcext:condition calcext:apply-style-name="Безымянный2" calcext:value="=&quot;rzeczownik&quot;" calcext:base-cell-address="falshCardA1.F22"/>
          </calcext:conditional-format>
          <calcext:conditional-format calcext:target-range-address="falshCardA1.O22:falshCardA1.O22">
            <calcext:condition calcext:apply-style-name="Безымянный2" calcext:value="=&quot;rzeczownik&quot;" calcext:base-cell-address="falshCardA1.O22"/>
          </calcext:conditional-format>
          <calcext:conditional-format calcext:target-range-address="falshCardA1.C63:falshCardA1.C63">
            <calcext:condition calcext:apply-style-name="Безымянный2" calcext:value="=&quot;rzeczownik&quot;" calcext:base-cell-address="falshCardA1.C63"/>
          </calcext:conditional-format>
          <calcext:conditional-format calcext:target-range-address="falshCardA1.F70:falshCardA1.F70">
            <calcext:condition calcext:apply-style-name="Безымянный2" calcext:value="=&quot;rzeczownik&quot;" calcext:base-cell-address="falshCardA1.F70"/>
          </calcext:conditional-format>
          <calcext:conditional-format calcext:target-range-address="falshCardA1.B71:falshCardA1.B71">
            <calcext:condition calcext:apply-style-name="Безымянный2" calcext:value="=&quot;rzeczownik&quot;" calcext:base-cell-address="falshCardA1.B71"/>
          </calcext:conditional-format>
          <calcext:conditional-format calcext:target-range-address="falshCardA1.A70:falshCardA1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0:falshCardA1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1:falshCardA1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1:falshCardA1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B70:falshCardA1.B71">
            <calcext:condition calcext:apply-style-name="Безымянный2" calcext:value="=&quot;rzeczownik&quot;" calcext:base-cell-address="falshCardA1.B70"/>
          </calcext:conditional-format>
          <calcext:conditional-format calcext:target-range-address="falshCardA1.C70:falshCardA1.C70">
            <calcext:condition calcext:apply-style-name="Безымянный2" calcext:value="=&quot;rzeczownik&quot;" calcext:base-cell-address="falshCardA1.C70"/>
          </calcext:conditional-format>
          <calcext:conditional-format calcext:target-range-address="falshCardA1.C71:falshCardA1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C71:falshCardA1.C71">
            <calcext:condition calcext:apply-style-name="Безымянный2" calcext:value="formula-is([$falshCardA1.$D71]=rzeczownik)" calcext:base-cell-address="falshCardA1.C71"/>
          </calcext:conditional-format>
          <calcext:conditional-format calcext:target-range-address="falshCardA1.C71:falshCardA1.C71">
            <calcext:condition calcext:apply-style-name="Безымянный2" calcext:value="=&quot;rzeczownik&quot;" calcext:base-cell-address="falshCardA1.C71"/>
          </calcext:conditional-format>
          <calcext:conditional-format calcext:target-range-address="falshCardA1.E71:falshCardA1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E70:falshCardA1.E71">
            <calcext:condition calcext:apply-style-name="Безымянный2" calcext:value="=&quot;rzeczownik&quot;" calcext:base-cell-address="falshCardA1.E70"/>
          </calcext:conditional-format>
          <calcext:conditional-format calcext:target-range-address="falshCardA1.D70:falshCardA1.D71">
            <calcext:condition calcext:apply-style-name="Безымянный2" calcext:value="=&quot;rzeczownik&quot;" calcext:base-cell-address="falshCardA1.D70"/>
          </calcext:conditional-format>
          <calcext:conditional-format calcext:target-range-address="falshCardA1.H71:falshCardA1.H71">
            <calcext:condition calcext:apply-style-name="Безымянный2" calcext:value="=&quot;rzeczownik&quot;" calcext:base-cell-address="falshCardA1.H71"/>
          </calcext:conditional-format>
          <calcext:conditional-format calcext:target-range-address="falshCardA1.H70:falshCardA1.H70">
            <calcext:condition calcext:apply-style-name="Безымянный2" calcext:value="=&quot;rzeczownik&quot;" calcext:base-cell-address="falshCardA1.H70"/>
          </calcext:conditional-format>
          <calcext:conditional-format calcext:target-range-address="falshCardA1.G70:falshCardA1.G71">
            <calcext:condition calcext:apply-style-name="Безымянный2" calcext:value="=&quot;rzeczownik&quot;" calcext:base-cell-address="falshCardA1.G70"/>
          </calcext:conditional-format>
          <calcext:conditional-format calcext:target-range-address="falshCardA1.H1:falshCardA1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M1:falshCardA1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M12:falshCardA1.M12">
            <calcext:condition calcext:apply-style-name="Безымянный2" calcext:value="formula-is([$falshCardA1.$D12]=rzeczownik)" calcext:base-cell-address="falshCardA1.M12"/>
          </calcext:conditional-format>
          <calcext:conditional-format calcext:target-range-address="falshCardA1.M12:falshCardA1.M12">
            <calcext:condition calcext:apply-style-name="Безымянный2" calcext:value="=&quot;rzeczownik&quot;" calcext:base-cell-address="falshCardA1.M12"/>
          </calcext:conditional-format>
          <calcext:conditional-format calcext:target-range-address="falshCardA1.I26:falshCardA1.I26">
            <calcext:condition calcext:apply-style-name="Безымянный2" calcext:value="formula-is([$falshCardA1.$D26]=rzeczownik)" calcext:base-cell-address="falshCardA1.I26"/>
          </calcext:conditional-format>
          <calcext:conditional-format calcext:target-range-address="falshCardA1.I26:falshCardA1.I26">
            <calcext:condition calcext:apply-style-name="Безымянный2" calcext:value="=&quot;rzeczownik&quot;" calcext:base-cell-address="falshCardA1.I26"/>
          </calcext:conditional-format>
          <calcext:conditional-format calcext:target-range-address="falshCardA1.K26:falshCardA1.K26">
            <calcext:condition calcext:apply-style-name="Безымянный2" calcext:value="formula-is([$falshCardA1.$D26]=rzeczownik)" calcext:base-cell-address="falshCardA1.K26"/>
          </calcext:conditional-format>
          <calcext:conditional-format calcext:target-range-address="falshCardA1.K26:falshCardA1.K26">
            <calcext:condition calcext:apply-style-name="Безымянный2" calcext:value="=&quot;rzeczownik&quot;" calcext:base-cell-address="falshCardA1.K26"/>
          </calcext:conditional-format>
          <calcext:conditional-format calcext:target-range-address="falshCardA1.M26:falshCardA1.M26">
            <calcext:condition calcext:apply-style-name="Безымянный2" calcext:value="formula-is([$falshCardA1.$D26]=rzeczownik)" calcext:base-cell-address="falshCardA1.M26"/>
          </calcext:conditional-format>
          <calcext:conditional-format calcext:target-range-address="falshCardA1.M26:falshCardA1.M26">
            <calcext:condition calcext:apply-style-name="Безымянный2" calcext:value="=&quot;rzeczownik&quot;" calcext:base-cell-address="falshCardA1.M26"/>
          </calcext:conditional-format>
          <calcext:conditional-format calcext:target-range-address="falshCardA1.B73:falshCardA1.B73">
            <calcext:condition calcext:apply-style-name="Безымянный2" calcext:value="=&quot;rzeczownik&quot;" calcext:base-cell-address="falshCardA1.B73"/>
          </calcext:conditional-format>
          <calcext:conditional-format calcext:target-range-address="falshCardA1.A72:falshCardA1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2:falshCardA1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3:falshCardA1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3:falshCardA1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B72:falshCardA1.B73">
            <calcext:condition calcext:apply-style-name="Безымянный2" calcext:value="=&quot;rzeczownik&quot;" calcext:base-cell-address="falshCardA1.B72"/>
          </calcext:conditional-format>
          <calcext:conditional-format calcext:target-range-address="falshCardA1.C72:falshCardA1.D73">
            <calcext:condition calcext:apply-style-name="Безымянный2" calcext:value="formula-is([$falshCardA1.$D72]=rzeczownik)" calcext:base-cell-address="falshCardA1.C72"/>
          </calcext:conditional-format>
          <calcext:conditional-format calcext:target-range-address="falshCardA1.C72:falshCardA1.D73">
            <calcext:condition calcext:apply-style-name="Безымянный2" calcext:value="=&quot;rzeczownik&quot;" calcext:base-cell-address="falshCardA1.C72"/>
          </calcext:conditional-format>
          <calcext:conditional-format calcext:target-range-address="falshCardA1.G73:falshCardA1.N73 falshCardA1.G72:falshCardA1.L72 falshCardA1.N72:falshCardA1.N72">
            <calcext:condition calcext:apply-style-name="Безымянный2" calcext:value="formula-is([$falshCardA1.$D72]=rzeczownik)" calcext:base-cell-address="falshCardA1.G72"/>
          </calcext:conditional-format>
          <calcext:conditional-format calcext:target-range-address="falshCardA1.G73:falshCardA1.N73 falshCardA1.G72:falshCardA1.L72 falshCardA1.N72:falshCardA1.N72">
            <calcext:condition calcext:apply-style-name="Безымянный2" calcext:value="=&quot;rzeczownik&quot;" calcext:base-cell-address="falshCardA1.G72"/>
          </calcext:conditional-format>
          <calcext:conditional-format calcext:target-range-address="falshCardA1.M72:falshCardA1.M72">
            <calcext:condition calcext:apply-style-name="Безымянный2" calcext:value="formula-is([$falshCardA1.$D72]=rzeczownik)" calcext:base-cell-address="falshCardA1.M72"/>
          </calcext:conditional-format>
          <calcext:conditional-format calcext:target-range-address="falshCardA1.M72:falshCardA1.M72">
            <calcext:condition calcext:apply-style-name="Безымянный2" calcext:value="=&quot;rzeczownik&quot;" calcext:base-cell-address="falshCardA1.M72"/>
          </calcext:conditional-format>
          <calcext:conditional-format calcext:target-range-address="falshCardA1.P1:falshCardA1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" table:style-name="ta1">
        <office:forms form:automatic-focus="false" form:apply-design-mode="false"/>
        <table:table-column table:style-name="co11" table:default-cell-style-name="ce187"/>
        <table:table-column table:style-name="co11" table:default-cell-style-name="ce189"/>
        <table:table-column table:style-name="co40" table:default-cell-style-name="ce102"/>
        <table:table-column table:style-name="co11" table:default-cell-style-name="Default"/>
        <table:table-column table:style-name="co41" table:default-cell-style-name="ce102"/>
        <table:table-column table:style-name="co42" table:default-cell-style-name="ce102"/>
        <table:table-column table:style-name="co43" table:number-columns-repeated="2" table:default-cell-style-name="ce102"/>
        <table:table-column table:style-name="co44" table:number-columns-repeated="6" table:default-cell-style-name="ce102"/>
        <table:table-column table:style-name="co45" table:default-cell-style-name="ce102"/>
        <table:table-column table:style-name="co11" table:number-columns-repeated="1009" table:default-cell-style-name="ce102"/>
        <table:table-row table:style-name="ro8">
          <table:table-cell table:style-name="ce186" office:value-type="string" calcext:value-type="string">
            <text:p>L1_level</text:p>
          </table:table-cell>
          <table:table-cell table:style-name="ce186" office:value-type="string" calcext:value-type="string">
            <text:p>L1_title</text:p>
          </table:table-cell>
          <table:table-cell table:style-name="ce186" office:value-type="string" calcext:value-type="string">
            <text:p>L1_ident</text:p>
          </table:table-cell>
          <table:table-cell table:style-name="ce186" office:value-type="string" calcext:value-type="string">
            <text:p>L1_type</text:p>
          </table:table-cell>
          <table:table-cell table:style-name="ce186" office:value-type="string" calcext:value-type="string">
            <text:p>L1_single</text:p>
          </table:table-cell>
          <table:table-cell table:style-name="ce186" office:value-type="string" calcext:value-type="string">
            <text:p>L1_word</text:p>
          </table:table-cell>
          <table:table-cell table:style-name="ce186" office:value-type="string" calcext:value-type="string">
            <text:p>L1_plural</text:p>
          </table:table-cell>
          <table:table-cell table:style-name="ce193" office:value-type="string" calcext:value-type="string">
            <text:p>L1_aword</text:p>
          </table:table-cell>
          <table:table-cell table:style-name="ce186" office:value-type="string" calcext:value-type="string">
            <text:p>L1_p1desc</text:p>
          </table:table-cell>
          <table:table-cell table:style-name="ce186" office:value-type="string" calcext:value-type="string">
            <text:p>L1_p1word</text:p>
          </table:table-cell>
          <table:table-cell table:style-name="ce186" office:value-type="string" calcext:value-type="string">
            <text:p>L1_p2desc</text:p>
          </table:table-cell>
          <table:table-cell table:style-name="ce186" office:value-type="string" calcext:value-type="string">
            <text:p>L1_p2word</text:p>
          </table:table-cell>
          <table:table-cell table:style-name="ce194" office:value-type="string" calcext:value-type="string">
            <text:p>L1_p3desc</text:p>
          </table:table-cell>
          <table:table-cell table:style-name="ce194" office:value-type="string" calcext:value-type="string">
            <text:p>L1_p3word</text:p>
          </table:table-cell>
          <table:table-cell table:style-name="ce196" office:value-type="string" calcext:value-type="string">
            <text:p>L1_example</text:p>
          </table:table-cell>
          <table:table-cell table:style-name="ce393" office:value-type="string" calcext:value-type="string">
            <text:p>L1_counter</text:p>
          </table:table-cell>
          <table:table-cell table:style-name="ce148" table:number-columns-repeated="1008"/>
        </table:table-row>
        <table:table-row table:style-name="ro7">
          <table:table-cell table:style-name="ce250" office:value-type="string" calcext:value-type="string">
            <text:p>A2</text:p>
          </table:table-cell>
          <table:table-cell table:style-name="ce234" table:content-validation-name="val2" office:value-type="string" calcext:value-type="string">
            <text:p>Ogólne </text:p>
          </table:table-cell>
          <table:table-cell table:style-name="ce240" table:content-validation-name="val2" office:value-type="string" calcext:value-type="string">
            <text:p>r.m.</text:p>
          </table:table-cell>
          <table:table-cell table:style-name="ce249" table:content-validation-name="val2" office:value-type="string" calcext:value-type="string">
            <text:p>rzeczownik</text:p>
          </table:table-cell>
          <table:table-cell table:style-name="ce257" office:value-type="string" calcext:value-type="string">
            <text:p>l.p.</text:p>
          </table:table-cell>
          <table:table-cell table:style-name="ce257" office:value-type="string" calcext:value-type="string">
            <text:p>Ogród</text:p>
          </table:table-cell>
          <table:table-cell table:style-name="ce257" office:value-type="string" calcext:value-type="string">
            <text:p>l.m.</text:p>
          </table:table-cell>
          <table:table-cell table:style-name="ce257" office:value-type="string" calcext:value-type="string">
            <text:p>ogrody</text:p>
          </table:table-cell>
          <table:table-cell table:style-name="ce370" table:content-validation-name="val1" office:value-type="string" calcext:value-type="string">
            <text:p>Dop</text:p>
          </table:table-cell>
          <table:table-cell table:style-name="ce257" office:value-type="string" calcext:value-type="string">
            <text:p>ogrodu</text:p>
          </table:table-cell>
          <table:table-cell table:style-name="ce257" office:value-type="string" calcext:value-type="string">
            <text:p>Ms.</text:p>
          </table:table-cell>
          <table:table-cell table:style-name="ce257" office:value-type="string" calcext:value-type="string">
            <text:p>ogrodzie</text:p>
          </table:table-cell>
          <table:table-cell table:style-name="ce257" office:value-type="string" calcext:value-type="string">
            <text:p>Narz</text:p>
          </table:table-cell>
          <table:table-cell table:style-name="ce257" office:value-type="string" calcext:value-type="string">
            <text:p>ogrodem</text:p>
          </table:table-cell>
          <table:table-cell table:style-name="ce373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 table:style-name="ce191"/>
          <table:table-cell office:value-type="string" calcext:value-type="string">
            <text:p>przymiotnik</text:p>
          </table:table-cell>
          <table:table-cell table:style-name="ce258" office:value-type="string" calcext:value-type="string">
            <text:p>wada</text:p>
          </table:table-cell>
          <table:table-cell table:style-name="ce293" office:value-type="string" calcext:value-type="string">
            <text:p>zły</text:p>
          </table:table-cell>
          <table:table-cell table:style-name="ce191"/>
          <table:table-cell table:style-name="ce191" office:value-type="string" calcext:value-type="string">
            <text:p>zlość</text:p>
          </table:table-cell>
          <table:table-cell table:style-name="ce191"/>
          <table:table-cell table:style-name="ce191" office:value-type="string" calcext:value-type="string">
            <text:p>zła pogoda</text:p>
          </table:table-cell>
          <table:table-cell table:style-name="ce191"/>
          <table:table-cell table:style-name="ce191" office:value-type="string" calcext:value-type="string">
            <text:p>zła wróżba</text:p>
          </table:table-cell>
          <table:table-cell table:style-name="ce191" table:number-columns-repeated="2"/>
          <table:table-cell table:style-name="ce191" office:value-type="string" calcext:value-type="string">
            <text:p>zły to ptak, co swe gniazdo plugaw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 table:style-name="ce191"/>
          <table:table-cell table:style-name="ce282" office:value-type="string" calcext:value-type="string">
            <text:p>прилагательное</text:p>
          </table:table-cell>
          <table:table-cell table:style-name="ce258" office:value-type="string" calcext:value-type="string">
            <text:p>недостаток</text:p>
          </table:table-cell>
          <table:table-cell table:style-name="ce293" office:value-type="string" calcext:value-type="string">
            <text:p>плохой</text:p>
          </table:table-cell>
          <table:table-cell table:style-name="ce191" table:number-columns-repeated="9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 table:style-name="ce191"/>
          <table:table-cell office:value-type="string" calcext:value-type="string">
            <text:p>przymiotnik</text:p>
          </table:table-cell>
          <table:table-cell table:style-name="ce258" office:value-type="string" calcext:value-type="string">
            <text:p>zaleta</text:p>
          </table:table-cell>
          <table:table-cell table:style-name="ce293" office:value-type="string" calcext:value-type="string">
            <text:p>dobry</text:p>
          </table:table-cell>
          <table:table-cell table:style-name="ce191"/>
          <table:table-cell table:style-name="ce375" office:value-type="string" calcext:value-type="string">
            <text:p>dobro</text:p>
          </table:table-cell>
          <table:table-cell table:style-name="ce191" table:number-columns-repeated="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хороший</text:p>
          </table:table-cell>
          <table:table-cell/>
          <table:table-cell office:value-type="string" calcext:value-type="string">
            <text:p>добро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2" office:value-type="string" calcext:value-type="string">
            <text:p>wada</text:p>
          </table:table-cell>
          <table:table-cell office:value-type="string" calcext:value-type="string">
            <text:p>bezczełny</text:p>
          </table:table-cell>
          <table:table-cell/>
          <table:table-cell office:value-type="string" calcext:value-type="string">
            <text:p>bezczełność</text:p>
          </table:table-cell>
          <table:table-cell table:number-columns-repeated="6"/>
          <table:table-cell office:value-type="string" calcext:value-type="string">
            <text:p>Zamiast porządnieć, wspinasz się na szczyt bezczelności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222" office:value-type="string" calcext:value-type="string">
            <text:p>недостаток</text:p>
          </table:table-cell>
          <table:table-cell office:value-type="string" calcext:value-type="string">
            <text:p>нахальный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3" office:value-type="string" calcext:value-type="string">
            <text:p>wada</text:p>
          </table:table-cell>
          <table:table-cell office:value-type="string" calcext:value-type="string">
            <text:p>brutałny</text:p>
          </table:table-cell>
          <table:table-cell/>
          <table:table-cell office:value-type="string" calcext:value-type="string">
            <text:p>brutałność</text:p>
          </table:table-cell>
          <table:table-cell table:number-columns-repeated="6"/>
          <table:table-cell office:value-type="string" calcext:value-type="string">
            <text:p>to było brutalne przestępstwo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223" office:value-type="string" calcext:value-type="string">
            <text:p>недостаток</text:p>
          </table:table-cell>
          <table:table-cell office:value-type="string" calcext:value-type="string">
            <text:p>зверский</text:p>
          </table:table-cell>
          <table:table-cell/>
          <table:table-cell office:value-type="string" calcext:value-type="string">
            <text:p>зверство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4" office:value-type="string" calcext:value-type="string">
            <text:p>wada</text:p>
          </table:table-cell>
          <table:table-cell office:value-type="string" calcext:value-type="string">
            <text:p>chamski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224" office:value-type="string" calcext:value-type="string">
            <text:p>недостаток</text:p>
          </table:table-cell>
          <table:table-cell office:value-type="string" calcext:value-type="string">
            <text:p>невоспитанный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5" office:value-type="string" calcext:value-type="string">
            <text:p>wada</text:p>
          </table:table-cell>
          <table:table-cell office:value-type="string" calcext:value-type="string">
            <text:p>wulgarny</text:p>
          </table:table-cell>
          <table:table-cell/>
          <table:table-cell office:value-type="string" calcext:value-type="string">
            <text:p>wulgarność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225" office:value-type="string" calcext:value-type="string">
            <text:p>недостаток</text:p>
          </table:table-cell>
          <table:table-cell office:value-type="string" calcext:value-type="string">
            <text:p>вульгарный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7" office:value-type="string" calcext:value-type="string">
            <text:p>wada</text:p>
          </table:table-cell>
          <table:table-cell office:value-type="string" calcext:value-type="string">
            <text:p>agresywny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297" office:value-type="string" calcext:value-type="string">
            <text:p>недостаток</text:p>
          </table:table-cell>
          <table:table-cell office:value-type="string" calcext:value-type="string">
            <text:p>агрессивный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7" office:value-type="string" calcext:value-type="string">
            <text:p>zaleta</text:p>
          </table:table-cell>
          <table:table-cell office:value-type="string" calcext:value-type="string">
            <text:p>wrażliwy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чувствительный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8" office:value-type="string" calcext:value-type="string">
            <text:p>zaleta</text:p>
          </table:table-cell>
          <table:table-cell office:value-type="string" calcext:value-type="string">
            <text:p>koleźenski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компанейский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9" office:value-type="string" calcext:value-type="string">
            <text:p>zaleta</text:p>
          </table:table-cell>
          <table:table-cell office:value-type="string" calcext:value-type="string">
            <text:p>miły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приятный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0" office:value-type="string" calcext:value-type="string">
            <text:p>zaleta</text:p>
          </table:table-cell>
          <table:table-cell office:value-type="string" calcext:value-type="string">
            <text:p>naiwny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наивный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1" office:value-type="string" calcext:value-type="string">
            <text:p>zaleta</text:p>
          </table:table-cell>
          <table:table-cell office:value-type="string" calcext:value-type="string">
            <text:p>nieśmialy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6" office:value-type="string" calcext:value-type="string">
            <text:p>zaleta</text:p>
          </table:table-cell>
          <table:table-cell office:value-type="string" calcext:value-type="string">
            <text:p>wstydliwy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3" office:value-type="string" calcext:value-type="string">
            <text:p>wada</text:p>
          </table:table-cell>
          <table:table-cell office:value-type="string" calcext:value-type="string">
            <text:p>obojętny</text:p>
          </table:table-cell>
          <table:table-cell/>
          <table:table-cell office:value-type="string" calcext:value-type="string">
            <text:p>obojętność</text:p>
          </table:table-cell>
          <table:table-cell table:number-columns-repeated="6"/>
          <table:table-cell office:value-type="string" calcext:value-type="string">
            <text:p>Czy to obojętność?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233" office:value-type="string" calcext:value-type="string">
            <text:p>недостаток</text:p>
          </table:table-cell>
          <table:table-cell office:value-type="string" calcext:value-type="string">
            <text:p>безразличный</text:p>
          </table:table-cell>
          <table:table-cell/>
          <table:table-cell office:value-type="string" calcext:value-type="string">
            <text:p>безразличие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6" office:value-type="string" calcext:value-type="string">
            <text:p>zaleta</text:p>
          </table:table-cell>
          <table:table-cell office:value-type="string" calcext:value-type="string">
            <text:p>odwaźny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тважный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1" office:value-type="string" calcext:value-type="string">
            <text:p>wada</text:p>
          </table:table-cell>
          <table:table-cell office:value-type="string" calcext:value-type="string">
            <text:p>tchórzliwy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301" office:value-type="string" calcext:value-type="string">
            <text:p>недостаток</text:p>
          </table:table-cell>
          <table:table-cell office:value-type="string" calcext:value-type="string">
            <text:p>трусливый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6" office:value-type="string" calcext:value-type="string">
            <text:p>wada</text:p>
          </table:table-cell>
          <table:table-cell office:value-type="string" calcext:value-type="string">
            <text:p>samolubny 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236" office:value-type="string" calcext:value-type="string">
            <text:p>недостаток</text:p>
          </table:table-cell>
          <table:table-cell office:value-type="string" calcext:value-type="string">
            <text:p>эгоистичный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7" office:value-type="string" calcext:value-type="string">
            <text:p>wada</text:p>
          </table:table-cell>
          <table:table-cell office:value-type="string" calcext:value-type="string">
            <text:p>egoista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237" office:value-type="string" calcext:value-type="string">
            <text:p>недостаток</text:p>
          </table:table-cell>
          <table:table-cell office:value-type="string" calcext:value-type="string">
            <text:p>эгоист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0" office:value-type="string" calcext:value-type="string">
            <text:p>zaleta</text:p>
          </table:table-cell>
          <table:table-cell office:value-type="string" calcext:value-type="string">
            <text:p>interesowny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любознательный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9" office:value-type="string" calcext:value-type="string">
            <text:p>zaleta</text:p>
          </table:table-cell>
          <table:table-cell office:value-type="string" calcext:value-type="string">
            <text:p>surowy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уровый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5" office:value-type="string" calcext:value-type="string">
            <text:p>zaleta</text:p>
          </table:table-cell>
          <table:table-cell office:value-type="string" calcext:value-type="string">
            <text:p>łagodny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нежный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1" office:value-type="string" calcext:value-type="string">
            <text:p>zaleta</text:p>
          </table:table-cell>
          <table:table-cell office:value-type="string" calcext:value-type="string">
            <text:p>skromny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кромный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2" office:value-type="string" calcext:value-type="string">
            <text:p>zaleta</text:p>
          </table:table-cell>
          <table:table-cell office:value-type="string" calcext:value-type="string">
            <text:p>szczery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честный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3" office:value-type="string" calcext:value-type="string">
            <text:p>wada</text:p>
          </table:table-cell>
          <table:table-cell office:value-type="string" calcext:value-type="string">
            <text:p>fałszywy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243" office:value-type="string" calcext:value-type="string">
            <text:p>недостаток</text:p>
          </table:table-cell>
          <table:table-cell office:value-type="string" calcext:value-type="string">
            <text:p>ложный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4" office:value-type="string" calcext:value-type="string">
            <text:p>wada</text:p>
          </table:table-cell>
          <table:table-cell office:value-type="string" calcext:value-type="string">
            <text:p>obłudn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244" office:value-type="string" calcext:value-type="string">
            <text:p>недостаток</text:p>
          </table:table-cell>
          <table:table-cell office:value-type="string" calcext:value-type="string">
            <text:p>лицемерный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5" office:value-type="string" calcext:value-type="string">
            <text:p>wada</text:p>
          </table:table-cell>
          <table:table-cell office:value-type="string" calcext:value-type="string">
            <text:p>dwulicowy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245" office:value-type="string" calcext:value-type="string">
            <text:p>недостаток</text:p>
          </table:table-cell>
          <table:table-cell office:value-type="string" calcext:value-type="string">
            <text:p>двуликий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6" office:value-type="string" calcext:value-type="string">
            <text:p>zaleta</text:p>
          </table:table-cell>
          <table:table-cell office:value-type="string" calcext:value-type="string">
            <text:p>źyczliwy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дружелюбный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9" office:value-type="string" calcext:value-type="string">
            <text:p>zaleta</text:p>
          </table:table-cell>
          <table:table-cell office:value-type="string" calcext:value-type="string">
            <text:p>sympatyczny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импатический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0" office:value-type="string" calcext:value-type="string">
            <text:p>zaleta</text:p>
          </table:table-cell>
          <table:table-cell office:value-type="string" calcext:value-type="string">
            <text:p>uroczy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чаровательный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1" office:value-type="string" calcext:value-type="string">
            <text:p>zaleta</text:p>
          </table:table-cell>
          <table:table-cell office:value-type="string" calcext:value-type="string">
            <text:p>skryty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крытный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2" office:value-type="string" calcext:value-type="string">
            <text:p>zaleta</text:p>
          </table:table-cell>
          <table:table-cell office:value-type="string" calcext:value-type="string">
            <text:p>cierpliwy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терпели́вый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1" office:value-type="string" calcext:value-type="string">
            <text:p>zaleta</text:p>
          </table:table-cell>
          <table:table-cell office:value-type="string" calcext:value-type="string">
            <text:p>spokojny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покойный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2" office:value-type="string" calcext:value-type="string">
            <text:p>wada</text:p>
          </table:table-cell>
          <table:table-cell office:value-type="string" calcext:value-type="string">
            <text:p>nerwowy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252" office:value-type="string" calcext:value-type="string">
            <text:p>недостаток</text:p>
          </table:table-cell>
          <table:table-cell office:value-type="string" calcext:value-type="string">
            <text:p>нервный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3" office:value-type="string" calcext:value-type="string">
            <text:p>wada</text:p>
          </table:table-cell>
          <table:table-cell office:value-type="string" calcext:value-type="string">
            <text:p>wybuchowy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253" office:value-type="string" calcext:value-type="string">
            <text:p>недостаток</text:p>
          </table:table-cell>
          <table:table-cell office:value-type="string" calcext:value-type="string">
            <text:p>вспыльчивый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4" office:value-type="string" calcext:value-type="string">
            <text:p>zaleta</text:p>
          </table:table-cell>
          <table:table-cell office:value-type="string" calcext:value-type="string">
            <text:p>uprzejmy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учтивый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5" office:value-type="string" calcext:value-type="string">
            <text:p>zaleta</text:p>
          </table:table-cell>
          <table:table-cell office:value-type="string" calcext:value-type="string">
            <text:p>grzeczny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вежливый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0" office:value-type="string" calcext:value-type="string">
            <text:p>zaleta</text:p>
          </table:table-cell>
          <table:table-cell office:value-type="string" calcext:value-type="string">
            <text:p>zdolny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пособный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1" office:value-type="string" calcext:value-type="string">
            <text:p>zaleta</text:p>
          </table:table-cell>
          <table:table-cell office:value-type="string" calcext:value-type="string">
            <text:p>dumny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гордый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3" office:value-type="string" calcext:value-type="string">
            <text:p>zaleta</text:p>
          </table:table-cell>
          <table:table-cell office:value-type="string" calcext:value-type="string">
            <text:p>utalentowany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даренный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5" office:value-type="string" calcext:value-type="string">
            <text:p>zaleta</text:p>
          </table:table-cell>
          <table:table-cell office:value-type="string" calcext:value-type="string">
            <text:p>pilny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тарательный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6" office:value-type="string" calcext:value-type="string">
            <text:p>zaleta</text:p>
          </table:table-cell>
          <table:table-cell office:value-type="string" calcext:value-type="string">
            <text:p>ambitny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честолюбивый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1" office:value-type="string" calcext:value-type="string">
            <text:p>zaleta</text:p>
          </table:table-cell>
          <table:table-cell office:value-type="string" calcext:value-type="string">
            <text:p>pracowity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трудолюбивый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2" office:value-type="string" calcext:value-type="string">
            <text:p>zaleta</text:p>
          </table:table-cell>
          <table:table-cell office:value-type="string" calcext:value-type="string">
            <text:p>leniwy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ленивый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3" office:value-type="string" calcext:value-type="string">
            <text:p>zaleta</text:p>
          </table:table-cell>
          <table:table-cell office:value-type="string" calcext:value-type="string">
            <text:p>obowiązkowy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бязательный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9" office:value-type="string" calcext:value-type="string">
            <text:p>zaleta</text:p>
          </table:table-cell>
          <table:table-cell office:value-type="string" calcext:value-type="string">
            <text:p>solidny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надёжный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3" office:value-type="string" calcext:value-type="string">
            <text:p>zaleta</text:p>
          </table:table-cell>
          <table:table-cell office:value-type="string" calcext:value-type="string">
            <text:p>punktualny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пунктуальный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4" office:value-type="string" calcext:value-type="string">
            <text:p>zaleta</text:p>
          </table:table-cell>
          <table:table-cell office:value-type="string" calcext:value-type="string">
            <text:p>madry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мудрый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2" office:value-type="string" calcext:value-type="string">
            <text:p>zaleta</text:p>
          </table:table-cell>
          <table:table-cell office:value-type="string" calcext:value-type="string">
            <text:p>rozwaźny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вдумчивый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3" office:value-type="string" calcext:value-type="string">
            <text:p>zaleta</text:p>
          </table:table-cell>
          <table:table-cell office:value-type="string" calcext:value-type="string">
            <text:p>rozsądny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рассуди́тельный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9" office:value-type="string" calcext:value-type="string">
            <text:p>wada</text:p>
          </table:table-cell>
          <table:table-cell office:value-type="string" calcext:value-type="string">
            <text:p>głupi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269" office:value-type="string" calcext:value-type="string">
            <text:p>недостаток</text:p>
          </table:table-cell>
          <table:table-cell office:value-type="string" calcext:value-type="string">
            <text:p>глупый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0" office:value-type="string" calcext:value-type="string">
            <text:p>zaleta</text:p>
          </table:table-cell>
          <table:table-cell office:value-type="string" calcext:value-type="string">
            <text:p>inteligentny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1" office:value-type="string" calcext:value-type="string">
            <text:p>zaleta</text:p>
          </table:table-cell>
          <table:table-cell office:value-type="string" calcext:value-type="string">
            <text:p>kulturalny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культурный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1" office:value-type="string" calcext:value-type="string">
            <text:p>zaleta</text:p>
          </table:table-cell>
          <table:table-cell office:value-type="string" calcext:value-type="string">
            <text:p>wychowany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бразованный</text:p>
          </table:table-cell>
          <table:table-cell table:number-columns-repeated="9"/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3" office:value-type="string" calcext:value-type="string">
            <text:p>zaleta</text:p>
          </table:table-cell>
          <table:table-cell office:value-type="string" calcext:value-type="string">
            <text:p>sprytny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9" office:value-type="string" calcext:value-type="string">
            <text:p>zaleta</text:p>
          </table:table-cell>
          <table:table-cell office:value-type="string" calcext:value-type="string">
            <text:p>bystry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ообразительный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0" office:value-type="string" calcext:value-type="string">
            <text:p>zaleta</text:p>
          </table:table-cell>
          <table:table-cell office:value-type="string" calcext:value-type="string">
            <text:p>uparty</text:p>
          </table:table-cell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упрямый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6" office:value-type="string" calcext:value-type="string">
            <text:p>zaleta</text:p>
          </table:table-cell>
          <table:table-cell office:value-type="string" calcext:value-type="string">
            <text:p>elokwentny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красноречивый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6" office:value-type="string" calcext:value-type="string">
            <text:p>wada</text:p>
          </table:table-cell>
          <table:table-cell office:value-type="string" calcext:value-type="string">
            <text:p>smutny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366" office:value-type="string" calcext:value-type="string">
            <text:p>недостаток</text:p>
          </table:table-cell>
          <table:table-cell office:value-type="string" calcext:value-type="string">
            <text:p>грустный</text:p>
          </table:table-cell>
          <table:table-cell table:number-columns-repeated="9"/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8" office:value-type="string" calcext:value-type="string">
            <text:p>wada</text:p>
          </table:table-cell>
          <table:table-cell office:value-type="string" calcext:value-type="string">
            <text:p>ponury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278" office:value-type="string" calcext:value-type="string">
            <text:p>недостаток</text:p>
          </table:table-cell>
          <table:table-cell office:value-type="string" calcext:value-type="string">
            <text:p>тоскливый</text:p>
          </table:table-cell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9" office:value-type="string" calcext:value-type="string">
            <text:p>zaleta</text:p>
          </table:table-cell>
          <table:table-cell office:value-type="string" calcext:value-type="string">
            <text:p>wesoły</text:p>
          </table:table-cell>
          <table:table-cell table:number-columns-repeated="9"/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0" office:value-type="string" calcext:value-type="string">
            <text:p>zaleta</text:p>
          </table:table-cell>
          <table:table-cell office:value-type="string" calcext:value-type="string">
            <text:p>dowcipny z humorem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 остроумным юмором</text:p>
          </table:table-cell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1" office:value-type="string" calcext:value-type="string">
            <text:p>zaleta</text:p>
          </table:table-cell>
          <table:table-cell office:value-type="string" calcext:value-type="string">
            <text:p>pogodny</text:p>
          </table:table-cell>
          <table:table-cell table:number-columns-repeated="9"/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72" office:value-type="string" calcext:value-type="string">
            <text:p>wada</text:p>
          </table:table-cell>
          <table:table-cell office:value-type="string" calcext:value-type="string">
            <text:p>skąpy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372" office:value-type="string" calcext:value-type="string">
            <text:p>недостаток</text:p>
          </table:table-cell>
          <table:table-cell office:value-type="string" calcext:value-type="string">
            <text:p>скупой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8" office:value-type="string" calcext:value-type="string">
            <text:p>zaleta</text:p>
          </table:table-cell>
          <table:table-cell office:value-type="string" calcext:value-type="string">
            <text:p>oszczędny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экономный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80" office:value-type="string" calcext:value-type="string">
            <text:p>wada</text:p>
          </table:table-cell>
          <table:table-cell office:value-type="string" calcext:value-type="string">
            <text:p>rozrzutny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380" office:value-type="string" calcext:value-type="string">
            <text:p>недостаток</text:p>
          </table:table-cell>
          <table:table-cell office:value-type="string" calcext:value-type="string">
            <text:p>расточать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81" office:value-type="string" calcext:value-type="string">
            <text:p>zaleta</text:p>
          </table:table-cell>
          <table:table-cell office:value-type="string" calcext:value-type="string">
            <text:p>gościnny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гостеприимный</text:p>
          </table:table-cell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6" office:value-type="string" calcext:value-type="string">
            <text:p>zaleta</text:p>
          </table:table-cell>
          <table:table-cell office:value-type="string" calcext:value-type="string">
            <text:p>tolerancyjny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терпимый</text:p>
          </table:table-cell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7" office:value-type="string" calcext:value-type="string">
            <text:p>wada</text:p>
          </table:table-cell>
          <table:table-cell office:value-type="string" calcext:value-type="string">
            <text:p>zarozumiały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287" office:value-type="string" calcext:value-type="string">
            <text:p>недостаток</text:p>
          </table:table-cell>
          <table:table-cell office:value-type="string" calcext:value-type="string">
            <text:p>тщеславный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8" office:value-type="string" calcext:value-type="string">
            <text:p>zaleta</text:p>
          </table:table-cell>
          <table:table-cell office:value-type="string" calcext:value-type="string">
            <text:p>pewny sobie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уверенный в себе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85" office:value-type="string" calcext:value-type="string">
            <text:p>wada</text:p>
          </table:table-cell>
          <table:table-cell office:value-type="string" calcext:value-type="string">
            <text:p>gadatliwy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385" office:value-type="string" calcext:value-type="string">
            <text:p>недостаток</text:p>
          </table:table-cell>
          <table:table-cell office:value-type="string" calcext:value-type="string">
            <text:p>болтливый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0" office:value-type="string" calcext:value-type="string">
            <text:p>zaleta</text:p>
          </table:table-cell>
          <table:table-cell office:value-type="string" calcext:value-type="string">
            <text:p>małomowny</text:p>
          </table:table-cell>
          <table:table-cell table:number-columns-repeated="9"/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неразговорчивый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1" office:value-type="string" calcext:value-type="string">
            <text:p>zaleta</text:p>
          </table:table-cell>
          <table:table-cell office:value-type="string" calcext:value-type="string">
            <text:p>optymista</text:p>
          </table:table-cell>
          <table:table-cell table:number-columns-repeated="9"/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птимист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2" office:value-type="string" calcext:value-type="string">
            <text:p>wada</text:p>
          </table:table-cell>
          <table:table-cell office:value-type="string" calcext:value-type="string">
            <text:p>pesymista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9">
          <table:table-cell table:style-name="ce265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82" office:value-type="string" calcext:value-type="string">
            <text:p>прилагательное</text:p>
          </table:table-cell>
          <table:table-cell table:style-name="ce292" office:value-type="string" calcext:value-type="string">
            <text:p>недостаток</text:p>
          </table:table-cell>
          <table:table-cell office:value-type="string" calcext:value-type="string">
            <text:p>пессимист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7" table:number-rows-repeated="53">
          <table:table-cell table:style-name="ce102" table:number-columns-repeated="2"/>
          <table:table-cell/>
          <table:table-cell table:style-name="ce102"/>
          <table:table-cell table:number-columns-repeated="1020"/>
        </table:table-row>
        <table:table-row table:style-name="ro7">
          <table:table-cell table:style-name="ce102" table:number-columns-repeated="2"/>
          <table:table-cell/>
          <table:table-cell table:style-name="ce102"/>
          <table:table-cell table:number-columns-repeated="1020"/>
        </table:table-row>
        <calcext:conditional-formats>
          <calcext:conditional-format calcext:target-range-address="falshCardA2.G3:falshCardA2.O4 falshCardA2.C3:falshCardA2.C5 falshCardA2.G5:falshCardA2.G5 falshCardA2.I5:falshCardA2.O5">
            <calcext:condition calcext:apply-style-name="Безымянный2" calcext:value="=&quot;rzeczownik&quot;" calcext:base-cell-address="falshCardA2.C3"/>
          </calcext:conditional-format>
          <calcext:conditional-format calcext:target-range-address="falshCardA2.A3:falshCardA2.A3 falshCardA2.A5:falshCardA2.A5 falshCardA2.A7:falshCardA2.A7 falshCardA2.A9:falshCardA2.A9 falshCardA2.A11:falshCardA2.A11 falshCardA2.A13:falshCardA2.A13 falshCardA2.A15:falshCardA2.A15 falshCardA2.A17:falshCardA2.A17 falshCardA2.A19:falshCardA2.A19 falshCardA2.A21:falshCardA2.A21 falshCardA2.A23:falshCardA2.A23 falshCardA2.A25:falshCardA2.A25 falshCardA2.A27:falshCardA2.A27 falshCardA2.A29:falshCardA2.A29 falshCardA2.A31:falshCardA2.A31 falshCardA2.A33:falshCardA2.A33 falshCardA2.A35:falshCardA2.A35 falshCardA2.A37:falshCardA2.A37 falshCardA2.A39:falshCardA2.A39 falshCardA2.A41:falshCardA2.A41 falshCardA2.A43:falshCardA2.A43 falshCardA2.A45:falshCardA2.A45 falshCardA2.A47:falshCardA2.A47 falshCardA2.A49:falshCardA2.A49 falshCardA2.A51:falshCardA2.A51 falshCardA2.A53:falshCardA2.A53 falshCardA2.A55:falshCardA2.A55 falshCardA2.A57:falshCardA2.A57 falshCardA2.A59:falshCardA2.A59 falshCardA2.A61:falshCardA2.A61 falshCardA2.A63:falshCardA2.A63 falshCardA2.A65:falshCardA2.A65 falshCardA2.A67:falshCardA2.A67 falshCardA2.A69:falshCardA2.A69 falshCardA2.A71:falshCardA2.A71 falshCardA2.A73:falshCardA2.A73 falshCardA2.A75:falshCardA2.A75 falshCardA2.A77:falshCardA2.A77 falshCardA2.A79:falshCardA2.A79 falshCardA2.A81:falshCardA2.A81 falshCardA2.A83:falshCardA2.A83 falshCardA2.A85:falshCardA2.A85 falshCardA2.A87:falshCardA2.A87 falshCardA2.A89:falshCardA2.A89 falshCardA2.A91:falshCardA2.A91 falshCardA2.A93:falshCardA2.A93 falshCardA2.A95:falshCardA2.A95 falshCardA2.A97:falshCardA2.A97 falshCardA2.A99:falshCardA2.A99 falshCardA2.A101:falshCardA2.A101 falshCardA2.A103:falshCardA2.A103 falshCardA2.A105:falshCardA2.A105 falshCardA2.A107:falshCardA2.A107 falshCardA2.A109:falshCardA2.A109 falshCardA2.A111:falshCardA2.A111 falshCardA2.A113:falshCardA2.A113 falshCardA2.A115:falshCardA2.A115 falshCardA2.A117:falshCardA2.A117 falshCardA2.A119:falshCardA2.A119 falshCardA2.A121:falshCardA2.A121 falshCardA2.A123:falshCardA2.A123 falshCardA2.A125:falshCardA2.A125 falshCardA2.A127:falshCardA2.A127 falshCardA2.A129:falshCardA2.A129 falshCardA2.A131:falshCardA2.A131 falshCardA2.A133:falshCardA2.A133 falshCardA2.A135:falshCardA2.A135 falshCardA2.A137:falshCardA2.A137 falshCardA2.A139:falshCardA2.A139 falshCardA2.A141:falshCardA2.A141 falshCardA2.A143:falshCardA2.A143 falshCardA2.A145:falshCardA2.A145 falshCardA2.A147:falshCardA2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A3:falshCardA2.A3 falshCardA2.A5:falshCardA2.A5 falshCardA2.A7:falshCardA2.A7 falshCardA2.A9:falshCardA2.A9 falshCardA2.A11:falshCardA2.A11 falshCardA2.A13:falshCardA2.A13 falshCardA2.A15:falshCardA2.A15 falshCardA2.A17:falshCardA2.A17 falshCardA2.A19:falshCardA2.A19 falshCardA2.A21:falshCardA2.A21 falshCardA2.A23:falshCardA2.A23 falshCardA2.A25:falshCardA2.A25 falshCardA2.A27:falshCardA2.A27 falshCardA2.A29:falshCardA2.A29 falshCardA2.A31:falshCardA2.A31 falshCardA2.A33:falshCardA2.A33 falshCardA2.A35:falshCardA2.A35 falshCardA2.A37:falshCardA2.A37 falshCardA2.A39:falshCardA2.A39 falshCardA2.A41:falshCardA2.A41 falshCardA2.A43:falshCardA2.A43 falshCardA2.A45:falshCardA2.A45 falshCardA2.A47:falshCardA2.A47 falshCardA2.A49:falshCardA2.A49 falshCardA2.A51:falshCardA2.A51 falshCardA2.A53:falshCardA2.A53 falshCardA2.A55:falshCardA2.A55 falshCardA2.A57:falshCardA2.A57 falshCardA2.A59:falshCardA2.A59 falshCardA2.A61:falshCardA2.A61 falshCardA2.A63:falshCardA2.A63 falshCardA2.A65:falshCardA2.A65 falshCardA2.A67:falshCardA2.A67 falshCardA2.A69:falshCardA2.A69 falshCardA2.A71:falshCardA2.A71 falshCardA2.A73:falshCardA2.A73 falshCardA2.A75:falshCardA2.A75 falshCardA2.A77:falshCardA2.A77 falshCardA2.A79:falshCardA2.A79 falshCardA2.A81:falshCardA2.A81 falshCardA2.A83:falshCardA2.A83 falshCardA2.A85:falshCardA2.A85 falshCardA2.A87:falshCardA2.A87 falshCardA2.A89:falshCardA2.A89 falshCardA2.A91:falshCardA2.A91 falshCardA2.A93:falshCardA2.A93 falshCardA2.A95:falshCardA2.A95 falshCardA2.A97:falshCardA2.A97 falshCardA2.A99:falshCardA2.A99 falshCardA2.A101:falshCardA2.A101 falshCardA2.A103:falshCardA2.A103 falshCardA2.A105:falshCardA2.A105 falshCardA2.A107:falshCardA2.A107 falshCardA2.A109:falshCardA2.A109 falshCardA2.A111:falshCardA2.A111 falshCardA2.A113:falshCardA2.A113 falshCardA2.A115:falshCardA2.A115 falshCardA2.A117:falshCardA2.A117 falshCardA2.A119:falshCardA2.A119 falshCardA2.A121:falshCardA2.A121 falshCardA2.A123:falshCardA2.A123 falshCardA2.A125:falshCardA2.A125 falshCardA2.A127:falshCardA2.A127 falshCardA2.A129:falshCardA2.A129 falshCardA2.A131:falshCardA2.A131 falshCardA2.A133:falshCardA2.A133 falshCardA2.A135:falshCardA2.A135 falshCardA2.A137:falshCardA2.A137 falshCardA2.A139:falshCardA2.A139 falshCardA2.A141:falshCardA2.A141 falshCardA2.A143:falshCardA2.A143 falshCardA2.A145:falshCardA2.A145 falshCardA2.A147:falshCardA2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A4:falshCardA2.A4 falshCardA2.A6:falshCardA2.A6 falshCardA2.A8:falshCardA2.A8 falshCardA2.A10:falshCardA2.A10 falshCardA2.A12:falshCardA2.A12 falshCardA2.A14:falshCardA2.A14 falshCardA2.A16:falshCardA2.A16 falshCardA2.A18:falshCardA2.A18 falshCardA2.A20:falshCardA2.A20 falshCardA2.A22:falshCardA2.A22 falshCardA2.A24:falshCardA2.A24 falshCardA2.A26:falshCardA2.A26 falshCardA2.A28:falshCardA2.A28 falshCardA2.A30:falshCardA2.A30 falshCardA2.A32:falshCardA2.A32 falshCardA2.A34:falshCardA2.A34 falshCardA2.A36:falshCardA2.A36 falshCardA2.A38:falshCardA2.A38 falshCardA2.A40:falshCardA2.A40 falshCardA2.A42:falshCardA2.A42 falshCardA2.A44:falshCardA2.A44 falshCardA2.A46:falshCardA2.A46 falshCardA2.A48:falshCardA2.A48 falshCardA2.A50:falshCardA2.A50 falshCardA2.A52:falshCardA2.A52 falshCardA2.A54:falshCardA2.A54 falshCardA2.A56:falshCardA2.A56 falshCardA2.A58:falshCardA2.A58 falshCardA2.A60:falshCardA2.A60 falshCardA2.A62:falshCardA2.A62 falshCardA2.A64:falshCardA2.A64 falshCardA2.A66:falshCardA2.A66 falshCardA2.A68:falshCardA2.A68 falshCardA2.A70:falshCardA2.A70 falshCardA2.A72:falshCardA2.A72 falshCardA2.A74:falshCardA2.A74 falshCardA2.A76:falshCardA2.A76 falshCardA2.A78:falshCardA2.A78 falshCardA2.A80:falshCardA2.A80 falshCardA2.A82:falshCardA2.A82 falshCardA2.A84:falshCardA2.A84 falshCardA2.A86:falshCardA2.A86 falshCardA2.A88:falshCardA2.A88 falshCardA2.A90:falshCardA2.A90 falshCardA2.A92:falshCardA2.A92 falshCardA2.A94:falshCardA2.A94 falshCardA2.A96:falshCardA2.A96 falshCardA2.A98:falshCardA2.A98 falshCardA2.A100:falshCardA2.A100 falshCardA2.A102:falshCardA2.A102 falshCardA2.A104:falshCardA2.A104 falshCardA2.A106:falshCardA2.A106 falshCardA2.A108:falshCardA2.A108 falshCardA2.A110:falshCardA2.A110 falshCardA2.A112:falshCardA2.A112 falshCardA2.A114:falshCardA2.A114 falshCardA2.A116:falshCardA2.A116 falshCardA2.A118:falshCardA2.A118 falshCardA2.A120:falshCardA2.A120 falshCardA2.A122:falshCardA2.A122 falshCardA2.A124:falshCardA2.A124 falshCardA2.A126:falshCardA2.A126 falshCardA2.A128:falshCardA2.A128 falshCardA2.A130:falshCardA2.A130 falshCardA2.A132:falshCardA2.A132 falshCardA2.A134:falshCardA2.A134 falshCardA2.A136:falshCardA2.A136 falshCardA2.A138:falshCardA2.A138 falshCardA2.A140:falshCardA2.A140 falshCardA2.A142:falshCardA2.A142 falshCardA2.A144:falshCardA2.A144 falshCardA2.A146:falshCardA2.A146 falshCardA2.A148:falshCardA2.A1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A4:falshCardA2.A4 falshCardA2.A6:falshCardA2.A6 falshCardA2.A8:falshCardA2.A8 falshCardA2.A10:falshCardA2.A10 falshCardA2.A12:falshCardA2.A12 falshCardA2.A14:falshCardA2.A14 falshCardA2.A16:falshCardA2.A16 falshCardA2.A18:falshCardA2.A18 falshCardA2.A20:falshCardA2.A20 falshCardA2.A22:falshCardA2.A22 falshCardA2.A24:falshCardA2.A24 falshCardA2.A26:falshCardA2.A26 falshCardA2.A28:falshCardA2.A28 falshCardA2.A30:falshCardA2.A30 falshCardA2.A32:falshCardA2.A32 falshCardA2.A34:falshCardA2.A34 falshCardA2.A36:falshCardA2.A36 falshCardA2.A38:falshCardA2.A38 falshCardA2.A40:falshCardA2.A40 falshCardA2.A42:falshCardA2.A42 falshCardA2.A44:falshCardA2.A44 falshCardA2.A46:falshCardA2.A46 falshCardA2.A48:falshCardA2.A48 falshCardA2.A50:falshCardA2.A50 falshCardA2.A52:falshCardA2.A52 falshCardA2.A54:falshCardA2.A54 falshCardA2.A56:falshCardA2.A56 falshCardA2.A58:falshCardA2.A58 falshCardA2.A60:falshCardA2.A60 falshCardA2.A62:falshCardA2.A62 falshCardA2.A64:falshCardA2.A64 falshCardA2.A66:falshCardA2.A66 falshCardA2.A68:falshCardA2.A68 falshCardA2.A70:falshCardA2.A70 falshCardA2.A72:falshCardA2.A72 falshCardA2.A74:falshCardA2.A74 falshCardA2.A76:falshCardA2.A76 falshCardA2.A78:falshCardA2.A78 falshCardA2.A80:falshCardA2.A80 falshCardA2.A82:falshCardA2.A82 falshCardA2.A84:falshCardA2.A84 falshCardA2.A86:falshCardA2.A86 falshCardA2.A88:falshCardA2.A88 falshCardA2.A90:falshCardA2.A90 falshCardA2.A92:falshCardA2.A92 falshCardA2.A94:falshCardA2.A94 falshCardA2.A96:falshCardA2.A96 falshCardA2.A98:falshCardA2.A98 falshCardA2.A100:falshCardA2.A100 falshCardA2.A102:falshCardA2.A102 falshCardA2.A104:falshCardA2.A104 falshCardA2.A106:falshCardA2.A106 falshCardA2.A108:falshCardA2.A108 falshCardA2.A110:falshCardA2.A110 falshCardA2.A112:falshCardA2.A112 falshCardA2.A114:falshCardA2.A114 falshCardA2.A116:falshCardA2.A116 falshCardA2.A118:falshCardA2.A118 falshCardA2.A120:falshCardA2.A120 falshCardA2.A122:falshCardA2.A122 falshCardA2.A124:falshCardA2.A124 falshCardA2.A126:falshCardA2.A126 falshCardA2.A128:falshCardA2.A128 falshCardA2.A130:falshCardA2.A130 falshCardA2.A132:falshCardA2.A132 falshCardA2.A134:falshCardA2.A134 falshCardA2.A136:falshCardA2.A136 falshCardA2.A138:falshCardA2.A138 falshCardA2.A140:falshCardA2.A140 falshCardA2.A142:falshCardA2.A142 falshCardA2.A144:falshCardA2.A144 falshCardA2.A146:falshCardA2.A146 falshCardA2.A148:falshCardA2.A1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B3:falshCardA2.B3 falshCardA2.B5:falshCardA2.B5 falshCardA2.B7:falshCardA2.B7 falshCardA2.B9:falshCardA2.B9 falshCardA2.B11:falshCardA2.B11 falshCardA2.B13:falshCardA2.B13 falshCardA2.B15:falshCardA2.B15 falshCardA2.B17:falshCardA2.B17 falshCardA2.B19:falshCardA2.B19 falshCardA2.B21:falshCardA2.B21 falshCardA2.B23:falshCardA2.B23 falshCardA2.B25:falshCardA2.B25 falshCardA2.B27:falshCardA2.B27 falshCardA2.B29:falshCardA2.B29 falshCardA2.B31:falshCardA2.B31 falshCardA2.B33:falshCardA2.B33 falshCardA2.B35:falshCardA2.B35 falshCardA2.B37:falshCardA2.B37 falshCardA2.B39:falshCardA2.B39 falshCardA2.B41:falshCardA2.B41 falshCardA2.B43:falshCardA2.B43 falshCardA2.B45:falshCardA2.B45 falshCardA2.B47:falshCardA2.B47 falshCardA2.B49:falshCardA2.B49 falshCardA2.B51:falshCardA2.B51 falshCardA2.B53:falshCardA2.B53 falshCardA2.B55:falshCardA2.B55 falshCardA2.B57:falshCardA2.B57 falshCardA2.B59:falshCardA2.B59 falshCardA2.B61:falshCardA2.B61 falshCardA2.B63:falshCardA2.B63 falshCardA2.B65:falshCardA2.B65 falshCardA2.B67:falshCardA2.B67 falshCardA2.B69:falshCardA2.B69 falshCardA2.B71:falshCardA2.B71 falshCardA2.B73:falshCardA2.B73 falshCardA2.B75:falshCardA2.B75 falshCardA2.B77:falshCardA2.B77 falshCardA2.B79:falshCardA2.B79 falshCardA2.B81:falshCardA2.B81 falshCardA2.B83:falshCardA2.B83 falshCardA2.B85:falshCardA2.B85 falshCardA2.B87:falshCardA2.B87 falshCardA2.B89:falshCardA2.B89 falshCardA2.B91:falshCardA2.B91 falshCardA2.B93:falshCardA2.B93 falshCardA2.B95:falshCardA2.B95 falshCardA2.B97:falshCardA2.B97 falshCardA2.B99:falshCardA2.B99 falshCardA2.B101:falshCardA2.B101 falshCardA2.B103:falshCardA2.B103 falshCardA2.B105:falshCardA2.B105 falshCardA2.B107:falshCardA2.B107 falshCardA2.B109:falshCardA2.B109 falshCardA2.B111:falshCardA2.B111 falshCardA2.B113:falshCardA2.B113 falshCardA2.B115:falshCardA2.B115 falshCardA2.B117:falshCardA2.B117 falshCardA2.B119:falshCardA2.B119 falshCardA2.B121:falshCardA2.B121 falshCardA2.B123:falshCardA2.B123 falshCardA2.B125:falshCardA2.B125 falshCardA2.B127:falshCardA2.B127 falshCardA2.B129:falshCardA2.B129 falshCardA2.B131:falshCardA2.B131 falshCardA2.B133:falshCardA2.B133 falshCardA2.B135:falshCardA2.B135 falshCardA2.B137:falshCardA2.B137 falshCardA2.B139:falshCardA2.B139 falshCardA2.B141:falshCardA2.B141 falshCardA2.B143:falshCardA2.B143 falshCardA2.B145:falshCardA2.B145 falshCardA2.B147:falshCardA2.B147">
            <calcext:condition calcext:apply-style-name="Безымянный2" calcext:value="=&quot;rzeczownik&quot;" calcext:base-cell-address="falshCardA2.B3"/>
          </calcext:conditional-format>
          <calcext:conditional-format calcext:target-range-address="falshCardA2.B4:falshCardA2.B4 falshCardA2.B6:falshCardA2.B6 falshCardA2.B8:falshCardA2.B8 falshCardA2.B10:falshCardA2.B10 falshCardA2.B12:falshCardA2.B12 falshCardA2.B14:falshCardA2.B14 falshCardA2.B16:falshCardA2.B16 falshCardA2.B18:falshCardA2.B18 falshCardA2.B20:falshCardA2.B20 falshCardA2.B22:falshCardA2.B22 falshCardA2.B24:falshCardA2.B24 falshCardA2.B26:falshCardA2.B26 falshCardA2.B28:falshCardA2.B28 falshCardA2.B30:falshCardA2.B30 falshCardA2.B32:falshCardA2.B32 falshCardA2.B34:falshCardA2.B34 falshCardA2.B36:falshCardA2.B36 falshCardA2.B38:falshCardA2.B38 falshCardA2.B40:falshCardA2.B40 falshCardA2.B42:falshCardA2.B42 falshCardA2.B44:falshCardA2.B44 falshCardA2.B46:falshCardA2.B46 falshCardA2.B48:falshCardA2.B48 falshCardA2.B50:falshCardA2.B50 falshCardA2.B52:falshCardA2.B52 falshCardA2.B54:falshCardA2.B54 falshCardA2.B56:falshCardA2.B56 falshCardA2.B58:falshCardA2.B58 falshCardA2.B60:falshCardA2.B60 falshCardA2.B62:falshCardA2.B62 falshCardA2.B64:falshCardA2.B64 falshCardA2.B66:falshCardA2.B66 falshCardA2.B68:falshCardA2.B68 falshCardA2.B70:falshCardA2.B70 falshCardA2.B72:falshCardA2.B72 falshCardA2.B74:falshCardA2.B74 falshCardA2.B76:falshCardA2.B76 falshCardA2.B78:falshCardA2.B78 falshCardA2.B80:falshCardA2.B80 falshCardA2.B82:falshCardA2.B82 falshCardA2.B84:falshCardA2.B84 falshCardA2.B86:falshCardA2.B86 falshCardA2.B88:falshCardA2.B88 falshCardA2.B90:falshCardA2.B90 falshCardA2.B92:falshCardA2.B92 falshCardA2.B94:falshCardA2.B94 falshCardA2.B96:falshCardA2.B96 falshCardA2.B98:falshCardA2.B98 falshCardA2.B100:falshCardA2.B100 falshCardA2.B102:falshCardA2.B102 falshCardA2.B104:falshCardA2.B104 falshCardA2.B106:falshCardA2.B106 falshCardA2.B108:falshCardA2.B108 falshCardA2.B110:falshCardA2.B110 falshCardA2.B112:falshCardA2.B112 falshCardA2.B114:falshCardA2.B114 falshCardA2.B116:falshCardA2.B116 falshCardA2.B118:falshCardA2.B118 falshCardA2.B120:falshCardA2.B120 falshCardA2.B122:falshCardA2.B122 falshCardA2.B124:falshCardA2.B124 falshCardA2.B126:falshCardA2.B126 falshCardA2.B128:falshCardA2.B128 falshCardA2.B130:falshCardA2.B130 falshCardA2.B132:falshCardA2.B132 falshCardA2.B134:falshCardA2.B134 falshCardA2.B136:falshCardA2.B136 falshCardA2.B138:falshCardA2.B138 falshCardA2.B140:falshCardA2.B140 falshCardA2.B142:falshCardA2.B142 falshCardA2.B144:falshCardA2.B144 falshCardA2.B146:falshCardA2.B146 falshCardA2.B148:falshCardA2.B148">
            <calcext:condition calcext:apply-style-name="Безымянный2" calcext:value="=&quot;rzeczownik&quot;" calcext:base-cell-address="falshCardA2.B4"/>
          </calcext:conditional-format>
          <calcext:conditional-format calcext:target-range-address="falshCardA2.I1:falshCardA2.L1 falshCardA2.A1:falshCardA2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O1:falshCardA2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H1:falshCardA2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M1:falshCardA2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F3:falshCardA2.F5">
            <calcext:condition calcext:apply-style-name="Безымянный2" calcext:value="=&quot;rzeczownik&quot;" calcext:base-cell-address="falshCardA2.F3"/>
          </calcext:conditional-format>
          <calcext:conditional-format calcext:target-range-address="falshCardA2.E3:falshCardA2.E5">
            <calcext:condition calcext:apply-style-name="Безымянный2" calcext:value="=&quot;rzeczownik&quot;" calcext:base-cell-address="falshCardA2.E3"/>
          </calcext:conditional-format>
          <calcext:conditional-format calcext:target-range-address="falshCardA2.E17:falshCardA2.E17">
            <calcext:condition calcext:apply-style-name="Безымянный2" calcext:value="=&quot;rzeczownik&quot;" calcext:base-cell-address="falshCardA2.E17"/>
          </calcext:conditional-format>
          <calcext:conditional-format calcext:target-range-address="falshCardA2.E19:falshCardA2.E19">
            <calcext:condition calcext:apply-style-name="Безымянный2" calcext:value="=&quot;rzeczownik&quot;" calcext:base-cell-address="falshCardA2.E19"/>
          </calcext:conditional-format>
          <calcext:conditional-format calcext:target-range-address="falshCardA2.E21:falshCardA2.E21">
            <calcext:condition calcext:apply-style-name="Безымянный2" calcext:value="=&quot;rzeczownik&quot;" calcext:base-cell-address="falshCardA2.E21"/>
          </calcext:conditional-format>
          <calcext:conditional-format calcext:target-range-address="falshCardA2.E145:falshCardA2.E145">
            <calcext:condition calcext:apply-style-name="Безымянный2" calcext:value="=&quot;rzeczownik&quot;" calcext:base-cell-address="falshCardA2.E145"/>
          </calcext:conditional-format>
          <calcext:conditional-format calcext:target-range-address="falshCardA2.E143:falshCardA2.E143">
            <calcext:condition calcext:apply-style-name="Безымянный2" calcext:value="=&quot;rzeczownik&quot;" calcext:base-cell-address="falshCardA2.E143"/>
          </calcext:conditional-format>
          <calcext:conditional-format calcext:target-range-address="falshCardA2.E139:falshCardA2.E139">
            <calcext:condition calcext:apply-style-name="Безымянный2" calcext:value="=&quot;rzeczownik&quot;" calcext:base-cell-address="falshCardA2.E139"/>
          </calcext:conditional-format>
          <calcext:conditional-format calcext:target-range-address="falshCardA2.E135:falshCardA2.E135">
            <calcext:condition calcext:apply-style-name="Безымянный2" calcext:value="=&quot;rzeczownik&quot;" calcext:base-cell-address="falshCardA2.E135"/>
          </calcext:conditional-format>
          <calcext:conditional-format calcext:target-range-address="falshCardA2.E133:falshCardA2.E133">
            <calcext:condition calcext:apply-style-name="Безымянный2" calcext:value="=&quot;rzeczownik&quot;" calcext:base-cell-address="falshCardA2.E133"/>
          </calcext:conditional-format>
          <calcext:conditional-format calcext:target-range-address="falshCardA2.E129:falshCardA2.E129">
            <calcext:condition calcext:apply-style-name="Безымянный2" calcext:value="=&quot;rzeczownik&quot;" calcext:base-cell-address="falshCardA2.E129"/>
          </calcext:conditional-format>
          <calcext:conditional-format calcext:target-range-address="falshCardA2.E125:falshCardA2.E125">
            <calcext:condition calcext:apply-style-name="Безымянный2" calcext:value="=&quot;rzeczownik&quot;" calcext:base-cell-address="falshCardA2.E125"/>
          </calcext:conditional-format>
          <calcext:conditional-format calcext:target-range-address="falshCardA2.E123:falshCardA2.E123">
            <calcext:condition calcext:apply-style-name="Безымянный2" calcext:value="=&quot;rzeczownik&quot;" calcext:base-cell-address="falshCardA2.E123"/>
          </calcext:conditional-format>
          <calcext:conditional-format calcext:target-range-address="falshCardA2.E121:falshCardA2.E121">
            <calcext:condition calcext:apply-style-name="Безымянный2" calcext:value="=&quot;rzeczownik&quot;" calcext:base-cell-address="falshCardA2.E121"/>
          </calcext:conditional-format>
          <calcext:conditional-format calcext:target-range-address="falshCardA2.E115:falshCardA2.E115">
            <calcext:condition calcext:apply-style-name="Безымянный2" calcext:value="=&quot;rzeczownik&quot;" calcext:base-cell-address="falshCardA2.E115"/>
          </calcext:conditional-format>
          <calcext:conditional-format calcext:target-range-address="falshCardA2.E113:falshCardA2.E113">
            <calcext:condition calcext:apply-style-name="Безымянный2" calcext:value="=&quot;rzeczownik&quot;" calcext:base-cell-address="falshCardA2.E113"/>
          </calcext:conditional-format>
          <calcext:conditional-format calcext:target-range-address="falshCardA2.E111:falshCardA2.E111">
            <calcext:condition calcext:apply-style-name="Безымянный2" calcext:value="=&quot;rzeczownik&quot;" calcext:base-cell-address="falshCardA2.E111"/>
          </calcext:conditional-format>
          <calcext:conditional-format calcext:target-range-address="falshCardA2.E109:falshCardA2.E109">
            <calcext:condition calcext:apply-style-name="Безымянный2" calcext:value="=&quot;rzeczownik&quot;" calcext:base-cell-address="falshCardA2.E109"/>
          </calcext:conditional-format>
          <calcext:conditional-format calcext:target-range-address="falshCardA2.E107:falshCardA2.E107">
            <calcext:condition calcext:apply-style-name="Безымянный2" calcext:value="=&quot;rzeczownik&quot;" calcext:base-cell-address="falshCardA2.E107"/>
          </calcext:conditional-format>
          <calcext:conditional-format calcext:target-range-address="falshCardA2.E105:falshCardA2.E105">
            <calcext:condition calcext:apply-style-name="Безымянный2" calcext:value="=&quot;rzeczownik&quot;" calcext:base-cell-address="falshCardA2.E105"/>
          </calcext:conditional-format>
          <calcext:conditional-format calcext:target-range-address="falshCardA2.E103:falshCardA2.E103">
            <calcext:condition calcext:apply-style-name="Безымянный2" calcext:value="=&quot;rzeczownik&quot;" calcext:base-cell-address="falshCardA2.E103"/>
          </calcext:conditional-format>
          <calcext:conditional-format calcext:target-range-address="falshCardA2.E99:falshCardA2.E99">
            <calcext:condition calcext:apply-style-name="Безымянный2" calcext:value="=&quot;rzeczownik&quot;" calcext:base-cell-address="falshCardA2.E99"/>
          </calcext:conditional-format>
          <calcext:conditional-format calcext:target-range-address="falshCardA2.E97:falshCardA2.E97">
            <calcext:condition calcext:apply-style-name="Безымянный2" calcext:value="=&quot;rzeczownik&quot;" calcext:base-cell-address="falshCardA2.E97"/>
          </calcext:conditional-format>
          <calcext:conditional-format calcext:target-range-address="falshCardA2.E95:falshCardA2.E95">
            <calcext:condition calcext:apply-style-name="Безымянный2" calcext:value="=&quot;rzeczownik&quot;" calcext:base-cell-address="falshCardA2.E95"/>
          </calcext:conditional-format>
          <calcext:conditional-format calcext:target-range-address="falshCardA2.E93:falshCardA2.E93">
            <calcext:condition calcext:apply-style-name="Безымянный2" calcext:value="=&quot;rzeczownik&quot;" calcext:base-cell-address="falshCardA2.E93"/>
          </calcext:conditional-format>
          <calcext:conditional-format calcext:target-range-address="falshCardA2.E91:falshCardA2.E91">
            <calcext:condition calcext:apply-style-name="Безымянный2" calcext:value="=&quot;rzeczownik&quot;" calcext:base-cell-address="falshCardA2.E91"/>
          </calcext:conditional-format>
          <calcext:conditional-format calcext:target-range-address="falshCardA2.E89:falshCardA2.E89">
            <calcext:condition calcext:apply-style-name="Безымянный2" calcext:value="=&quot;rzeczownik&quot;" calcext:base-cell-address="falshCardA2.E89"/>
          </calcext:conditional-format>
          <calcext:conditional-format calcext:target-range-address="falshCardA2.E87:falshCardA2.E87">
            <calcext:condition calcext:apply-style-name="Безымянный2" calcext:value="=&quot;rzeczownik&quot;" calcext:base-cell-address="falshCardA2.E87"/>
          </calcext:conditional-format>
          <calcext:conditional-format calcext:target-range-address="falshCardA2.E85:falshCardA2.E85">
            <calcext:condition calcext:apply-style-name="Безымянный2" calcext:value="=&quot;rzeczownik&quot;" calcext:base-cell-address="falshCardA2.E85"/>
          </calcext:conditional-format>
          <calcext:conditional-format calcext:target-range-address="falshCardA2.E83:falshCardA2.E83">
            <calcext:condition calcext:apply-style-name="Безымянный2" calcext:value="=&quot;rzeczownik&quot;" calcext:base-cell-address="falshCardA2.E83"/>
          </calcext:conditional-format>
          <calcext:conditional-format calcext:target-range-address="falshCardA2.E81:falshCardA2.E81">
            <calcext:condition calcext:apply-style-name="Безымянный2" calcext:value="=&quot;rzeczownik&quot;" calcext:base-cell-address="falshCardA2.E81"/>
          </calcext:conditional-format>
          <calcext:conditional-format calcext:target-range-address="falshCardA2.E79:falshCardA2.E79">
            <calcext:condition calcext:apply-style-name="Безымянный2" calcext:value="=&quot;rzeczownik&quot;" calcext:base-cell-address="falshCardA2.E79"/>
          </calcext:conditional-format>
          <calcext:conditional-format calcext:target-range-address="falshCardA2.E77:falshCardA2.E77">
            <calcext:condition calcext:apply-style-name="Безымянный2" calcext:value="=&quot;rzeczownik&quot;" calcext:base-cell-address="falshCardA2.E77"/>
          </calcext:conditional-format>
          <calcext:conditional-format calcext:target-range-address="falshCardA2.E75:falshCardA2.E75">
            <calcext:condition calcext:apply-style-name="Безымянный2" calcext:value="=&quot;rzeczownik&quot;" calcext:base-cell-address="falshCardA2.E75"/>
          </calcext:conditional-format>
          <calcext:conditional-format calcext:target-range-address="falshCardA2.E73:falshCardA2.E73">
            <calcext:condition calcext:apply-style-name="Безымянный2" calcext:value="=&quot;rzeczownik&quot;" calcext:base-cell-address="falshCardA2.E73"/>
          </calcext:conditional-format>
          <calcext:conditional-format calcext:target-range-address="falshCardA2.E71:falshCardA2.E71">
            <calcext:condition calcext:apply-style-name="Безымянный2" calcext:value="=&quot;rzeczownik&quot;" calcext:base-cell-address="falshCardA2.E71"/>
          </calcext:conditional-format>
          <calcext:conditional-format calcext:target-range-address="falshCardA2.E65:falshCardA2.E65">
            <calcext:condition calcext:apply-style-name="Безымянный2" calcext:value="=&quot;rzeczownik&quot;" calcext:base-cell-address="falshCardA2.E65"/>
          </calcext:conditional-format>
          <calcext:conditional-format calcext:target-range-address="falshCardA2.E63:falshCardA2.E63">
            <calcext:condition calcext:apply-style-name="Безымянный2" calcext:value="=&quot;rzeczownik&quot;" calcext:base-cell-address="falshCardA2.E63"/>
          </calcext:conditional-format>
          <calcext:conditional-format calcext:target-range-address="falshCardA2.E61:falshCardA2.E61">
            <calcext:condition calcext:apply-style-name="Безымянный2" calcext:value="=&quot;rzeczownik&quot;" calcext:base-cell-address="falshCardA2.E61"/>
          </calcext:conditional-format>
          <calcext:conditional-format calcext:target-range-address="falshCardA2.E59:falshCardA2.E59">
            <calcext:condition calcext:apply-style-name="Безымянный2" calcext:value="=&quot;rzeczownik&quot;" calcext:base-cell-address="falshCardA2.E59"/>
          </calcext:conditional-format>
          <calcext:conditional-format calcext:target-range-address="falshCardA2.E57:falshCardA2.E57">
            <calcext:condition calcext:apply-style-name="Безымянный2" calcext:value="=&quot;rzeczownik&quot;" calcext:base-cell-address="falshCardA2.E57"/>
          </calcext:conditional-format>
          <calcext:conditional-format calcext:target-range-address="falshCardA2.E55:falshCardA2.E55">
            <calcext:condition calcext:apply-style-name="Безымянный2" calcext:value="=&quot;rzeczownik&quot;" calcext:base-cell-address="falshCardA2.E55"/>
          </calcext:conditional-format>
          <calcext:conditional-format calcext:target-range-address="falshCardA2.E47:falshCardA2.E47">
            <calcext:condition calcext:apply-style-name="Безымянный2" calcext:value="=&quot;rzeczownik&quot;" calcext:base-cell-address="falshCardA2.E47"/>
          </calcext:conditional-format>
          <calcext:conditional-format calcext:target-range-address="falshCardA2.E45:falshCardA2.E45">
            <calcext:condition calcext:apply-style-name="Безымянный2" calcext:value="=&quot;rzeczownik&quot;" calcext:base-cell-address="falshCardA2.E45"/>
          </calcext:conditional-format>
          <calcext:conditional-format calcext:target-range-address="falshCardA2.E43:falshCardA2.E43">
            <calcext:condition calcext:apply-style-name="Безымянный2" calcext:value="=&quot;rzeczownik&quot;" calcext:base-cell-address="falshCardA2.E43"/>
          </calcext:conditional-format>
          <calcext:conditional-format calcext:target-range-address="falshCardA2.E41:falshCardA2.E41">
            <calcext:condition calcext:apply-style-name="Безымянный2" calcext:value="=&quot;rzeczownik&quot;" calcext:base-cell-address="falshCardA2.E41"/>
          </calcext:conditional-format>
          <calcext:conditional-format calcext:target-range-address="falshCardA2.E39:falshCardA2.E39">
            <calcext:condition calcext:apply-style-name="Безымянный2" calcext:value="=&quot;rzeczownik&quot;" calcext:base-cell-address="falshCardA2.E39"/>
          </calcext:conditional-format>
          <calcext:conditional-format calcext:target-range-address="falshCardA2.E31:falshCardA2.E31">
            <calcext:condition calcext:apply-style-name="Безымянный2" calcext:value="=&quot;rzeczownik&quot;" calcext:base-cell-address="falshCardA2.E31"/>
          </calcext:conditional-format>
          <calcext:conditional-format calcext:target-range-address="falshCardA2.E27:falshCardA2.E27">
            <calcext:condition calcext:apply-style-name="Безымянный2" calcext:value="=&quot;rzeczownik&quot;" calcext:base-cell-address="falshCardA2.E27"/>
          </calcext:conditional-format>
          <calcext:conditional-format calcext:target-range-address="falshCardA2.E25:falshCardA2.E25">
            <calcext:condition calcext:apply-style-name="Безымянный2" calcext:value="=&quot;rzeczownik&quot;" calcext:base-cell-address="falshCardA2.E25"/>
          </calcext:conditional-format>
          <calcext:conditional-format calcext:target-range-address="falshCardA2.E23:falshCardA2.E23">
            <calcext:condition calcext:apply-style-name="Безымянный2" calcext:value="=&quot;rzeczownik&quot;" calcext:base-cell-address="falshCardA2.E23"/>
          </calcext:conditional-format>
          <calcext:conditional-format calcext:target-range-address="falshCardA2.E147:falshCardA2.E148">
            <calcext:condition calcext:apply-style-name="Безымянный2" calcext:value="=&quot;rzeczownik&quot;" calcext:base-cell-address="falshCardA2.E147"/>
          </calcext:conditional-format>
          <calcext:conditional-format calcext:target-range-address="falshCardA2.E141:falshCardA2.E142">
            <calcext:condition calcext:apply-style-name="Безымянный2" calcext:value="=&quot;rzeczownik&quot;" calcext:base-cell-address="falshCardA2.E141"/>
          </calcext:conditional-format>
          <calcext:conditional-format calcext:target-range-address="falshCardA2.E137:falshCardA2.E138">
            <calcext:condition calcext:apply-style-name="Безымянный2" calcext:value="=&quot;rzeczownik&quot;" calcext:base-cell-address="falshCardA2.E137"/>
          </calcext:conditional-format>
          <calcext:conditional-format calcext:target-range-address="falshCardA2.E131:falshCardA2.E132">
            <calcext:condition calcext:apply-style-name="Безымянный2" calcext:value="=&quot;rzeczownik&quot;" calcext:base-cell-address="falshCardA2.E131"/>
          </calcext:conditional-format>
          <calcext:conditional-format calcext:target-range-address="falshCardA2.E127:falshCardA2.E128">
            <calcext:condition calcext:apply-style-name="Безымянный2" calcext:value="=&quot;rzeczownik&quot;" calcext:base-cell-address="falshCardA2.E127"/>
          </calcext:conditional-format>
          <calcext:conditional-format calcext:target-range-address="falshCardA2.E117:falshCardA2.E118">
            <calcext:condition calcext:apply-style-name="Безымянный2" calcext:value="=&quot;rzeczownik&quot;" calcext:base-cell-address="falshCardA2.E117"/>
          </calcext:conditional-format>
          <calcext:conditional-format calcext:target-range-address="falshCardA2.E119:falshCardA2.E120">
            <calcext:condition calcext:apply-style-name="Безымянный2" calcext:value="=&quot;rzeczownik&quot;" calcext:base-cell-address="falshCardA2.E119"/>
          </calcext:conditional-format>
          <calcext:conditional-format calcext:target-range-address="falshCardA2.E101:falshCardA2.E102">
            <calcext:condition calcext:apply-style-name="Безымянный2" calcext:value="=&quot;rzeczownik&quot;" calcext:base-cell-address="falshCardA2.E101"/>
          </calcext:conditional-format>
          <calcext:conditional-format calcext:target-range-address="falshCardA2.E67:falshCardA2.E68">
            <calcext:condition calcext:apply-style-name="Безымянный2" calcext:value="=&quot;rzeczownik&quot;" calcext:base-cell-address="falshCardA2.E67"/>
          </calcext:conditional-format>
          <calcext:conditional-format calcext:target-range-address="falshCardA2.E69:falshCardA2.E70">
            <calcext:condition calcext:apply-style-name="Безымянный2" calcext:value="=&quot;rzeczownik&quot;" calcext:base-cell-address="falshCardA2.E69"/>
          </calcext:conditional-format>
          <calcext:conditional-format calcext:target-range-address="falshCardA2.E49:falshCardA2.E50">
            <calcext:condition calcext:apply-style-name="Безымянный2" calcext:value="=&quot;rzeczownik&quot;" calcext:base-cell-address="falshCardA2.E49"/>
          </calcext:conditional-format>
          <calcext:conditional-format calcext:target-range-address="falshCardA2.E51:falshCardA2.E52">
            <calcext:condition calcext:apply-style-name="Безымянный2" calcext:value="=&quot;rzeczownik&quot;" calcext:base-cell-address="falshCardA2.E51"/>
          </calcext:conditional-format>
          <calcext:conditional-format calcext:target-range-address="falshCardA2.E53:falshCardA2.E54">
            <calcext:condition calcext:apply-style-name="Безымянный2" calcext:value="=&quot;rzeczownik&quot;" calcext:base-cell-address="falshCardA2.E53"/>
          </calcext:conditional-format>
          <calcext:conditional-format calcext:target-range-address="falshCardA2.E33:falshCardA2.E34">
            <calcext:condition calcext:apply-style-name="Безымянный2" calcext:value="=&quot;rzeczownik&quot;" calcext:base-cell-address="falshCardA2.E33"/>
          </calcext:conditional-format>
          <calcext:conditional-format calcext:target-range-address="falshCardA2.E35:falshCardA2.E36">
            <calcext:condition calcext:apply-style-name="Безымянный2" calcext:value="=&quot;rzeczownik&quot;" calcext:base-cell-address="falshCardA2.E35"/>
          </calcext:conditional-format>
          <calcext:conditional-format calcext:target-range-address="falshCardA2.E37:falshCardA2.E38">
            <calcext:condition calcext:apply-style-name="Безымянный2" calcext:value="=&quot;rzeczownik&quot;" calcext:base-cell-address="falshCardA2.E37"/>
          </calcext:conditional-format>
          <calcext:conditional-format calcext:target-range-address="falshCardA2.E29:falshCardA2.E30">
            <calcext:condition calcext:apply-style-name="Безымянный2" calcext:value="=&quot;rzeczownik&quot;" calcext:base-cell-address="falshCardA2.E29"/>
          </calcext:conditional-format>
          <calcext:conditional-format calcext:target-range-address="falshCardA2.E7:falshCardA2.E8">
            <calcext:condition calcext:apply-style-name="Безымянный2" calcext:value="=&quot;rzeczownik&quot;" calcext:base-cell-address="falshCardA2.E7"/>
          </calcext:conditional-format>
          <calcext:conditional-format calcext:target-range-address="falshCardA2.E9:falshCardA2.E10">
            <calcext:condition calcext:apply-style-name="Безымянный2" calcext:value="=&quot;rzeczownik&quot;" calcext:base-cell-address="falshCardA2.E9"/>
          </calcext:conditional-format>
          <calcext:conditional-format calcext:target-range-address="falshCardA2.E11:falshCardA2.E12">
            <calcext:condition calcext:apply-style-name="Безымянный2" calcext:value="=&quot;rzeczownik&quot;" calcext:base-cell-address="falshCardA2.E11"/>
          </calcext:conditional-format>
          <calcext:conditional-format calcext:target-range-address="falshCardA2.E13:falshCardA2.E14">
            <calcext:condition calcext:apply-style-name="Безымянный2" calcext:value="=&quot;rzeczownik&quot;" calcext:base-cell-address="falshCardA2.E13"/>
          </calcext:conditional-format>
          <calcext:conditional-format calcext:target-range-address="falshCardA2.E15:falshCardA2.E16">
            <calcext:condition calcext:apply-style-name="Безымянный2" calcext:value="=&quot;rzeczownik&quot;" calcext:base-cell-address="falshCardA2.E15"/>
          </calcext:conditional-format>
          <calcext:conditional-format calcext:target-range-address="falshCardA2.J2:falshCardA2.N2 falshCardA2.E2:falshCardA2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D2:falshCardA2.O2">
            <calcext:condition calcext:apply-style-name="Безымянный2" calcext:value="formula-is([$falshCardA1.$D2]=rzeczownik)" calcext:base-cell-address="falshCardA2.D2"/>
          </calcext:conditional-format>
          <calcext:conditional-format calcext:target-range-address="falshCardA2.D2:falshCardA2.O2">
            <calcext:condition calcext:apply-style-name="Безымянный2" calcext:value="=&quot;rzeczownik&quot;" calcext:base-cell-address="falshCardA2.D2"/>
          </calcext:conditional-format>
          <calcext:conditional-format calcext:target-range-address="falshCardA2.B2:falshCardA2.B2">
            <calcext:condition calcext:apply-style-name="Безымянный2" calcext:value="formula-is([$falshCardA1.$D2]=rzeczownik)" calcext:base-cell-address="falshCardA2.B2"/>
          </calcext:conditional-format>
          <calcext:conditional-format calcext:target-range-address="falshCardA2.B2:falshCardA2.B2">
            <calcext:condition calcext:apply-style-name="Безымянный2" calcext:value="=&quot;rzeczownik&quot;" calcext:base-cell-address="falshCardA2.B2"/>
          </calcext:conditional-format>
          <calcext:conditional-format calcext:target-range-address="falshCardA2.C2:falshCardA2.C2">
            <calcext:condition calcext:apply-style-name="Безымянный2" calcext:value="formula-is([$falshCardA1.$D2]=rzeczownik)" calcext:base-cell-address="falshCardA2.C2"/>
          </calcext:conditional-format>
          <calcext:conditional-format calcext:target-range-address="falshCardA2.C2:falshCardA2.C2">
            <calcext:condition calcext:apply-style-name="Безымянный2" calcext:value="=&quot;rzeczownik&quot;" calcext:base-cell-address="falshCardA2.C2"/>
          </calcext:conditional-format>
          <calcext:conditional-format calcext:target-range-address="falshCardA2.H5:falshCardA2.H5">
            <calcext:condition calcext:apply-style-name="Безымянный2" calcext:value="=&quot;rzeczownik&quot;" calcext:base-cell-address="falshCardA2.H5"/>
          </calcext:conditional-format>
          <calcext:conditional-format calcext:target-range-address="falshCardA2.A2:falshCardA2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A2:falshCardA2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P1:falshCardA2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czebniki" table:style-name="ta1">
        <table:table-column table:style-name="co46" table:default-cell-style-name="ce378"/>
        <table:table-column table:style-name="co11" table:number-columns-repeated="1023" table:default-cell-style-name="Default"/>
        <table:table-row table:style-name="ro8">
          <table:table-cell table:style-name="ce3" office:value-type="string" calcext:value-type="string">
            <text:p>L1_level</text:p>
          </table:table-cell>
          <table:table-cell table:style-name="ce3" office:value-type="string" calcext:value-type="string">
            <text:p>L1_title</text:p>
          </table:table-cell>
          <table:table-cell table:style-name="ce3" office:value-type="string" calcext:value-type="string">
            <text:p>L1_ident</text:p>
          </table:table-cell>
          <table:table-cell table:style-name="ce3" office:value-type="string" calcext:value-type="string">
            <text:p>L1_type</text:p>
          </table:table-cell>
          <table:table-cell table:style-name="ce3" office:value-type="string" calcext:value-type="string">
            <text:p>L1_single</text:p>
          </table:table-cell>
          <table:table-cell table:style-name="ce3" office:value-type="string" calcext:value-type="string">
            <text:p>L1_word</text:p>
          </table:table-cell>
          <table:table-cell table:style-name="ce3" office:value-type="string" calcext:value-type="string">
            <text:p>L1_plural</text:p>
          </table:table-cell>
          <table:table-cell table:style-name="ce307" office:value-type="string" calcext:value-type="string">
            <text:p>L1_aword</text:p>
          </table:table-cell>
          <table:table-cell table:style-name="ce3" office:value-type="string" calcext:value-type="string">
            <text:p>L1_p1desc</text:p>
          </table:table-cell>
          <table:table-cell table:style-name="ce3" office:value-type="string" calcext:value-type="string">
            <text:p>L1_p1word</text:p>
          </table:table-cell>
          <table:table-cell table:style-name="ce3" office:value-type="string" calcext:value-type="string">
            <text:p>L1_p2desc</text:p>
          </table:table-cell>
          <table:table-cell table:style-name="ce3" office:value-type="string" calcext:value-type="string">
            <text:p>L1_p2word</text:p>
          </table:table-cell>
          <table:table-cell table:style-name="ce309" office:value-type="string" calcext:value-type="string">
            <text:p>L1_p3desc</text:p>
          </table:table-cell>
          <table:table-cell table:style-name="ce309" office:value-type="string" calcext:value-type="string">
            <text:p>L1_p3word</text:p>
          </table:table-cell>
          <table:table-cell table:style-name="ce210" office:value-type="string" calcext:value-type="string">
            <text:p>L1_example</text:p>
          </table:table-cell>
          <table:table-cell table:style-name="ce148" table:number-columns-repeated="1009"/>
        </table:table-row>
        <table:table-row table:style-name="ro7">
          <table:table-cell table:style-name="ce300" office:value-type="string" calcext:value-type="string">
            <text:p>A1</text:p>
          </table:table-cell>
          <table:table-cell table:style-name="ce303" table:content-validation-name="val2" office:value-type="string" calcext:value-type="string">
            <text:p>Ogólne </text:p>
          </table:table-cell>
          <table:table-cell table:style-name="ce304" table:content-validation-name="val2" office:value-type="string" calcext:value-type="string">
            <text:p>r.m.</text:p>
          </table:table-cell>
          <table:table-cell table:style-name="ce305" table:content-validation-name="val2" office:value-type="string" calcext:value-type="string">
            <text:p>rzeczownik</text:p>
          </table:table-cell>
          <table:table-cell table:style-name="ce306" office:value-type="string" calcext:value-type="string">
            <text:p>l.p.</text:p>
          </table:table-cell>
          <table:table-cell table:style-name="ce306" office:value-type="string" calcext:value-type="string">
            <text:p>Ogród</text:p>
          </table:table-cell>
          <table:table-cell table:style-name="ce306" office:value-type="string" calcext:value-type="string">
            <text:p>l.m.</text:p>
          </table:table-cell>
          <table:table-cell table:style-name="ce306" office:value-type="string" calcext:value-type="string">
            <text:p>ogrody</text:p>
          </table:table-cell>
          <table:table-cell table:style-name="ce308" table:content-validation-name="val1" office:value-type="string" calcext:value-type="string">
            <text:p>Dop</text:p>
          </table:table-cell>
          <table:table-cell table:style-name="ce306" office:value-type="string" calcext:value-type="string">
            <text:p>ogrodu</text:p>
          </table:table-cell>
          <table:table-cell table:style-name="ce306" office:value-type="string" calcext:value-type="string">
            <text:p>Ms.</text:p>
          </table:table-cell>
          <table:table-cell table:style-name="ce306" office:value-type="string" calcext:value-type="string">
            <text:p>ogrodzie</text:p>
          </table:table-cell>
          <table:table-cell table:style-name="ce306" office:value-type="string" calcext:value-type="string">
            <text:p>Narz</text:p>
          </table:table-cell>
          <table:table-cell table:style-name="ce306" office:value-type="string" calcext:value-type="string">
            <text:p>ogrodem</text:p>
          </table:table-cell>
          <table:table-cell table:style-name="ce311" office:value-type="string" calcext:value-type="string">
            <text:p>Stwórz z nami swój piękny ogród</text:p>
          </table:table-cell>
          <table:table-cell table:style-name="ce102" table:number-columns-repeated="1009"/>
        </table:table-row>
        <table:table-row table:style-name="ro7">
          <table:table-cell table:style-name="ce376" office:value-type="string" calcext:value-type="string">
            <text:p>A2</text:p>
          </table:table-cell>
          <table:table-cell office:value-type="string" calcext:value-type="string">
            <text:p>Liczebniki</text:p>
          </table:table-cell>
          <table:table-cell office:value-type="string" calcext:value-type="string">
            <text:p>liczebniki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1018"/>
        </table:table-row>
        <table:table-row table:style-name="ro7">
          <table:table-cell table:style-name="ce377"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нол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jeden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один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dw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два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trz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три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czter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четыре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ięć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пят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sześć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шест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siedem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сем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osiem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восем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dziewięć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девят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dziesięć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десят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jedenaście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одиннадцат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dwanaście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двенадцат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trzynaście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тринадцат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czternaście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четырнадцат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piętnaście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пятнадцат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szesnaście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шестнадцат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siedemnaście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семнадцат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osiemnaście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восемнадцат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dziewiętnaście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девятнадцат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dwadzieści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двадцат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trzydzieści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тридцать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czterdzieści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сорок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pięćdziesiąt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пятьдесят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sześćdziesiąt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шестьдесят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siedemdziesiąt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семьдесят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osiemdziesiąt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восемьдесят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dziewięćdziesiąt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девяносто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sto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сто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dwieście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двести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trzys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триста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czterys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четыреста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pięćset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пятьсот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sześćset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шестьсот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siedemset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семьсот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osiemset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восемьсот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dziewięćset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девятьсот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tysiąc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тысяча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perwsz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первый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drugi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второй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trzeci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третий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czwart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четвертый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piąnt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пятый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szóst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шестой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siódm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седьмой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ósm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восьмой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dziewiąt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девятый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dziesiąt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десятый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одинадцатый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двенадцатый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тринадцатый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четырнадцатый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пятнадцатый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двадцатый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два часа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три часа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четыре часа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пя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шес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сем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восем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девя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деся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один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две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двадцать один час (девять)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двадцать два час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w nocy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o drugiej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в два часа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o trzeciej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в три часа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o czwartej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в четыре часа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o piątej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в пя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o szóstej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в шес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o siódmej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в сем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o ósmej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в восем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o dziewiątej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в девя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o dziesiątej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в деся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o jedenastej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в один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o dwunastej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в две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trzynas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czternas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piętnas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szesnas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siedemnas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osiemnas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dziewiętnas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dwudziest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dwudziesta pierwsz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двадцать один час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dwudziesta drug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двадцать два часа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dwudziesta trzecia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północ</text:p>
          </table:table-cell>
          <table:table-cell table:number-columns-repeated="1018"/>
        </table:table-row>
        <table:table-row table:style-name="ro7">
          <table:table-cell table:style-name="ce379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calcext:conditional-formats>
          <calcext:conditional-format calcext:target-range-address="Liczebniki.I1:Liczebniki.L1 Liczebniki.A1:Liczebniki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O1:Liczebniki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H1:Liczebniki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M1:Liczebniki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J2:Liczebniki.N2 Liczebniki.E2:Liczebniki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2:Liczebniki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D2:Liczebniki.O2">
            <calcext:condition calcext:apply-style-name="Безымянный2" calcext:value="formula-is([$falshCardA1.$D2]=rzeczownik)" calcext:base-cell-address="Liczebniki.D2"/>
          </calcext:conditional-format>
          <calcext:conditional-format calcext:target-range-address="Liczebniki.D2:Liczebniki.O2">
            <calcext:condition calcext:apply-style-name="Безымянный2" calcext:value="=&quot;rzeczownik&quot;" calcext:base-cell-address="Liczebniki.D2"/>
          </calcext:conditional-format>
          <calcext:conditional-format calcext:target-range-address="Liczebniki.B2:Liczebniki.B2">
            <calcext:condition calcext:apply-style-name="Безымянный2" calcext:value="formula-is([$falshCardA1.$D2]=rzeczownik)" calcext:base-cell-address="Liczebniki.B2"/>
          </calcext:conditional-format>
          <calcext:conditional-format calcext:target-range-address="Liczebniki.B2:Liczebniki.B2">
            <calcext:condition calcext:apply-style-name="Безымянный2" calcext:value="=&quot;rzeczownik&quot;" calcext:base-cell-address="Liczebniki.B2"/>
          </calcext:conditional-format>
          <calcext:conditional-format calcext:target-range-address="Liczebniki.C2:Liczebniki.C2">
            <calcext:condition calcext:apply-style-name="Безымянный2" calcext:value="formula-is([$falshCardA1.$D2]=rzeczownik)" calcext:base-cell-address="Liczebniki.C2"/>
          </calcext:conditional-format>
          <calcext:conditional-format calcext:target-range-address="Liczebniki.C2:Liczebniki.C2">
            <calcext:condition calcext:apply-style-name="Безымянный2" calcext:value="=&quot;rzeczownik&quot;" calcext:base-cell-address="Liczebniki.C2"/>
          </calcext:conditional-format>
        </calcext:conditional-formats>
      </table:table>
      <table:table table:name="Slowki" table:style-name="ta1">
        <table:table-column table:style-name="co47" table:default-cell-style-name="ce19"/>
        <table:table-column table:style-name="co48" table:number-columns-repeated="6" table:default-cell-style-name="ce19"/>
        <table:table-column table:style-name="co11" table:number-columns-repeated="1014" table:default-cell-style-name="ce19"/>
        <table:table-row table:style-name="ro4">
          <table:table-cell table:style-name="ce418" office:value-type="string" calcext:value-type="string">
            <text:p>Есть</text:p>
          </table:table-cell>
          <table:table-cell table:style-name="ce418" office:value-type="string" calcext:value-type="string">
            <text:p>Часть речи</text:p>
          </table:table-cell>
          <table:table-cell table:style-name="ce418" office:value-type="string" calcext:value-type="string">
            <text:p>Pl</text:p>
          </table:table-cell>
          <table:table-cell table:style-name="ce418" office:value-type="string" calcext:value-type="string">
            <text:p>Ru</text:p>
          </table:table-cell>
          <table:table-cell table:number-columns-repeated="1017"/>
        </table:table-row>
        <table:table-row table:style-name="ro4">
          <table:table-cell table:style-name="ce111" table:formula="of:=IF(ISNA(VLOOKUP([.C2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Dumny</text:p>
          </table:table-cell>
          <table:table-cell table:style-name="ce178" office:value-type="string" calcext:value-type="string">
            <text:p>Гордый</text:p>
          </table:table-cell>
          <table:table-cell table:style-name="ce178"/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ce111" table:formula="of:=IF(ISNA(VLOOKUP([.C3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Rozpromieniona</text:p>
          </table:table-cell>
          <table:table-cell table:style-name="ce423" office:value-type="string" calcext:value-type="string">
            <text:p>Светящаяся</text:p>
          </table:table-cell>
          <table:table-cell table:style-name="Default" table:number-columns-repeated="3"/>
          <table:table-cell table:number-columns-repeated="1014"/>
        </table:table-row>
        <table:table-row table:style-name="ro4">
          <table:table-cell table:style-name="ce111" table:formula="of:=IF(ISNA(VLOOKUP([.C4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Rozpromieniony</text:p>
          </table:table-cell>
          <table:table-cell table:style-name="ce423" office:value-type="string" calcext:value-type="string">
            <text:p>Светящийся</text:p>
          </table:table-cell>
          <table:table-cell table:style-name="Default" table:number-columns-repeated="3"/>
          <table:table-cell table:number-columns-repeated="1014"/>
        </table:table-row>
        <table:table-row table:style-name="ro4">
          <table:table-cell table:style-name="ce111" table:formula="of:=IF(ISNA(VLOOKUP([.C5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Przezioczysty</text:p>
          </table:table-cell>
          <table:table-cell table:style-name="ce178" office:value-type="string" calcext:value-type="string">
            <text:p>Прозрачный</text:p>
          </table:table-cell>
          <table:table-cell table:style-name="Default" table:number-columns-repeated="3"/>
          <table:table-cell table:number-columns-repeated="1014"/>
        </table:table-row>
        <table:table-row table:style-name="ro4">
          <table:table-cell table:style-name="ce111" table:formula="of:=IF(ISNA(VLOOKUP([.C6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Opętany</text:p>
          </table:table-cell>
          <table:table-cell table:style-name="ce178" office:value-type="string" calcext:value-type="string">
            <text:p>Одержимый</text:p>
          </table:table-cell>
          <table:table-cell table:style-name="Default" table:number-columns-repeated="3"/>
          <table:table-cell table:number-columns-repeated="1014"/>
        </table:table-row>
        <table:table-row table:style-name="ro4">
          <table:table-cell table:style-name="ce111" table:formula="of:=IF(ISNA(VLOOKUP([.C7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Stracony</text:p>
          </table:table-cell>
          <table:table-cell table:style-name="ce178" office:value-type="string" calcext:value-type="string">
            <text:p>Потеряный</text:p>
          </table:table-cell>
          <table:table-cell table:style-name="Default" table:number-columns-repeated="3"/>
          <table:table-cell table:number-columns-repeated="1014"/>
        </table:table-row>
        <table:table-row table:style-name="ro4">
          <table:table-cell table:style-name="ce111" table:formula="of:=IF(ISNA(VLOOKUP([.C8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Zeszly</text:p>
          </table:table-cell>
          <table:table-cell table:style-name="ce178" office:value-type="string" calcext:value-type="string">
            <text:p>Прошлый</text:p>
          </table:table-cell>
          <table:table-cell table:style-name="Default" table:number-columns-repeated="3"/>
          <table:table-cell table:number-columns-repeated="1014"/>
        </table:table-row>
        <table:table-row table:style-name="ro4">
          <table:table-cell table:style-name="ce111" table:formula="of:=IF(ISNA(VLOOKUP([.C9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Błąd</text:p>
          </table:table-cell>
          <table:table-cell table:style-name="ce178" office:value-type="string" calcext:value-type="string">
            <text:p>Ошибка</text:p>
          </table:table-cell>
          <table:table-cell table:style-name="Default" table:number-columns-repeated="3"/>
          <table:table-cell table:number-columns-repeated="1014"/>
        </table:table-row>
        <table:table-row table:style-name="ro4">
          <table:table-cell table:style-name="ce111" table:formula="of:=IF(ISNA(VLOOKUP([.C10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Zachowanie</text:p>
          </table:table-cell>
          <table:table-cell table:style-name="ce178" office:value-type="string" calcext:value-type="string">
            <text:p>Поведение</text:p>
          </table:table-cell>
          <table:table-cell table:style-name="Default" table:number-columns-repeated="3"/>
          <table:table-cell table:number-columns-repeated="1014"/>
        </table:table-row>
        <table:table-row table:style-name="ro4">
          <table:table-cell table:style-name="ce111" table:formula="of:=IF(ISNA(VLOOKUP([.C11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pinie</text:p>
          </table:table-cell>
          <table:table-cell table:style-name="ce178" office:value-type="string" calcext:value-type="string">
            <text:p>Мнение</text:p>
          </table:table-cell>
          <table:table-cell table:style-name="Default" table:number-columns-repeated="3"/>
          <table:table-cell table:number-columns-repeated="1014"/>
        </table:table-row>
        <table:table-row table:style-name="ro4">
          <table:table-cell table:style-name="ce111" table:formula="of:=IF(ISNA(VLOOKUP([.C12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pętanie</text:p>
          </table:table-cell>
          <table:table-cell table:style-name="ce178" office:value-type="string" calcext:value-type="string">
            <text:p>Одержимость</text:p>
          </table:table-cell>
          <table:table-cell table:style-name="Default" table:number-columns-repeated="3"/>
          <table:table-cell table:number-columns-repeated="1014"/>
        </table:table-row>
        <table:table-row table:style-name="ro4">
          <table:table-cell table:style-name="ce111" table:formula="of:=IF(ISNA(VLOOKUP([.C13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Bezczelność</text:p>
          </table:table-cell>
          <table:table-cell table:style-name="ce178" office:value-type="string" calcext:value-type="string">
            <text:p>Наглость</text:p>
          </table:table-cell>
          <table:table-cell table:style-name="Default" table:number-columns-repeated="3"/>
          <table:table-cell table:number-columns-repeated="1014"/>
        </table:table-row>
        <table:table-row table:style-name="ro4">
          <table:table-cell table:style-name="ce111" table:formula="of:=IF(ISNA(VLOOKUP([.C14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Czyn</text:p>
          </table:table-cell>
          <table:table-cell table:style-name="ce178" office:value-type="string" calcext:value-type="string">
            <text:p>Дейст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15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Kłamstwo</text:p>
          </table:table-cell>
          <table:table-cell table:style-name="ce178" office:value-type="string" calcext:value-type="string">
            <text:p>Врань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16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ina</text:p>
          </table:table-cell>
          <table:table-cell table:style-name="ce178" office:value-type="string" calcext:value-type="string">
            <text:p>Семья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17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ice</text:p>
          </table:table-cell>
          <table:table-cell table:style-name="ce178" office:value-type="string" calcext:value-type="string">
            <text:p>Родители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18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eństwo</text:p>
          </table:table-cell>
          <table:table-cell table:style-name="ce178" office:value-type="string" calcext:value-type="string">
            <text:p>Братья сестры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19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Klisza</text:p>
          </table:table-cell>
          <table:table-cell table:style-name="ce178" office:value-type="string" calcext:value-type="string">
            <text:p>Фотоплен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20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kutek</text:p>
          </table:table-cell>
          <table:table-cell table:style-name="ce178" office:value-type="string" calcext:value-type="string">
            <text:p>Эффект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21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Warunek</text:p>
          </table:table-cell>
          <table:table-cell table:style-name="ce178" office:value-type="string" calcext:value-type="string">
            <text:p>Усло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22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ebieg</text:p>
          </table:table-cell>
          <table:table-cell table:style-name="ce178" office:value-type="string" calcext:value-type="string">
            <text:p>Процесс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23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Wydarzenie</text:p>
          </table:table-cell>
          <table:table-cell table:style-name="ce178" office:value-type="string" calcext:value-type="string">
            <text:p>Событ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24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bojętność</text:p>
          </table:table-cell>
          <table:table-cell table:style-name="ce178" office:value-type="string" calcext:value-type="string">
            <text:p>Безразлич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25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Ustawienie</text:p>
          </table:table-cell>
          <table:table-cell table:style-name="ce178" office:value-type="string" calcext:value-type="string">
            <text:p>Параметр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26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Domysł </text:p>
          </table:table-cell>
          <table:table-cell table:style-name="ce178" office:value-type="string" calcext:value-type="string">
            <text:p>Догад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27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ydomek</text:p>
          </table:table-cell>
          <table:table-cell table:style-name="ce178" office:value-type="string" calcext:value-type="string">
            <text:p>Прозвищ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28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Gałąź</text:p>
          </table:table-cell>
          <table:table-cell table:style-name="ce178" office:value-type="string" calcext:value-type="string">
            <text:p>Вет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29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Lącznościowiec</text:p>
          </table:table-cell>
          <table:table-cell table:style-name="ce178" office:value-type="string" calcext:value-type="string">
            <text:p>Связист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30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Lączność</text:p>
          </table:table-cell>
          <table:table-cell table:style-name="ce178" office:value-type="string" calcext:value-type="string">
            <text:p>Связь</text:p>
          </table:table-cell>
          <table:table-cell table:style-name="ce178" table:number-columns-repeated="3"/>
          <table:table-cell table:number-columns-repeated="1014"/>
        </table:table-row>
        <table:table-row table:style-name="ro4">
          <table:table-cell table:style-name="ce111" table:formula="of:=IF(ISNA(VLOOKUP([.C31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yczyna</text:p>
          </table:table-cell>
          <table:table-cell table:style-name="ce178" office:value-type="string" calcext:value-type="string">
            <text:p>Причина</text:p>
          </table:table-cell>
          <table:table-cell table:style-name="ce178" table:number-columns-repeated="3"/>
          <table:table-cell table:number-columns-repeated="1014"/>
        </table:table-row>
        <table:table-row table:style-name="ro4">
          <table:table-cell table:style-name="ce111" table:formula="of:=IF(ISNA(VLOOKUP([.C32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tosunek</text:p>
          </table:table-cell>
          <table:table-cell table:style-name="ce178" office:value-type="string" calcext:value-type="string">
            <text:p>Связь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33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kutek</text:p>
          </table:table-cell>
          <table:table-cell table:style-name="ce178" office:value-type="string" calcext:value-type="string">
            <text:p>Следст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34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ojęcie</text:p>
          </table:table-cell>
          <table:table-cell table:style-name="ce178" office:value-type="string" calcext:value-type="string">
            <text:p>Понят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4">
          <table:table-cell table:style-name="ce111" table:formula="of:=IF(ISNA(VLOOKUP([.C35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arawan</text:p>
          </table:table-cell>
          <table:table-cell table:style-name="ce178" office:value-type="string" calcext:value-type="string">
            <text:p>Ширма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11" table:formula="of:=IF(ISNA(VLOOKUP([.C36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Definować</text:p>
          </table:table-cell>
          <table:table-cell table:style-name="ce178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11" table:formula="of:=IF(ISNA(VLOOKUP([.C37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Wyznaczać</text:p>
          </table:table-cell>
          <table:table-cell table:style-name="ce178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11" table:formula="of:=IF(ISNA(VLOOKUP([.C38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Decydować</text:p>
          </table:table-cell>
          <table:table-cell table:style-name="ce178" office:value-type="string" calcext:value-type="string">
            <text:p>Решать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11" table:formula="of:=IF(ISNA(VLOOKUP([.C39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trafić</text:p>
          </table:table-cell>
          <table:table-cell table:style-name="ce178" office:value-type="string" calcext:value-type="string">
            <text:p>Суметь</text:p>
          </table:table-cell>
          <table:table-cell table:style-name="ce34"/>
          <table:table-cell table:number-columns-repeated="1016"/>
        </table:table-row>
        <table:table-row table:style-name="ro4">
          <table:table-cell table:style-name="ce111" table:formula="of:=IF(ISNA(VLOOKUP([.C40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awierać</text:p>
          </table:table-cell>
          <table:table-cell table:style-name="ce178" office:value-type="string" calcext:value-type="string">
            <text:p>Завершать</text:p>
          </table:table-cell>
          <table:table-cell table:style-name="ce34"/>
          <table:table-cell table:number-columns-repeated="1016"/>
        </table:table-row>
        <table:table-row table:style-name="ro4">
          <table:table-cell table:style-name="ce111" table:formula="of:=IF(ISNA(VLOOKUP([.C41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zesadzać</text:p>
          </table:table-cell>
          <table:table-cell table:style-name="ce178" office:value-type="string" calcext:value-type="string">
            <text:p>Преувеличивать</text:p>
          </table:table-cell>
          <table:table-cell table:style-name="ce34"/>
          <table:table-cell table:number-columns-repeated="1016"/>
        </table:table-row>
        <table:table-row table:style-name="ro4">
          <table:table-cell table:style-name="ce111" table:formula="of:=IF(ISNA(VLOOKUP([.C42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ada deść</text:p>
          </table:table-cell>
          <table:table-cell table:style-name="ce178" office:value-type="string" calcext:value-type="string">
            <text:p>Идет дождь</text:p>
          </table:table-cell>
          <table:table-cell table:style-name="ce34"/>
          <table:table-cell table:number-columns-repeated="1016"/>
        </table:table-row>
        <table:table-row table:style-name="ro4">
          <table:table-cell table:style-name="ce111" table:formula="of:=IF(ISNA(VLOOKUP([.C43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lecać</text:p>
          </table:table-cell>
          <table:table-cell table:style-name="ce178" office:value-type="string" calcext:value-type="string">
            <text:p>Рекомендовать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11" table:formula="of:=IF(ISNA(VLOOKUP([.C44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pędzać</text:p>
          </table:table-cell>
          <table:table-cell table:style-name="ce178" office:value-type="string" calcext:value-type="string">
            <text:p>Проводить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11" table:formula="of:=IF(ISNA(VLOOKUP([.C45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pędzić</text:p>
          </table:table-cell>
          <table:table-cell table:style-name="ce178" office:value-type="string" calcext:value-type="string">
            <text:p>Провести</text:p>
          </table:table-cell>
          <table:table-cell table:style-name="ce178"/>
          <table:table-cell table:number-columns-repeated="1016"/>
        </table:table-row>
        <table:table-row table:style-name="ro4">
          <table:table-cell table:style-name="ce111" table:formula="of:=IF(ISNA(VLOOKUP([.C46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Krzątać</text:p>
          </table:table-cell>
          <table:table-cell table:style-name="ce178" office:value-type="string" calcext:value-type="string">
            <text:p>Вертеться</text:p>
          </table:table-cell>
          <table:table-cell table:number-columns-repeated="1017"/>
        </table:table-row>
        <table:table-row table:style-name="ro4">
          <table:table-cell table:style-name="ce111" table:formula="of:=IF(ISNA(VLOOKUP([.C47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Ufać</text:p>
          </table:table-cell>
          <table:table-cell table:style-name="ce178" office:value-type="string" calcext:value-type="string">
            <text:p>Доверять</text:p>
          </table:table-cell>
          <table:table-cell table:number-columns-repeated="1017"/>
        </table:table-row>
        <table:table-row table:style-name="ro4">
          <table:table-cell table:style-name="ce111" table:formula="of:=IF(ISNA(VLOOKUP([.C48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winac</text:p>
          </table:table-cell>
          <table:table-cell table:style-name="ce178" office:value-type="string" calcext:value-type="string">
            <text:p>Сворачивать</text:p>
          </table:table-cell>
          <table:table-cell table:number-columns-repeated="1017"/>
        </table:table-row>
        <table:table-row table:style-name="ro4">
          <table:table-cell table:style-name="ce111" table:formula="of:=IF(ISNA(VLOOKUP([.C49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mylic się</text:p>
          </table:table-cell>
          <table:table-cell table:style-name="ce178" office:value-type="string" calcext:value-type="string">
            <text:p>Ошибаться</text:p>
          </table:table-cell>
          <table:table-cell table:number-columns-repeated="1017"/>
        </table:table-row>
        <table:table-row table:style-name="ro4">
          <table:table-cell table:style-name="ce111" table:formula="of:=IF(ISNA(VLOOKUP([.C50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Wylączyć</text:p>
          </table:table-cell>
          <table:table-cell table:style-name="ce178" office:value-type="string" calcext:value-type="string">
            <text:p>Выключить</text:p>
          </table:table-cell>
          <table:table-cell table:number-columns-repeated="1017"/>
        </table:table-row>
        <table:table-row table:style-name="ro4">
          <table:table-cell table:style-name="ce111" table:formula="of:=IF(ISNA(VLOOKUP([.C51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ądzić</text:p>
          </table:table-cell>
          <table:table-cell table:style-name="ce178" office:value-type="string" calcext:value-type="string">
            <text:p>Полагать</text:p>
          </table:table-cell>
          <table:table-cell table:number-columns-repeated="1017"/>
        </table:table-row>
        <table:table-row table:style-name="ro4">
          <table:table-cell table:style-name="ce111" table:formula="of:=IF(ISNA(VLOOKUP([.C52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wyciężać</text:p>
          </table:table-cell>
          <table:table-cell table:style-name="ce178" office:value-type="string" calcext:value-type="string">
            <text:p>Побеждать</text:p>
          </table:table-cell>
          <table:table-cell table:number-columns-repeated="1017"/>
        </table:table-row>
        <table:table-row table:style-name="ro4">
          <table:table-cell table:style-name="ce111" table:formula="of:=IF(ISNA(VLOOKUP([.C53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ugerować</text:p>
          </table:table-cell>
          <table:table-cell table:style-name="ce178" office:value-type="string" calcext:value-type="string">
            <text:p>Предполагать</text:p>
          </table:table-cell>
          <table:table-cell table:number-columns-repeated="1017"/>
        </table:table-row>
        <table:table-row table:style-name="ro4">
          <table:table-cell table:style-name="ce111" table:formula="of:=IF(ISNA(VLOOKUP([.C54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Obserwować</text:p>
          </table:table-cell>
          <table:table-cell table:style-name="ce178" office:value-type="string" calcext:value-type="string">
            <text:p>Наблюдать</text:p>
          </table:table-cell>
          <table:table-cell table:number-columns-repeated="1017"/>
        </table:table-row>
        <table:table-row table:style-name="ro4">
          <table:table-cell table:style-name="ce111" table:formula="of:=IF(ISNA(VLOOKUP([.C55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ecyzować</text:p>
          </table:table-cell>
          <table:table-cell table:style-name="ce178" office:value-type="string" calcext:value-type="string">
            <text:p>Уточнять</text:p>
          </table:table-cell>
          <table:table-cell table:number-columns-repeated="1017"/>
        </table:table-row>
        <table:table-row table:style-name="ro4">
          <table:table-cell table:style-name="ce111" table:formula="of:=IF(ISNA(VLOOKUP([.C56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należć</text:p>
          </table:table-cell>
          <table:table-cell table:style-name="ce178" office:value-type="string" calcext:value-type="string">
            <text:p>Найти</text:p>
          </table:table-cell>
          <table:table-cell table:number-columns-repeated="1017"/>
        </table:table-row>
        <table:table-row table:style-name="ro4">
          <table:table-cell table:style-name="ce111" table:formula="of:=IF(ISNA(VLOOKUP([.C57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ezkadżać</text:p>
          </table:table-cell>
          <table:table-cell table:style-name="ce178" office:value-type="string" calcext:value-type="string">
            <text:p>Мешать</text:p>
          </table:table-cell>
          <table:table-cell table:number-columns-repeated="1017"/>
        </table:table-row>
        <table:table-row table:style-name="ro4">
          <table:table-cell table:style-name="ce111" table:formula="of:=IF(ISNA(VLOOKUP([.C58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imek</text:p>
          </table:table-cell>
          <table:table-cell table:style-name="ce178" office:value-type="string" calcext:value-type="string">
            <text:p>Wraz </text:p>
          </table:table-cell>
          <table:table-cell table:style-name="ce178" office:value-type="string" calcext:value-type="string">
            <text:p>Вместе</text:p>
          </table:table-cell>
          <table:table-cell table:number-columns-repeated="1017"/>
        </table:table-row>
        <table:table-row table:style-name="ro4">
          <table:table-cell table:style-name="ce111" table:formula="of:=IF(ISNA(VLOOKUP([.C59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Koniecznie</text:p>
          </table:table-cell>
          <table:table-cell table:style-name="ce178" office:value-type="string" calcext:value-type="string">
            <text:p>Обязательно</text:p>
          </table:table-cell>
          <table:table-cell table:number-columns-repeated="1017"/>
        </table:table-row>
        <table:table-row table:style-name="ro4">
          <table:table-cell table:style-name="ce111" table:formula="of:=IF(ISNA(VLOOKUP([.C60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Prędko</text:p>
          </table:table-cell>
          <table:table-cell table:style-name="ce178" office:value-type="string" calcext:value-type="string">
            <text:p>Скоро</text:p>
          </table:table-cell>
          <table:table-cell table:number-columns-repeated="1017"/>
        </table:table-row>
        <table:table-row table:style-name="ro4">
          <table:table-cell table:style-name="ce111" table:formula="of:=IF(ISNA(VLOOKUP([.C61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Obojętnie</text:p>
          </table:table-cell>
          <table:table-cell table:style-name="ce178" office:value-type="string" calcext:value-type="string">
            <text:p>Безразлично</text:p>
          </table:table-cell>
          <table:table-cell table:number-columns-repeated="1017"/>
        </table:table-row>
        <table:table-row table:style-name="ro4">
          <table:table-cell table:style-name="ce111" table:formula="of:=IF(ISNA(VLOOKUP([.C62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Zwykłe</text:p>
          </table:table-cell>
          <table:table-cell table:style-name="ce178" office:value-type="string" calcext:value-type="string">
            <text:p>Обычно</text:p>
          </table:table-cell>
          <table:table-cell table:number-columns-repeated="1017"/>
        </table:table-row>
        <table:table-row table:style-name="ro4">
          <table:table-cell table:style-name="ce111" table:formula="of:=IF(ISNA(VLOOKUP([.C63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cześniej</text:p>
          </table:table-cell>
          <table:table-cell table:style-name="ce178" office:value-type="string" calcext:value-type="string">
            <text:p>Раньше</text:p>
          </table:table-cell>
          <table:table-cell table:number-columns-repeated="1017"/>
        </table:table-row>
        <table:table-row table:style-name="ro4">
          <table:table-cell table:style-name="ce111" table:formula="of:=IF(ISNA(VLOOKUP([.C64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szędzie</text:p>
          </table:table-cell>
          <table:table-cell table:style-name="ce178" office:value-type="string" calcext:value-type="string">
            <text:p>Везде</text:p>
          </table:table-cell>
          <table:table-cell table:number-columns-repeated="1017"/>
        </table:table-row>
        <table:table-row table:style-name="ro4">
          <table:table-cell table:style-name="ce111" table:formula="of:=IF(ISNA(VLOOKUP([.C65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Szczególnie</text:p>
          </table:table-cell>
          <table:table-cell table:style-name="ce178" office:value-type="string" calcext:value-type="string">
            <text:p>Особенно</text:p>
          </table:table-cell>
          <table:table-cell table:number-columns-repeated="1017"/>
        </table:table-row>
        <table:table-row table:style-name="ro4">
          <table:table-cell table:style-name="ce111" table:formula="of:=IF(ISNA(VLOOKUP([.C66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17"/>
        </table:table-row>
        <table:table-row table:style-name="ro4">
          <table:table-cell table:style-name="ce111" table:formula="of:=IF(ISNA(VLOOKUP([.C67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zaimek</text:p>
          </table:table-cell>
          <table:table-cell table:style-name="ce178" office:value-type="string" calcext:value-type="string">
            <text:p>Moje</text:p>
          </table:table-cell>
          <table:table-cell table:style-name="ce178" office:value-type="string" calcext:value-type="string">
            <text:p>Мое</text:p>
          </table:table-cell>
          <table:table-cell table:number-columns-repeated="1017"/>
        </table:table-row>
        <table:table-row table:style-name="ro4">
          <table:table-cell table:style-name="ce111" table:formula="of:=IF(ISNA(VLOOKUP([.C68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imek</text:p>
          </table:table-cell>
          <table:table-cell table:style-name="ce178" office:value-type="string" calcext:value-type="string">
            <text:p>Na razie</text:p>
          </table:table-cell>
          <table:table-cell table:style-name="ce178" office:value-type="string" calcext:value-type="string">
            <text:p>Пока</text:p>
          </table:table-cell>
          <table:table-cell table:number-columns-repeated="1017"/>
        </table:table-row>
        <table:table-row table:style-name="ro4">
          <table:table-cell table:style-name="ce111" table:formula="of:=IF(ISNA(VLOOKUP([.C69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Chętnie</text:p>
          </table:table-cell>
          <table:table-cell table:style-name="ce178" office:value-type="string" calcext:value-type="string">
            <text:p>Охотно</text:p>
          </table:table-cell>
          <table:table-cell table:number-columns-repeated="1017"/>
        </table:table-row>
        <table:table-row table:style-name="ro4">
          <table:table-cell table:style-name="ce111" table:formula="of:=IF(ISNA(VLOOKUP([.C70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Po</text:p>
          </table:table-cell>
          <table:table-cell table:style-name="ce178" office:value-type="string" calcext:value-type="string">
            <text:p>После</text:p>
          </table:table-cell>
          <table:table-cell table:number-columns-repeated="1017"/>
        </table:table-row>
        <table:table-row table:style-name="ro4">
          <table:table-cell table:style-name="ce111" table:formula="of:=IF(ISNA(VLOOKUP([.C71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zaimek</text:p>
          </table:table-cell>
          <table:table-cell table:style-name="ce178" office:value-type="string" calcext:value-type="string">
            <text:p>Żadеn</text:p>
          </table:table-cell>
          <table:table-cell table:style-name="ce178" office:value-type="string" calcext:value-type="string">
            <text:p>Никакой</text:p>
          </table:table-cell>
          <table:table-cell table:number-columns-repeated="1017"/>
        </table:table-row>
        <table:table-row table:style-name="ro4">
          <table:table-cell table:style-name="ce111" table:formula="of:=IF(ISNA(VLOOKUP([.C72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Obecnie</text:p>
          </table:table-cell>
          <table:table-cell table:style-name="ce178" office:value-type="string" calcext:value-type="string">
            <text:p>Обычно</text:p>
          </table:table-cell>
          <table:table-cell table:number-columns-repeated="1017"/>
        </table:table-row>
        <table:table-row table:style-name="ro4">
          <table:table-cell table:style-name="ce111" table:formula="of:=IF(ISNA(VLOOKUP([.C73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Dopiero</text:p>
          </table:table-cell>
          <table:table-cell table:style-name="ce178" office:value-type="string" calcext:value-type="string">
            <text:p>Лишь только</text:p>
          </table:table-cell>
          <table:table-cell table:number-columns-repeated="1017"/>
        </table:table-row>
        <table:table-row table:style-name="ro4">
          <table:table-cell table:style-name="ce111" table:formula="of:=IF(ISNA(VLOOKUP([.C74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spójnik</text:p>
          </table:table-cell>
          <table:table-cell table:style-name="ce178" office:value-type="string" calcext:value-type="string">
            <text:p>Ponieważ</text:p>
          </table:table-cell>
          <table:table-cell table:style-name="ce178" office:value-type="string" calcext:value-type="string">
            <text:p>Так как</text:p>
          </table:table-cell>
          <table:table-cell table:number-columns-repeated="1017"/>
        </table:table-row>
        <table:table-row table:style-name="ro4">
          <table:table-cell table:style-name="ce111" table:formula="of:=IF(ISNA(VLOOKUP([.C75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spójnik</text:p>
          </table:table-cell>
          <table:table-cell table:style-name="ce178" office:value-type="string" calcext:value-type="string">
            <text:p>Natomiast</text:p>
          </table:table-cell>
          <table:table-cell table:style-name="ce178" office:value-type="string" calcext:value-type="string">
            <text:p>Однако</text:p>
          </table:table-cell>
          <table:table-cell table:number-columns-repeated="1017"/>
        </table:table-row>
        <table:table-row table:style-name="ro4">
          <table:table-cell table:style-name="ce111" table:formula="of:=IF(ISNA(VLOOKUP([.C76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Natychmiast</text:p>
          </table:table-cell>
          <table:table-cell table:style-name="ce178" office:value-type="string" calcext:value-type="string">
            <text:p>Немедленно</text:p>
          </table:table-cell>
          <table:table-cell table:number-columns-repeated="1017"/>
        </table:table-row>
        <table:table-row table:style-name="ro4">
          <table:table-cell table:style-name="ce111" table:formula="of:=IF(ISNA(VLOOKUP([.C77];[falshCardA1.$F$2:.$G$97];1; ));&quot;Нет&quot;;&quot;Есть&quot;)" office:value-type="string" office:string-value="Нет" calcext:value-type="string">
            <text:p>Нет</text:p>
          </table:table-cell>
          <table:table-cell table:style-name="ce421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ielokrotnie</text:p>
          </table:table-cell>
          <table:table-cell table:style-name="ce178" office:value-type="string" calcext:value-type="string">
            <text:p>Неоднократно</text:p>
          </table:table-cell>
          <table:table-cell table:number-columns-repeated="1017"/>
        </table:table-row>
        <table:table-row table:style-name="ro4">
          <table:table-cell table:style-name="ce111" table:formula="of:=IF(ISNA(VLOOKUP([.C78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21" table:content-validation-name="val2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17"/>
        </table:table-row>
        <table:table-row table:style-name="ro4">
          <table:table-cell table:style-name="ce111"/>
          <table:table-cell table:style-name="ce421" table:content-validation-name="val2"/>
          <table:table-cell table:number-columns-repeated="1019"/>
        </table:table-row>
        <table:table-row table:style-name="ro4" table:number-rows-repeated="1048496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Lista" table:style-name="ta1">
        <table:table-column table:style-name="co30" table:default-cell-style-name="ce425"/>
        <table:table-column table:style-name="co31" table:default-cell-style-name="ce425"/>
        <table:table-column table:style-name="co32" table:default-cell-style-name="ce425"/>
        <table:table-column table:style-name="co33" table:default-cell-style-name="ce425"/>
        <table:table-column table:style-name="co34" table:default-cell-style-name="ce425"/>
        <table:table-column table:style-name="co35" table:default-cell-style-name="ce425"/>
        <table:table-column table:style-name="co36" table:default-cell-style-name="ce425"/>
        <table:table-column table:style-name="co33" table:default-cell-style-name="ce425"/>
        <table:table-column table:style-name="co11" table:number-columns-repeated="1016" table:default-cell-style-name="ce425"/>
        <table:table-row table:style-name="ro5">
          <table:table-cell table:number-columns-repeated="1024"/>
        </table:table-row>
        <table:table-row table:style-name="ro5">
          <table:table-cell/>
          <table:table-cell table:style-name="ce426" table:number-columns-repeated="2"/>
          <table:table-cell table:style-name="ce426" office:value-type="string" calcext:value-type="string">
            <text:p>przypadek </text:p>
          </table:table-cell>
          <table:table-cell table:style-name="ce426"/>
          <table:table-cell table:style-name="ce426" office:value-type="string" calcext:value-type="string">
            <text:p>падеж</text:p>
          </table:table-cell>
          <table:table-cell table:style-name="ce426"/>
          <table:table-cell table:style-name="ce426" office:value-type="string" calcext:value-type="string">
            <text:p>відмінки</text:p>
          </table:table-cell>
          <table:table-cell table:style-name="ce426"/>
          <table:table-cell table:style-name="ce426" office:value-type="string" calcext:value-type="string">
            <text:p>lp</text:p>
          </table:table-cell>
          <table:table-cell table:style-name="ce426" office:value-type="string" calcext:value-type="string">
            <text:p>lm</text:p>
          </table:table-cell>
          <table:table-cell table:style-name="ce431" table:number-columns-repeated="1009"/>
          <table:table-cell table:number-columns-repeated="4"/>
        </table:table-row>
        <table:table-row table:style-name="ro5">
          <table:table-cell/>
          <table:table-cell table:style-name="ce427" office:value-type="string" calcext:value-type="string">
            <text:p>M</text:p>
          </table:table-cell>
          <table:table-cell table:style-name="ce427" office:value-type="string" calcext:value-type="string">
            <text:p>Mian</text:p>
          </table:table-cell>
          <table:table-cell table:style-name="ce427" office:value-type="string" calcext:value-type="string">
            <text:p>Mianownik </text:p>
          </table:table-cell>
          <table:table-cell table:style-name="ce427" office:value-type="string" calcext:value-type="string">
            <text:p>Име</text:p>
          </table:table-cell>
          <table:table-cell table:style-name="ce427" office:value-type="string" calcext:value-type="string">
            <text:p>Именительный </text:p>
          </table:table-cell>
          <table:table-cell table:style-name="ce427" office:value-type="string" calcext:value-type="string">
            <text:p>Наз</text:p>
          </table:table-cell>
          <table:table-cell table:style-name="ce427" office:value-type="string" calcext:value-type="string">
            <text:p>Називний </text:p>
          </table:table-cell>
          <table:table-cell table:style-name="ce427" office:value-type="string" calcext:value-type="string">
            <text:p>nominative </text:p>
          </table:table-cell>
          <table:table-cell table:style-name="ce427" office:value-type="string" calcext:value-type="string">
            <text:p>sufit </text:p>
          </table:table-cell>
          <table:table-cell table:style-name="ce42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D</text:p>
          </table:table-cell>
          <table:table-cell table:style-name="ce427" office:value-type="string" calcext:value-type="string">
            <text:p>Dop</text:p>
          </table:table-cell>
          <table:table-cell table:style-name="ce427" office:value-type="string" calcext:value-type="string">
            <text:p>Dopełniacz </text:p>
          </table:table-cell>
          <table:table-cell table:style-name="ce427" office:value-type="string" calcext:value-type="string">
            <text:p>Род</text:p>
          </table:table-cell>
          <table:table-cell table:style-name="ce427" office:value-type="string" calcext:value-type="string">
            <text:p>Родительный </text:p>
          </table:table-cell>
          <table:table-cell table:style-name="ce427" office:value-type="string" calcext:value-type="string">
            <text:p>Род</text:p>
          </table:table-cell>
          <table:table-cell table:style-name="ce427" office:value-type="string" calcext:value-type="string">
            <text:p>Родовий <text:s/></text:p>
          </table:table-cell>
          <table:table-cell table:style-name="ce427" office:value-type="string" calcext:value-type="string">
            <text:p>genitive </text:p>
          </table:table-cell>
          <table:table-cell table:style-name="ce427" office:value-type="string" calcext:value-type="string">
            <text:p>sufitu </text:p>
          </table:table-cell>
          <table:table-cell table:style-name="ce427" office:value-type="string" calcext:value-type="string">
            <text:p>sufitów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C</text:p>
          </table:table-cell>
          <table:table-cell table:style-name="ce427" office:value-type="string" calcext:value-type="string">
            <text:p>Cel</text:p>
          </table:table-cell>
          <table:table-cell table:style-name="ce427" office:value-type="string" calcext:value-type="string">
            <text:p>Celownik </text:p>
          </table:table-cell>
          <table:table-cell table:style-name="ce427" office:value-type="string" calcext:value-type="string">
            <text:p>Дат</text:p>
          </table:table-cell>
          <table:table-cell table:style-name="ce427" office:value-type="string" calcext:value-type="string">
            <text:p>Дательный </text:p>
          </table:table-cell>
          <table:table-cell table:style-name="ce427" office:value-type="string" calcext:value-type="string">
            <text:p>Дав</text:p>
          </table:table-cell>
          <table:table-cell table:style-name="ce427" office:value-type="string" calcext:value-type="string">
            <text:p>Давальний </text:p>
          </table:table-cell>
          <table:table-cell table:style-name="ce427" office:value-type="string" calcext:value-type="string">
            <text:p>dative </text:p>
          </table:table-cell>
          <table:table-cell table:style-name="ce427" office:value-type="string" calcext:value-type="string">
            <text:p>sufitowi </text:p>
          </table:table-cell>
          <table:table-cell table:style-name="ce427" office:value-type="string" calcext:value-type="string">
            <text:p>sufitom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B</text:p>
          </table:table-cell>
          <table:table-cell table:style-name="ce427" office:value-type="string" calcext:value-type="string">
            <text:p>Bier</text:p>
          </table:table-cell>
          <table:table-cell table:style-name="ce427" office:value-type="string" calcext:value-type="string">
            <text:p>Biernik </text:p>
          </table:table-cell>
          <table:table-cell table:style-name="ce427" office:value-type="string" calcext:value-type="string">
            <text:p>Вин</text:p>
          </table:table-cell>
          <table:table-cell table:style-name="ce427" office:value-type="string" calcext:value-type="string">
            <text:p>Винительный </text:p>
          </table:table-cell>
          <table:table-cell table:style-name="ce427" office:value-type="string" calcext:value-type="string">
            <text:p>Зн</text:p>
          </table:table-cell>
          <table:table-cell table:style-name="ce427" office:value-type="string" calcext:value-type="string">
            <text:p>Знахідний </text:p>
          </table:table-cell>
          <table:table-cell table:style-name="ce427" office:value-type="string" calcext:value-type="string">
            <text:p>accusative </text:p>
          </table:table-cell>
          <table:table-cell table:style-name="ce427" office:value-type="string" calcext:value-type="string">
            <text:p>sufit </text:p>
          </table:table-cell>
          <table:table-cell table:style-name="ce42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N</text:p>
          </table:table-cell>
          <table:table-cell table:style-name="ce427" office:value-type="string" calcext:value-type="string">
            <text:p>Narz</text:p>
          </table:table-cell>
          <table:table-cell table:style-name="ce427" office:value-type="string" calcext:value-type="string">
            <text:p>Narzędnik </text:p>
          </table:table-cell>
          <table:table-cell table:style-name="ce427" office:value-type="string" calcext:value-type="string">
            <text:p>Тво</text:p>
          </table:table-cell>
          <table:table-cell table:style-name="ce427" office:value-type="string" calcext:value-type="string">
            <text:p>Творительный </text:p>
          </table:table-cell>
          <table:table-cell table:style-name="ce427" office:value-type="string" calcext:value-type="string">
            <text:p>Ор</text:p>
          </table:table-cell>
          <table:table-cell table:style-name="ce427" office:value-type="string" calcext:value-type="string">
            <text:p>Орудний</text:p>
          </table:table-cell>
          <table:table-cell table:style-name="ce427" office:value-type="string" calcext:value-type="string">
            <text:p>instrumental </text:p>
          </table:table-cell>
          <table:table-cell table:style-name="ce427" office:value-type="string" calcext:value-type="string">
            <text:p>sufitem </text:p>
          </table:table-cell>
          <table:table-cell table:style-name="ce427" office:value-type="string" calcext:value-type="string">
            <text:p>sufitami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Ms</text:p>
          </table:table-cell>
          <table:table-cell table:style-name="ce427" office:value-type="string" calcext:value-type="string">
            <text:p>Msc</text:p>
          </table:table-cell>
          <table:table-cell table:style-name="ce427" office:value-type="string" calcext:value-type="string">
            <text:p>Miejscownik </text:p>
          </table:table-cell>
          <table:table-cell table:style-name="ce427" office:value-type="string" calcext:value-type="string">
            <text:p>Пре</text:p>
          </table:table-cell>
          <table:table-cell table:style-name="ce427" office:value-type="string" calcext:value-type="string">
            <text:p>Предложный</text:p>
          </table:table-cell>
          <table:table-cell table:style-name="ce427" office:value-type="string" calcext:value-type="string">
            <text:p>Міс</text:p>
          </table:table-cell>
          <table:table-cell table:style-name="ce427" office:value-type="string" calcext:value-type="string">
            <text:p>Місцевий </text:p>
          </table:table-cell>
          <table:table-cell table:style-name="ce427" office:value-type="string" calcext:value-type="string">
            <text:p>locative </text:p>
          </table:table-cell>
          <table:table-cell table:style-name="ce427" office:value-type="string" calcext:value-type="string">
            <text:p>suficie </text:p>
          </table:table-cell>
          <table:table-cell table:style-name="ce427" office:value-type="string" calcext:value-type="string">
            <text:p>sufitach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W</text:p>
          </table:table-cell>
          <table:table-cell table:style-name="ce427" office:value-type="string" calcext:value-type="string">
            <text:p>Wol</text:p>
          </table:table-cell>
          <table:table-cell table:style-name="ce427" office:value-type="string" calcext:value-type="string">
            <text:p>Wołacz </text:p>
          </table:table-cell>
          <table:table-cell table:style-name="ce427" office:value-type="string" calcext:value-type="string">
            <text:p>Зва</text:p>
          </table:table-cell>
          <table:table-cell table:style-name="ce427" office:value-type="string" calcext:value-type="string">
            <text:p>Звательный</text:p>
          </table:table-cell>
          <table:table-cell table:style-name="ce427" office:value-type="string" calcext:value-type="string">
            <text:p>Ор</text:p>
          </table:table-cell>
          <table:table-cell table:style-name="ce427" office:value-type="string" calcext:value-type="string">
            <text:p>Орудний</text:p>
          </table:table-cell>
          <table:table-cell table:style-name="ce427" office:value-type="string" calcext:value-type="string">
            <text:p>vocative </text:p>
          </table:table-cell>
          <table:table-cell table:style-name="ce427" office:value-type="string" calcext:value-type="string">
            <text:p>suficie </text:p>
          </table:table-cell>
          <table:table-cell table:style-name="ce427" office:value-type="string" calcext:value-type="string">
            <text:p>sufity 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Default" office:value-type="string" calcext:value-type="string">
            <text:p>On/Ona/Ono</text:p>
          </table:table-cell>
          <table:table-cell table:style-name="Default" table:number-columns-repeated="3"/>
          <table:table-cell table:style-name="ce429" office:value-type="string" calcext:value-type="string">
            <text:p>rzecz.</text:p>
          </table:table-cell>
          <table:table-cell table:style-name="ce429" office:value-type="string" calcext:value-type="string">
            <text:p>rzeczownik</text:p>
          </table:table-cell>
          <table:table-cell table:style-name="ce429" office:value-type="string" calcext:value-type="string">
            <text:p>сущ.</text:p>
          </table:table-cell>
          <table:table-cell table:style-name="ce282" office:value-type="string" calcext:value-type="string">
            <text:p>существ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My</text:p>
          </table:table-cell>
          <table:table-cell table:style-name="Default" table:number-columns-repeated="3"/>
          <table:table-cell table:style-name="ce429" office:value-type="string" calcext:value-type="string">
            <text:p>przym.</text:p>
          </table:table-cell>
          <table:table-cell table:style-name="ce429" office:value-type="string" calcext:value-type="string">
            <text:p>przymiotnik</text:p>
          </table:table-cell>
          <table:table-cell table:style-name="ce429" office:value-type="string" calcext:value-type="string">
            <text:p>прил</text:p>
          </table:table-cell>
          <table:table-cell table:style-name="ce282" office:value-type="string" calcext:value-type="string">
            <text:p>прилага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Wy</text:p>
          </table:table-cell>
          <table:table-cell table:style-name="Default" table:number-columns-repeated="3"/>
          <table:table-cell table:style-name="ce429" office:value-type="string" calcext:value-type="string">
            <text:p>czas.</text:p>
          </table:table-cell>
          <table:table-cell table:style-name="ce429" office:value-type="string" calcext:value-type="string">
            <text:p>czasownik</text:p>
          </table:table-cell>
          <table:table-cell table:style-name="ce429" office:value-type="string" calcext:value-type="string">
            <text:p>глаг.</text:p>
          </table:table-cell>
          <table:table-cell table:style-name="ce282" office:value-type="string" calcext:value-type="string">
            <text:p>глагол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Oni</text:p>
          </table:table-cell>
          <table:table-cell table:style-name="Default" table:number-columns-repeated="3"/>
          <table:table-cell table:style-name="ce429" office:value-type="string" calcext:value-type="string">
            <text:p>przys.</text:p>
          </table:table-cell>
          <table:table-cell table:style-name="ce429" office:value-type="string" calcext:value-type="string">
            <text:p>przysłówek</text:p>
          </table:table-cell>
          <table:table-cell table:style-name="ce429" office:value-type="string" calcext:value-type="string">
            <text:p>нареч.</text:p>
          </table:table-cell>
          <table:table-cell table:style-name="ce282" office:value-type="string" calcext:value-type="string">
            <text:p>нареч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przm.</text:p>
          </table:table-cell>
          <table:table-cell table:style-name="ce429" office:value-type="string" calcext:value-type="string">
            <text:p>przyimek</text:p>
          </table:table-cell>
          <table:table-cell table:style-name="ce429" office:value-type="string" calcext:value-type="string">
            <text:p>предл.</text:p>
          </table:table-cell>
          <table:table-cell table:style-name="ce282" office:value-type="string" calcext:value-type="string">
            <text:p>предлог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zaim.</text:p>
          </table:table-cell>
          <table:table-cell table:style-name="ce429" office:value-type="string" calcext:value-type="string">
            <text:p>zaimek</text:p>
          </table:table-cell>
          <table:table-cell table:style-name="ce429" office:value-type="string" calcext:value-type="string">
            <text:p>мест.</text:p>
          </table:table-cell>
          <table:table-cell table:style-name="ce282" office:value-type="string" calcext:value-type="string">
            <text:p>местоимен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spoj.</text:p>
          </table:table-cell>
          <table:table-cell table:style-name="ce429" office:value-type="string" calcext:value-type="string">
            <text:p>spójnik</text:p>
          </table:table-cell>
          <table:table-cell table:style-name="ce429" office:value-type="string" calcext:value-type="string">
            <text:p>кон.</text:p>
          </table:table-cell>
          <table:table-cell table:style-name="ce282" office:value-type="string" calcext:value-type="string">
            <text:p>союз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licz.</text:p>
          </table:table-cell>
          <table:table-cell table:style-name="ce429" office:value-type="string" calcext:value-type="string">
            <text:p>liczebnik</text:p>
          </table:table-cell>
          <table:table-cell table:style-name="ce429" office:value-type="string" calcext:value-type="string">
            <text:p>числ.</text:p>
          </table:table-cell>
          <table:table-cell table:style-name="ce282" office:value-type="string" calcext:value-type="string">
            <text:p>числ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2" table:style-name="ce429" office:value-type="string" calcext:value-type="string">
            <text:p>inne</text:p>
          </table:table-cell>
          <table:table-cell table:style-name="ce429" office:value-type="string" calcext:value-type="string">
            <text:p>др.</text:p>
          </table:table-cell>
          <table:table-cell table:style-name="ce282" office:value-type="string" calcext:value-type="string">
            <text:p>другое</text:p>
          </table:table-cell>
          <table:table-cell table:number-columns-repeated="1014"/>
        </table:table-row>
        <table:table-row table:style-name="ro5">
          <table:table-cell table:number-columns-repeated="5"/>
          <table:table-cell table:style-name="ce428"/>
          <table:table-cell table:number-columns-repeated="1018"/>
        </table:table-row>
        <table:table-row table:style-name="ro5">
          <table:table-cell table:number-columns-repeated="5"/>
          <table:table-cell table:style-name="ce428"/>
          <table:table-cell/>
          <table:table-cell table:style-name="ce430" office:value-type="string" calcext:value-type="string">
            <text:p>Teraźniejszy: ter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428"/>
          <table:table-cell/>
          <table:table-cell table:style-name="ce430" office:value-type="string" calcext:value-type="string">
            <text:p>przeszły:prze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430" office:value-type="string" calcext:value-type="string">
            <text:p>przyszły:przy</text:p>
          </table:table-cell>
          <table:table-cell table:number-columns-repeated="1016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" table:style-name="ta1">
        <table:table-column table:style-name="co37" table:number-columns-repeated="2" table:default-cell-style-name="ce421"/>
        <table:table-row table:style-name="ro4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4">
          <table:table-cell office:value-type="string" calcext:value-type="string">
            <text:p>гордый</text:p>
          </table:table-cell>
          <table:table-cell/>
        </table:table-row>
        <table:table-row table:style-name="ro4">
          <table:table-cell office:value-type="string" calcext:value-type="string">
            <text:p>rozpromieniona</text:p>
          </table:table-cell>
          <table:table-cell table:style-name="ce423" office:value-type="string" calcext:value-type="string">
            <text:p>светящаяся</text:p>
          </table:table-cell>
        </table:table-row>
        <table:table-row table:style-name="ro4">
          <table:table-cell office:value-type="string" calcext:value-type="string">
            <text:p>светящаяся</text:p>
          </table:table-cell>
          <table:table-cell table:style-name="ce423"/>
        </table:table-row>
        <table:table-row table:style-name="ro4">
          <table:table-cell office:value-type="string" calcext:value-type="string">
            <text:p>rozpromieniony</text:p>
          </table:table-cell>
          <table:table-cell table:style-name="ce423" office:value-type="string" calcext:value-type="string">
            <text:p>светящийся</text:p>
          </table:table-cell>
        </table:table-row>
        <table:table-row table:style-name="ro4">
          <table:table-cell office:value-type="string" calcext:value-type="string">
            <text:p>светящийся</text:p>
          </table:table-cell>
          <table:table-cell table:style-name="ce423"/>
        </table:table-row>
        <table:table-row table:style-name="ro4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4">
          <table:table-cell office:value-type="string" calcext:value-type="string">
            <text:p>прозрачный</text:p>
          </table:table-cell>
          <table:table-cell/>
        </table:table-row>
        <table:table-row table:style-name="ro4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4">
          <table:table-cell office:value-type="string" calcext:value-type="string">
            <text:p>одержимый</text:p>
          </table:table-cell>
          <table:table-cell/>
        </table:table-row>
        <table:table-row table:style-name="ro4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4">
          <table:table-cell office:value-type="string" calcext:value-type="string">
            <text:p>потеряный</text:p>
          </table:table-cell>
          <table:table-cell/>
        </table:table-row>
        <table:table-row table:style-name="ro4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4">
          <table:table-cell office:value-type="string" calcext:value-type="string">
            <text:p>прошлом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4">
          <table:table-cell table:style-name="ce432" office:value-type="string" calcext:value-type="string">
            <text:p>© star 2017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Лист6" table:style-name="ta1">
        <table:table-column table:style-name="co38" table:number-columns-repeated="2" table:default-cell-style-name="Default"/>
        <table:table-row table:style-name="ro6">
          <table:table-cell table:style-name="ce430" office:value-type="string" calcext:value-type="string">
            <text:p>zły</text:p>
          </table:table-cell>
          <table:table-cell table:style-name="ce430" office:value-type="string" calcext:value-type="string">
            <text:p>плохой</text:p>
          </table:table-cell>
        </table:table-row>
        <table:table-row table:style-name="ro6">
          <table:table-cell table:style-name="ce430" office:value-type="string" calcext:value-type="string">
            <text:p>плохо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dobry</text:p>
          </table:table-cell>
          <table:table-cell table:style-name="ce430" office:value-type="string" calcext:value-type="string">
            <text:p>хороший</text:p>
          </table:table-cell>
        </table:table-row>
        <table:table-row table:style-name="ro6">
          <table:table-cell table:style-name="ce430" office:value-type="string" calcext:value-type="string">
            <text:p>хороши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bezczełny</text:p>
          </table:table-cell>
          <table:table-cell table:style-name="ce430" office:value-type="string" calcext:value-type="string">
            <text:p>нахальный</text:p>
          </table:table-cell>
        </table:table-row>
        <table:table-row table:style-name="ro6">
          <table:table-cell table:style-name="ce430" office:value-type="string" calcext:value-type="string">
            <text:p>нахаль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brutałny</text:p>
          </table:table-cell>
          <table:table-cell table:style-name="ce430" office:value-type="string" calcext:value-type="string">
            <text:p>зверский</text:p>
          </table:table-cell>
        </table:table-row>
        <table:table-row table:style-name="ro6">
          <table:table-cell table:style-name="ce430" office:value-type="string" calcext:value-type="string">
            <text:p>зверски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chamski</text:p>
          </table:table-cell>
          <table:table-cell table:style-name="ce430" office:value-type="string" calcext:value-type="string">
            <text:p>невоспитанный</text:p>
          </table:table-cell>
        </table:table-row>
        <table:table-row table:style-name="ro6">
          <table:table-cell table:style-name="ce430" office:value-type="string" calcext:value-type="string">
            <text:p>невоспитан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wulgarny</text:p>
          </table:table-cell>
          <table:table-cell table:style-name="ce430" office:value-type="string" calcext:value-type="string">
            <text:p>вульгарный</text:p>
          </table:table-cell>
        </table:table-row>
        <table:table-row table:style-name="ro6">
          <table:table-cell table:style-name="ce430" office:value-type="string" calcext:value-type="string">
            <text:p>вульгар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agresywny</text:p>
          </table:table-cell>
          <table:table-cell table:style-name="ce430" office:value-type="string" calcext:value-type="string">
            <text:p>агрессивный</text:p>
          </table:table-cell>
        </table:table-row>
        <table:table-row table:style-name="ro6">
          <table:table-cell table:style-name="ce430" office:value-type="string" calcext:value-type="string">
            <text:p>агрессив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wrażliwy</text:p>
          </table:table-cell>
          <table:table-cell table:style-name="ce430" office:value-type="string" calcext:value-type="string">
            <text:p>чувствительный</text:p>
          </table:table-cell>
        </table:table-row>
        <table:table-row table:style-name="ro6">
          <table:table-cell table:style-name="ce430" office:value-type="string" calcext:value-type="string">
            <text:p>чувствитель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koleźenski</text:p>
          </table:table-cell>
          <table:table-cell table:style-name="ce430" office:value-type="string" calcext:value-type="string">
            <text:p>компанейский</text:p>
          </table:table-cell>
        </table:table-row>
        <table:table-row table:style-name="ro6">
          <table:table-cell table:style-name="ce430" office:value-type="string" calcext:value-type="string">
            <text:p>компанейски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miły</text:p>
          </table:table-cell>
          <table:table-cell table:style-name="ce430" office:value-type="string" calcext:value-type="string">
            <text:p>приятный</text:p>
          </table:table-cell>
        </table:table-row>
        <table:table-row table:style-name="ro6">
          <table:table-cell table:style-name="ce430" office:value-type="string" calcext:value-type="string">
            <text:p>прият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naiwny</text:p>
          </table:table-cell>
          <table:table-cell table:style-name="ce430" office:value-type="string" calcext:value-type="string">
            <text:p>наивный</text:p>
          </table:table-cell>
        </table:table-row>
        <table:table-row table:style-name="ro6">
          <table:table-cell table:style-name="ce430" office:value-type="string" calcext:value-type="string">
            <text:p>наив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nieśmialy</text:p>
          </table:table-cell>
          <table:table-cell table:style-name="ce430" office:value-type="string" calcext:value-type="string">
            <text:p>застенчивый</text:p>
          </table:table-cell>
        </table:table-row>
        <table:table-row table:style-name="ro6">
          <table:table-cell table:style-name="ce430" office:value-type="string" calcext:value-type="string">
            <text:p>застенчив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wstydliwy</text:p>
          </table:table-cell>
          <table:table-cell table:style-name="ce430" office:value-type="string" calcext:value-type="string">
            <text:p>застенчивый</text:p>
          </table:table-cell>
        </table:table-row>
        <table:table-row table:style-name="ro6">
          <table:table-cell table:style-name="ce430" office:value-type="string" calcext:value-type="string">
            <text:p>застенчивый</text:p>
          </table:table-cell>
          <table:table-cell table:style-name="ce430"/>
        </table:table-row>
        <table:table-row table:style-name="ro6">
          <table:table-cell table:number-columns-repeated="2" table:style-name="ce430" office:value-type="string" calcext:value-type="string">
            <text:p>obojœtny</text:p>
          </table:table-cell>
        </table:table-row>
        <table:table-row table:style-name="ro6">
          <table:table-cell table:style-name="ce430" office:value-type="string" calcext:value-type="string">
            <text:p>obojœtny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odwaźny</text:p>
          </table:table-cell>
          <table:table-cell table:style-name="ce430" office:value-type="string" calcext:value-type="string">
            <text:p>отважный</text:p>
          </table:table-cell>
        </table:table-row>
        <table:table-row table:style-name="ro6">
          <table:table-cell table:style-name="ce430" office:value-type="string" calcext:value-type="string">
            <text:p>отваж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tchórzliwy</text:p>
          </table:table-cell>
          <table:table-cell table:style-name="ce430" office:value-type="string" calcext:value-type="string">
            <text:p>трусливый</text:p>
          </table:table-cell>
        </table:table-row>
        <table:table-row table:style-name="ro6">
          <table:table-cell table:style-name="ce430" office:value-type="string" calcext:value-type="string">
            <text:p>труслив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samolubny </text:p>
          </table:table-cell>
          <table:table-cell table:style-name="ce430" office:value-type="string" calcext:value-type="string">
            <text:p>эгоистичный</text:p>
          </table:table-cell>
        </table:table-row>
        <table:table-row table:style-name="ro6">
          <table:table-cell table:style-name="ce430" office:value-type="string" calcext:value-type="string">
            <text:p>эгоистич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egoista</text:p>
          </table:table-cell>
          <table:table-cell table:style-name="ce430" office:value-type="string" calcext:value-type="string">
            <text:p>эгоист</text:p>
          </table:table-cell>
        </table:table-row>
        <table:table-row table:style-name="ro6">
          <table:table-cell table:style-name="ce430" office:value-type="string" calcext:value-type="string">
            <text:p>эгоист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interesowny</text:p>
          </table:table-cell>
          <table:table-cell table:style-name="ce430" office:value-type="string" calcext:value-type="string">
            <text:p>любознательный</text:p>
          </table:table-cell>
        </table:table-row>
        <table:table-row table:style-name="ro6">
          <table:table-cell table:style-name="ce430" office:value-type="string" calcext:value-type="string">
            <text:p>любознатель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surowy</text:p>
          </table:table-cell>
          <table:table-cell table:style-name="ce430" office:value-type="string" calcext:value-type="string">
            <text:p>суровый</text:p>
          </table:table-cell>
        </table:table-row>
        <table:table-row table:style-name="ro6">
          <table:table-cell table:style-name="ce430" office:value-type="string" calcext:value-type="string">
            <text:p>суров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łagodny</text:p>
          </table:table-cell>
          <table:table-cell table:style-name="ce430" office:value-type="string" calcext:value-type="string">
            <text:p>нежный</text:p>
          </table:table-cell>
        </table:table-row>
        <table:table-row table:style-name="ro6">
          <table:table-cell table:style-name="ce430" office:value-type="string" calcext:value-type="string">
            <text:p>неж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skromny</text:p>
          </table:table-cell>
          <table:table-cell table:style-name="ce430" office:value-type="string" calcext:value-type="string">
            <text:p>скромный</text:p>
          </table:table-cell>
        </table:table-row>
        <table:table-row table:style-name="ro6">
          <table:table-cell table:style-name="ce430" office:value-type="string" calcext:value-type="string">
            <text:p>скром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szczery</text:p>
          </table:table-cell>
          <table:table-cell table:style-name="ce430" office:value-type="string" calcext:value-type="string">
            <text:p>честный</text:p>
          </table:table-cell>
        </table:table-row>
        <table:table-row table:style-name="ro6">
          <table:table-cell table:style-name="ce430" office:value-type="string" calcext:value-type="string">
            <text:p>чест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fałszywy</text:p>
          </table:table-cell>
          <table:table-cell table:style-name="ce430" office:value-type="string" calcext:value-type="string">
            <text:p>ложный</text:p>
          </table:table-cell>
        </table:table-row>
        <table:table-row table:style-name="ro6">
          <table:table-cell table:style-name="ce430" office:value-type="string" calcext:value-type="string">
            <text:p>лож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obłudny</text:p>
          </table:table-cell>
          <table:table-cell table:style-name="ce430" office:value-type="string" calcext:value-type="string">
            <text:p>лицемерный</text:p>
          </table:table-cell>
        </table:table-row>
        <table:table-row table:style-name="ro6">
          <table:table-cell table:style-name="ce430" office:value-type="string" calcext:value-type="string">
            <text:p>лицемер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dwulicowy</text:p>
          </table:table-cell>
          <table:table-cell table:style-name="ce430" office:value-type="string" calcext:value-type="string">
            <text:p>двуликий</text:p>
          </table:table-cell>
        </table:table-row>
        <table:table-row table:style-name="ro6">
          <table:table-cell table:style-name="ce430" office:value-type="string" calcext:value-type="string">
            <text:p>двулики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źyczliwy</text:p>
          </table:table-cell>
          <table:table-cell table:style-name="ce430" office:value-type="string" calcext:value-type="string">
            <text:p>дружелюбный</text:p>
          </table:table-cell>
        </table:table-row>
        <table:table-row table:style-name="ro6">
          <table:table-cell table:style-name="ce430" office:value-type="string" calcext:value-type="string">
            <text:p>дружелюб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sympatyczny</text:p>
          </table:table-cell>
          <table:table-cell table:style-name="ce430" office:value-type="string" calcext:value-type="string">
            <text:p>симпатический</text:p>
          </table:table-cell>
        </table:table-row>
        <table:table-row table:style-name="ro6">
          <table:table-cell table:style-name="ce430" office:value-type="string" calcext:value-type="string">
            <text:p>симпатически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uroczy</text:p>
          </table:table-cell>
          <table:table-cell table:style-name="ce430" office:value-type="string" calcext:value-type="string">
            <text:p>очаровательный</text:p>
          </table:table-cell>
        </table:table-row>
        <table:table-row table:style-name="ro6">
          <table:table-cell table:style-name="ce430" office:value-type="string" calcext:value-type="string">
            <text:p>очарователь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skryty</text:p>
          </table:table-cell>
          <table:table-cell table:style-name="ce430" office:value-type="string" calcext:value-type="string">
            <text:p>скрытный</text:p>
          </table:table-cell>
        </table:table-row>
        <table:table-row table:style-name="ro6">
          <table:table-cell table:style-name="ce430" office:value-type="string" calcext:value-type="string">
            <text:p>скрыт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cierpliwy</text:p>
          </table:table-cell>
          <table:table-cell table:style-name="ce430" office:value-type="string" calcext:value-type="string">
            <text:p>терпели́вый</text:p>
          </table:table-cell>
        </table:table-row>
        <table:table-row table:style-name="ro6">
          <table:table-cell table:style-name="ce430" office:value-type="string" calcext:value-type="string">
            <text:p>терпели́в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spokojny</text:p>
          </table:table-cell>
          <table:table-cell table:style-name="ce430" office:value-type="string" calcext:value-type="string">
            <text:p>спокойный</text:p>
          </table:table-cell>
        </table:table-row>
        <table:table-row table:style-name="ro6">
          <table:table-cell table:style-name="ce430" office:value-type="string" calcext:value-type="string">
            <text:p>спокой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nerwowy</text:p>
          </table:table-cell>
          <table:table-cell table:style-name="ce430" office:value-type="string" calcext:value-type="string">
            <text:p>нервный</text:p>
          </table:table-cell>
        </table:table-row>
        <table:table-row table:style-name="ro6">
          <table:table-cell table:style-name="ce430" office:value-type="string" calcext:value-type="string">
            <text:p>нерв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wybuchowy</text:p>
          </table:table-cell>
          <table:table-cell table:style-name="ce430" office:value-type="string" calcext:value-type="string">
            <text:p>вспыльчивый</text:p>
          </table:table-cell>
        </table:table-row>
        <table:table-row table:style-name="ro6">
          <table:table-cell table:style-name="ce430" office:value-type="string" calcext:value-type="string">
            <text:p>вспыльчив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uprzejmy</text:p>
          </table:table-cell>
          <table:table-cell table:style-name="ce430" office:value-type="string" calcext:value-type="string">
            <text:p>учтивый</text:p>
          </table:table-cell>
        </table:table-row>
        <table:table-row table:style-name="ro6">
          <table:table-cell table:style-name="ce430" office:value-type="string" calcext:value-type="string">
            <text:p>учтив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grzeczny</text:p>
          </table:table-cell>
          <table:table-cell table:style-name="ce430" office:value-type="string" calcext:value-type="string">
            <text:p>вежливый</text:p>
          </table:table-cell>
        </table:table-row>
        <table:table-row table:style-name="ro6">
          <table:table-cell table:style-name="ce430" office:value-type="string" calcext:value-type="string">
            <text:p>вежлив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zdolny</text:p>
          </table:table-cell>
          <table:table-cell table:style-name="ce430" office:value-type="string" calcext:value-type="string">
            <text:p>способный</text:p>
          </table:table-cell>
        </table:table-row>
        <table:table-row table:style-name="ro6">
          <table:table-cell table:style-name="ce430" office:value-type="string" calcext:value-type="string">
            <text:p>способ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dumny</text:p>
          </table:table-cell>
          <table:table-cell table:style-name="ce430" office:value-type="string" calcext:value-type="string">
            <text:p>гордый</text:p>
          </table:table-cell>
        </table:table-row>
        <table:table-row table:style-name="ro6">
          <table:table-cell table:style-name="ce430" office:value-type="string" calcext:value-type="string">
            <text:p>горд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utalentowany</text:p>
          </table:table-cell>
          <table:table-cell table:style-name="ce430" office:value-type="string" calcext:value-type="string">
            <text:p>одаренный</text:p>
          </table:table-cell>
        </table:table-row>
        <table:table-row table:style-name="ro6">
          <table:table-cell table:style-name="ce430" office:value-type="string" calcext:value-type="string">
            <text:p>одарен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pilny</text:p>
          </table:table-cell>
          <table:table-cell table:style-name="ce430" office:value-type="string" calcext:value-type="string">
            <text:p>срочный</text:p>
          </table:table-cell>
        </table:table-row>
        <table:table-row table:style-name="ro6">
          <table:table-cell table:style-name="ce430" office:value-type="string" calcext:value-type="string">
            <text:p>сроч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ambitny</text:p>
          </table:table-cell>
          <table:table-cell table:style-name="ce430" office:value-type="string" calcext:value-type="string">
            <text:p>честолюбивый</text:p>
          </table:table-cell>
        </table:table-row>
        <table:table-row table:style-name="ro6">
          <table:table-cell table:style-name="ce430" office:value-type="string" calcext:value-type="string">
            <text:p>честолюбив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pracowity</text:p>
          </table:table-cell>
          <table:table-cell table:style-name="ce430" office:value-type="string" calcext:value-type="string">
            <text:p>трудолюбивый</text:p>
          </table:table-cell>
        </table:table-row>
        <table:table-row table:style-name="ro6">
          <table:table-cell table:style-name="ce430" office:value-type="string" calcext:value-type="string">
            <text:p>трудолюбив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leniwy</text:p>
          </table:table-cell>
          <table:table-cell table:style-name="ce430" office:value-type="string" calcext:value-type="string">
            <text:p>ленивый</text:p>
          </table:table-cell>
        </table:table-row>
        <table:table-row table:style-name="ro6">
          <table:table-cell table:style-name="ce430" office:value-type="string" calcext:value-type="string">
            <text:p>ленив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obowiązkowy</text:p>
          </table:table-cell>
          <table:table-cell table:style-name="ce430" office:value-type="string" calcext:value-type="string">
            <text:p>принудительная</text:p>
          </table:table-cell>
        </table:table-row>
        <table:table-row table:style-name="ro6">
          <table:table-cell table:style-name="ce430" office:value-type="string" calcext:value-type="string">
            <text:p>принудительная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solidny</text:p>
          </table:table-cell>
          <table:table-cell table:style-name="ce430" office:value-type="string" calcext:value-type="string">
            <text:p>твердый</text:p>
          </table:table-cell>
        </table:table-row>
        <table:table-row table:style-name="ro6">
          <table:table-cell table:style-name="ce430" office:value-type="string" calcext:value-type="string">
            <text:p>тверд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punktualny</text:p>
          </table:table-cell>
          <table:table-cell table:style-name="ce430" office:value-type="string" calcext:value-type="string">
            <text:p>пунктуальный</text:p>
          </table:table-cell>
        </table:table-row>
        <table:table-row table:style-name="ro6">
          <table:table-cell table:style-name="ce430" office:value-type="string" calcext:value-type="string">
            <text:p>пунктуаль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madry</text:p>
          </table:table-cell>
          <table:table-cell table:style-name="ce430" office:value-type="string" calcext:value-type="string">
            <text:p>мудрый</text:p>
          </table:table-cell>
        </table:table-row>
        <table:table-row table:style-name="ro6">
          <table:table-cell table:style-name="ce430" office:value-type="string" calcext:value-type="string">
            <text:p>мудр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rozwaźny</text:p>
          </table:table-cell>
          <table:table-cell table:style-name="ce430" office:value-type="string" calcext:value-type="string">
            <text:p>вдумчивый</text:p>
          </table:table-cell>
        </table:table-row>
        <table:table-row table:style-name="ro6">
          <table:table-cell table:style-name="ce430" office:value-type="string" calcext:value-type="string">
            <text:p>вдумчив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rozsądny</text:p>
          </table:table-cell>
          <table:table-cell table:style-name="ce430" office:value-type="string" calcext:value-type="string">
            <text:p>рассуди́тельный</text:p>
          </table:table-cell>
        </table:table-row>
        <table:table-row table:style-name="ro6">
          <table:table-cell table:style-name="ce430" office:value-type="string" calcext:value-type="string">
            <text:p>рассуди́тель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głupi</text:p>
          </table:table-cell>
          <table:table-cell table:style-name="ce430" office:value-type="string" calcext:value-type="string">
            <text:p>глупый</text:p>
          </table:table-cell>
        </table:table-row>
        <table:table-row table:style-name="ro6">
          <table:table-cell table:style-name="ce430" office:value-type="string" calcext:value-type="string">
            <text:p>глуп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inteligentny</text:p>
          </table:table-cell>
          <table:table-cell table:style-name="ce430" office:value-type="string" calcext:value-type="string">
            <text:p>умный</text:p>
          </table:table-cell>
        </table:table-row>
        <table:table-row table:style-name="ro6">
          <table:table-cell table:style-name="ce430" office:value-type="string" calcext:value-type="string">
            <text:p>ум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kulturalny</text:p>
          </table:table-cell>
          <table:table-cell table:style-name="ce430" office:value-type="string" calcext:value-type="string">
            <text:p>культурный</text:p>
          </table:table-cell>
        </table:table-row>
        <table:table-row table:style-name="ro6">
          <table:table-cell table:style-name="ce430" office:value-type="string" calcext:value-type="string">
            <text:p>культур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wychowany</text:p>
          </table:table-cell>
          <table:table-cell table:style-name="ce430" office:value-type="string" calcext:value-type="string">
            <text:p>образованный</text:p>
          </table:table-cell>
        </table:table-row>
        <table:table-row table:style-name="ro6">
          <table:table-cell table:style-name="ce430" office:value-type="string" calcext:value-type="string">
            <text:p>образован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sprytny</text:p>
          </table:table-cell>
          <table:table-cell table:style-name="ce430" office:value-type="string" calcext:value-type="string">
            <text:p>умный</text:p>
          </table:table-cell>
        </table:table-row>
        <table:table-row table:style-name="ro6">
          <table:table-cell table:style-name="ce430" office:value-type="string" calcext:value-type="string">
            <text:p>ум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bystry</text:p>
          </table:table-cell>
          <table:table-cell table:style-name="ce430" office:value-type="string" calcext:value-type="string">
            <text:p>яркий</text:p>
          </table:table-cell>
        </table:table-row>
        <table:table-row table:style-name="ro6">
          <table:table-cell table:style-name="ce430" office:value-type="string" calcext:value-type="string">
            <text:p>ярки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uparty</text:p>
          </table:table-cell>
          <table:table-cell table:style-name="ce430" office:value-type="string" calcext:value-type="string">
            <text:p>упрямый</text:p>
          </table:table-cell>
        </table:table-row>
        <table:table-row table:style-name="ro6">
          <table:table-cell table:style-name="ce430" office:value-type="string" calcext:value-type="string">
            <text:p>упрям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elokwentny</text:p>
          </table:table-cell>
          <table:table-cell table:style-name="ce430" office:value-type="string" calcext:value-type="string">
            <text:p>красноречивый</text:p>
          </table:table-cell>
        </table:table-row>
        <table:table-row table:style-name="ro6">
          <table:table-cell table:style-name="ce430" office:value-type="string" calcext:value-type="string">
            <text:p>красноречив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smutny</text:p>
          </table:table-cell>
          <table:table-cell table:style-name="ce430" office:value-type="string" calcext:value-type="string">
            <text:p>грустный</text:p>
          </table:table-cell>
        </table:table-row>
        <table:table-row table:style-name="ro6">
          <table:table-cell table:style-name="ce430" office:value-type="string" calcext:value-type="string">
            <text:p>груст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ponury</text:p>
          </table:table-cell>
          <table:table-cell table:style-name="ce430" office:value-type="string" calcext:value-type="string">
            <text:p>тоскливый</text:p>
          </table:table-cell>
        </table:table-row>
        <table:table-row table:style-name="ro6">
          <table:table-cell table:style-name="ce430" office:value-type="string" calcext:value-type="string">
            <text:p>тосклив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wesoły</text:p>
          </table:table-cell>
          <table:table-cell table:style-name="ce430" office:value-type="string" calcext:value-type="string">
            <text:p>веселый</text:p>
          </table:table-cell>
        </table:table-row>
        <table:table-row table:style-name="ro6">
          <table:table-cell table:style-name="ce430" office:value-type="string" calcext:value-type="string">
            <text:p>весел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dowcipny z humorem</text:p>
          </table:table-cell>
          <table:table-cell table:style-name="ce430" office:value-type="string" calcext:value-type="string">
            <text:p>с остроумным юмором</text:p>
          </table:table-cell>
        </table:table-row>
        <table:table-row table:style-name="ro6">
          <table:table-cell table:style-name="ce430" office:value-type="string" calcext:value-type="string">
            <text:p>с остроумным юмором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pogodny</text:p>
          </table:table-cell>
          <table:table-cell table:style-name="ce430" office:value-type="string" calcext:value-type="string">
            <text:p>веселый</text:p>
          </table:table-cell>
        </table:table-row>
        <table:table-row table:style-name="ro6">
          <table:table-cell table:style-name="ce430" office:value-type="string" calcext:value-type="string">
            <text:p>весел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skąpy</text:p>
          </table:table-cell>
          <table:table-cell table:style-name="ce430" office:value-type="string" calcext:value-type="string">
            <text:p>скупой</text:p>
          </table:table-cell>
        </table:table-row>
        <table:table-row table:style-name="ro6">
          <table:table-cell table:style-name="ce430" office:value-type="string" calcext:value-type="string">
            <text:p>скупо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oszczędny</text:p>
          </table:table-cell>
          <table:table-cell table:style-name="ce430" office:value-type="string" calcext:value-type="string">
            <text:p>скудный</text:p>
          </table:table-cell>
        </table:table-row>
        <table:table-row table:style-name="ro6">
          <table:table-cell table:style-name="ce430" office:value-type="string" calcext:value-type="string">
            <text:p>скуд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rozrzutny</text:p>
          </table:table-cell>
          <table:table-cell table:style-name="ce430" office:value-type="string" calcext:value-type="string">
            <text:p>расточать</text:p>
          </table:table-cell>
        </table:table-row>
        <table:table-row table:style-name="ro6">
          <table:table-cell table:style-name="ce430" office:value-type="string" calcext:value-type="string">
            <text:p>расточать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gościnny</text:p>
          </table:table-cell>
          <table:table-cell table:style-name="ce430" office:value-type="string" calcext:value-type="string">
            <text:p>гостеприимный</text:p>
          </table:table-cell>
        </table:table-row>
        <table:table-row table:style-name="ro6">
          <table:table-cell table:style-name="ce430" office:value-type="string" calcext:value-type="string">
            <text:p>гостеприимный</text:p>
          </table:table-cell>
          <table:table-cell table:style-name="ce430"/>
        </table:table-row>
        <table:table-row table:style-name="ro6">
          <table:table-cell table:number-columns-repeated="2" table:style-name="ce430" office:value-type="string" calcext:value-type="string">
            <text:p>tolerancijny</text:p>
          </table:table-cell>
        </table:table-row>
        <table:table-row table:style-name="ro6">
          <table:table-cell table:style-name="ce430" office:value-type="string" calcext:value-type="string">
            <text:p>tolerancijny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zarozumiały</text:p>
          </table:table-cell>
          <table:table-cell table:style-name="ce430" office:value-type="string" calcext:value-type="string">
            <text:p>тщеславный</text:p>
          </table:table-cell>
        </table:table-row>
        <table:table-row table:style-name="ro6">
          <table:table-cell table:style-name="ce430" office:value-type="string" calcext:value-type="string">
            <text:p>тщеславн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pewny sobie</text:p>
          </table:table-cell>
          <table:table-cell table:style-name="ce430" office:value-type="string" calcext:value-type="string">
            <text:p>уверенный в себе</text:p>
          </table:table-cell>
        </table:table-row>
        <table:table-row table:style-name="ro6">
          <table:table-cell table:style-name="ce430" office:value-type="string" calcext:value-type="string">
            <text:p>уверенный в себе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gadatliwy</text:p>
          </table:table-cell>
          <table:table-cell table:style-name="ce430" office:value-type="string" calcext:value-type="string">
            <text:p>разговорчивый</text:p>
          </table:table-cell>
        </table:table-row>
        <table:table-row table:style-name="ro6">
          <table:table-cell table:style-name="ce430" office:value-type="string" calcext:value-type="string">
            <text:p>разговорчив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małomowny</text:p>
          </table:table-cell>
          <table:table-cell table:style-name="ce430" office:value-type="string" calcext:value-type="string">
            <text:p>неразговорчивый</text:p>
          </table:table-cell>
        </table:table-row>
        <table:table-row table:style-name="ro6">
          <table:table-cell table:style-name="ce430" office:value-type="string" calcext:value-type="string">
            <text:p>неразговорчивый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optymista</text:p>
          </table:table-cell>
          <table:table-cell table:style-name="ce430" office:value-type="string" calcext:value-type="string">
            <text:p>оптимист</text:p>
          </table:table-cell>
        </table:table-row>
        <table:table-row table:style-name="ro6">
          <table:table-cell table:style-name="ce430" office:value-type="string" calcext:value-type="string">
            <text:p>оптимист</text:p>
          </table:table-cell>
          <table:table-cell table:style-name="ce430"/>
        </table:table-row>
        <table:table-row table:style-name="ro6">
          <table:table-cell table:style-name="ce430" office:value-type="string" calcext:value-type="string">
            <text:p>pesymista</text:p>
          </table:table-cell>
          <table:table-cell table:style-name="ce430" office:value-type="string" calcext:value-type="string">
            <text:p>пессимист</text:p>
          </table:table-cell>
        </table:table-row>
        <table:table-row table:style-name="ro6">
          <table:table-cell table:style-name="ce430" office:value-type="string" calcext:value-type="string">
            <text:p>пессимист</text:p>
          </table:table-cell>
          <table:table-cell table:style-name="ce430"/>
        </table:table-row>
        <table:table-row table:style-name="ro6">
          <table:table-cell table:style-name="ce430" table:number-columns-repeated="2"/>
        </table:table-row>
        <table:table-row table:style-name="ro6" table:number-rows-repeated="1048428">
          <table:table-cell table:number-columns-repeated="2"/>
        </table:table-row>
        <table:table-row table:style-name="ro6">
          <table:table-cell table:number-columns-repeated="2"/>
        </table:table-row>
      </table:table>
      <table:named-expressions/>
      <table:database-ranges>
        <table:database-range table:name="Type" table:target-range-address="Lista.H12:Lista.H17" table:on-update-keep-styles="true" table:on-update-keep-size="false" table:orientation="column"/>
        <table:database-range table:name="__Anonymous_Sheet_DB__1" table:target-range-address="falshCardA1.A1:falshCardA1.O73" table:display-filter-buttons="true" table:orientation="column"/>
        <table:database-range table:name="__Anonymous_Sheet_DB__4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1">00.00.0000</text:date>, <text:time style:data-style-name="N2" text:time-value="20:36:03.750300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1T20:37:56.242493831</dc:date>
    <meta:editing-duration>PT12H24M4S</meta:editing-duration>
    <meta:editing-cycles>168</meta:editing-cycles>
    <meta:generator>LibreOffice/5.4.1.2$Linux_X86_64 LibreOffice_project/40m0$Build-2</meta:generator>
    <meta:document-statistic meta:table-count="8" meta:cell-count="335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